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3.409cm" svg:height="16.018cm" svg:x="6.083cm" svg:y="3.081cm">
            <draw:object draw:notify-on-update-of-ranges="Tabelle1.A5:Tabelle1.A180 Tabelle1.B4:Tabelle1.B4 Tabelle1.B5:Tabelle1.B180 Tabelle1.A5:Tabelle1.A180 Tabelle1.C4:Tabelle1.C4 Tabelle1.C5:Tabelle1.C180 Tabelle1.A5:Tabelle1.A180 Tabelle1.D4:Tabelle1.D4 Tabelle1.D5:Tabelle1.D180 Tabelle1.A5:Tabelle1.A180 Tabelle1.E4:Tabelle1.E4 Tabelle1.E5:Tabelle1.E180 Tabelle1.A5:Tabelle1.A180 Tabelle1.F4:Tabelle1.F4 Tabelle1.F5:Tabelle1.F1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350 * pow(x / 350.0, 2) * sign(x)</text:p>
          </table:table-cell>
          <table:table-cell table:style-name="ce2" office:value-type="string" calcext:value-type="string">
            <text:p>350 * tan(x / 350.0)</text:p>
          </table:table-cell>
          <table:table-cell table:style-name="ce2" office:value-type="string" calcext:value-type="string">
            <text:p>350 * tan(pow(x / 350.0, 2) * sign(x))</text:p>
          </table:table-cell>
          <table:table-cell table:style-name="ce2" office:value-type="string" calcext:value-type="string">
            <text:p>350 * tan(pow(x / 350.0, 3))</text:p>
          </table:table-cell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Linear – 0</text:p>
          </table:table-cell>
          <table:table-cell office:value-type="string" calcext:value-type="string">
            <text:p>Squared – 1</text:p>
          </table:table-cell>
          <table:table-cell office:value-type="string" calcext:value-type="string">
            <text:p>Tan() - 2</text:p>
          </table:table-cell>
          <table:table-cell office:value-type="string" calcext:value-type="string">
            <text:p>Squared tan – 3</text:p>
          </table:table-cell>
          <table:table-cell office:value-type="string" calcext:value-type="string">
            <text:p>Cubed tan – 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,0</text:p>
          </table:table-cell>
          <table:table-cell table:formula="of:=[.A5]" office:value-type="float" office:value="0" calcext:value-type="float">
            <text:p>0,0</text:p>
          </table:table-cell>
          <table:table-cell table:formula="of:=MIN(350*([.A5]/350)^2;350)" office:value-type="float" office:value="0" calcext:value-type="float">
            <text:p>0,0</text:p>
          </table:table-cell>
          <table:table-cell table:formula="of:=MIN(350*TAN([.A5]/350);350)" office:value-type="float" office:value="0" calcext:value-type="float">
            <text:p>0,0</text:p>
          </table:table-cell>
          <table:table-cell table:formula="of:=MIN(350*TAN(([.A5]/350)^2);350)" office:value-type="float" office:value="0" calcext:value-type="float">
            <text:p>0,0</text:p>
          </table:table-cell>
          <table:table-cell table:formula="of:=MIN(350*TAN(([.A5]/350)^3);350)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5]+2" office:value-type="float" office:value="2" calcext:value-type="float">
            <text:p>2,0</text:p>
          </table:table-cell>
          <table:table-cell table:formula="of:=[.A6]" office:value-type="float" office:value="2" calcext:value-type="float">
            <text:p>2,0</text:p>
          </table:table-cell>
          <table:table-cell table:formula="of:=MIN(350*([.A6]/350)^2;350)" office:value-type="float" office:value="0.0114285714285714" calcext:value-type="float">
            <text:p>0,0</text:p>
          </table:table-cell>
          <table:table-cell table:formula="of:=MIN(350*TAN([.A6]/350);350)" office:value-type="float" office:value="2.00002176899181" calcext:value-type="float">
            <text:p>2,0</text:p>
          </table:table-cell>
          <table:table-cell table:formula="of:=MIN(350*TAN(([.A6]/350)^2);350)" office:value-type="float" office:value="0.0114285714326332" calcext:value-type="float">
            <text:p>0,0</text:p>
          </table:table-cell>
          <table:table-cell table:formula="of:=MIN(350*TAN(([.A6]/350)^3);350)" office:value-type="float" office:value="0.0000653061224489804" calcext:value-type="float">
            <text:p>0,0</text:p>
          </table:table-cell>
          <table:table-cell table:number-columns-repeated="5"/>
          <table:table-cell table:formula="of:=TAN(200)" office:value-type="float" office:value="-1.79252748379038" calcext:value-type="float">
            <text:p>-1,79252748379038</text:p>
          </table:table-cell>
        </table:table-row>
        <table:table-row table:style-name="ro1">
          <table:table-cell table:formula="of:=[.A6]+2" office:value-type="float" office:value="4" calcext:value-type="float">
            <text:p>4,0</text:p>
          </table:table-cell>
          <table:table-cell table:formula="of:=[.A7]" office:value-type="float" office:value="4" calcext:value-type="float">
            <text:p>4,0</text:p>
          </table:table-cell>
          <table:table-cell table:formula="of:=MIN(350*([.A7]/350)^2;350)" office:value-type="float" office:value="0.0457142857142857" calcext:value-type="float">
            <text:p>0,0</text:p>
          </table:table-cell>
          <table:table-cell table:formula="of:=MIN(350*TAN([.A7]/350);350)" office:value-type="float" office:value="4.00017415875878" calcext:value-type="float">
            <text:p>4,0</text:p>
          </table:table-cell>
          <table:table-cell table:formula="of:=MIN(350*TAN(([.A7]/350)^2);350)" office:value-type="float" office:value="0.0457142859742409" calcext:value-type="float">
            <text:p>0,0</text:p>
          </table:table-cell>
          <table:table-cell table:formula="of:=MIN(350*TAN(([.A7]/350)^3);350)" office:value-type="float" office:value="0.000522448979592225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7]+2" office:value-type="float" office:value="6" calcext:value-type="float">
            <text:p>6,0</text:p>
          </table:table-cell>
          <table:table-cell table:formula="of:=[.A8]" office:value-type="float" office:value="6" calcext:value-type="float">
            <text:p>6,0</text:p>
          </table:table-cell>
          <table:table-cell table:formula="of:=MIN(350*([.A8]/350)^2;350)" office:value-type="float" office:value="0.102857142857143" calcext:value-type="float">
            <text:p>0,1</text:p>
          </table:table-cell>
          <table:table-cell table:formula="of:=MIN(350*TAN([.A8]/350);350)" office:value-type="float" office:value="6.00058782420147" calcext:value-type="float">
            <text:p>6,0</text:p>
          </table:table-cell>
          <table:table-cell table:formula="of:=MIN(350*TAN(([.A8]/350)^2);350)" office:value-type="float" office:value="0.102857145818195" calcext:value-type="float">
            <text:p>0,1</text:p>
          </table:table-cell>
          <table:table-cell table:formula="of:=MIN(350*TAN(([.A8]/350)^3);350)" office:value-type="float" office:value="0.00176326530613737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8]+2" office:value-type="float" office:value="8" calcext:value-type="float">
            <text:p>8,0</text:p>
          </table:table-cell>
          <table:table-cell table:formula="of:=[.A9]" office:value-type="float" office:value="8" calcext:value-type="float">
            <text:p>8,0</text:p>
          </table:table-cell>
          <table:table-cell table:formula="of:=MIN(350*([.A9]/350)^2;350)" office:value-type="float" office:value="0.182857142857143" calcext:value-type="float">
            <text:p>0,2</text:p>
          </table:table-cell>
          <table:table-cell table:formula="of:=MIN(350*TAN([.A9]/350);350)" office:value-type="float" office:value="8.00139348849029" calcext:value-type="float">
            <text:p>8,0</text:p>
          </table:table-cell>
          <table:table-cell table:formula="of:=MIN(350*TAN(([.A9]/350)^2);350)" office:value-type="float" office:value="0.182857159494276" calcext:value-type="float">
            <text:p>0,2</text:p>
          </table:table-cell>
          <table:table-cell table:formula="of:=MIN(350*TAN(([.A9]/350)^3);350)" office:value-type="float" office:value="0.00417959183693337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9]+2" office:value-type="float" office:value="10" calcext:value-type="float">
            <text:p>10,0</text:p>
          </table:table-cell>
          <table:table-cell table:formula="of:=[.A10]" office:value-type="float" office:value="10" calcext:value-type="float">
            <text:p>10,0</text:p>
          </table:table-cell>
          <table:table-cell table:formula="of:=MIN(350*([.A10]/350)^2;350)" office:value-type="float" office:value="0.285714285714286" calcext:value-type="float">
            <text:p>0,3</text:p>
          </table:table-cell>
          <table:table-cell table:formula="of:=MIN(350*TAN([.A10]/350);350)" office:value-type="float" office:value="10.0027219772477" calcext:value-type="float">
            <text:p>10,0</text:p>
          </table:table-cell>
          <table:table-cell table:formula="of:=MIN(350*TAN(([.A10]/350)^2);350)" office:value-type="float" office:value="0.285714349179922" calcext:value-type="float">
            <text:p>0,3</text:p>
          </table:table-cell>
          <table:table-cell table:formula="of:=MIN(350*TAN(([.A10]/350)^3);350)" office:value-type="float" office:value="0.0081632653076027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10]+2" office:value-type="float" office:value="12" calcext:value-type="float">
            <text:p>12,0</text:p>
          </table:table-cell>
          <table:table-cell table:formula="of:=[.A11]" office:value-type="float" office:value="12" calcext:value-type="float">
            <text:p>12,0</text:p>
          </table:table-cell>
          <table:table-cell table:formula="of:=MIN(350*([.A11]/350)^2;350)" office:value-type="float" office:value="0.411428571428572" calcext:value-type="float">
            <text:p>0,4</text:p>
          </table:table-cell>
          <table:table-cell table:formula="of:=MIN(350*TAN([.A11]/350);350)" office:value-type="float" office:value="12.0047042527876" calcext:value-type="float">
            <text:p>12,0</text:p>
          </table:table-cell>
          <table:table-cell table:formula="of:=MIN(350*TAN(([.A11]/350)^2);350)" office:value-type="float" office:value="0.411428760936001" calcext:value-type="float">
            <text:p>0,4</text:p>
          </table:table-cell>
          <table:table-cell table:formula="of:=MIN(350*TAN(([.A11]/350)^3);350)" office:value-type="float" office:value="0.0141061224566173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11]+2" office:value-type="float" office:value="14" calcext:value-type="float">
            <text:p>14,0</text:p>
          </table:table-cell>
          <table:table-cell table:formula="of:=[.A12]" office:value-type="float" office:value="14" calcext:value-type="float">
            <text:p>14,0</text:p>
          </table:table-cell>
          <table:table-cell table:formula="of:=MIN(350*([.A12]/350)^2;350)" office:value-type="float" office:value="0.56" calcext:value-type="float">
            <text:p>0,6</text:p>
          </table:table-cell>
          <table:table-cell table:formula="of:=MIN(350*TAN([.A12]/350);350)" office:value-type="float" office:value="14.0074714484301" calcext:value-type="float">
            <text:p>14,0</text:p>
          </table:table-cell>
          <table:table-cell table:formula="of:=MIN(350*TAN(([.A12]/350)^2);350)" office:value-type="float" office:value="0.560000477867156" calcext:value-type="float">
            <text:p>0,6</text:p>
          </table:table-cell>
          <table:table-cell table:formula="of:=MIN(350*TAN(([.A12]/350)^3);350)" office:value-type="float" office:value="0.0224000000305835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12]+2" office:value-type="float" office:value="16" calcext:value-type="float">
            <text:p>16,0</text:p>
          </table:table-cell>
          <table:table-cell table:formula="of:=[.A13]" office:value-type="float" office:value="16" calcext:value-type="float">
            <text:p>16,0</text:p>
          </table:table-cell>
          <table:table-cell table:formula="of:=MIN(350*([.A13]/350)^2;350)" office:value-type="float" office:value="0.731428571428571" calcext:value-type="float">
            <text:p>0,7</text:p>
          </table:table-cell>
          <table:table-cell table:formula="of:=MIN(350*TAN([.A13]/350);350)" office:value-type="float" office:value="16.0111549029123" calcext:value-type="float">
            <text:p>16,0</text:p>
          </table:table-cell>
          <table:table-cell table:formula="of:=MIN(350*TAN(([.A13]/350)^2);350)" office:value-type="float" office:value="0.731429636206838" calcext:value-type="float">
            <text:p>0,7</text:p>
          </table:table-cell>
          <table:table-cell table:formula="of:=MIN(350*TAN(([.A13]/350)^3);350)" office:value-type="float" office:value="0.0334367347955994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13]+2" office:value-type="float" office:value="18" calcext:value-type="float">
            <text:p>18,0</text:p>
          </table:table-cell>
          <table:table-cell table:formula="of:=[.A14]" office:value-type="float" office:value="18" calcext:value-type="float">
            <text:p>18,0</text:p>
          </table:table-cell>
          <table:table-cell table:formula="of:=MIN(350*([.A14]/350)^2;350)" office:value-type="float" office:value="0.925714285714286" calcext:value-type="float">
            <text:p>0,9</text:p>
          </table:table-cell>
          <table:table-cell table:formula="of:=MIN(350*TAN([.A14]/350);350)" office:value-type="float" office:value="18.0158861949126" calcext:value-type="float">
            <text:p>18,0</text:p>
          </table:table-cell>
          <table:table-cell table:formula="of:=MIN(350*TAN(([.A14]/350)^2);350)" office:value-type="float" office:value="0.925716444327192" calcext:value-type="float">
            <text:p>0,9</text:p>
          </table:table-cell>
          <table:table-cell table:formula="of:=MIN(350*TAN(([.A14]/350)^3);350)" office:value-type="float" office:value="0.047608163558927" calcext:value-type="float">
            <text:p>0,0</text:p>
          </table:table-cell>
          <table:table-cell table:number-columns-repeated="6"/>
        </table:table-row>
        <table:table-row table:style-name="ro1">
          <table:table-cell table:formula="of:=[.A14]+2" office:value-type="float" office:value="20" calcext:value-type="float">
            <text:p>20,0</text:p>
          </table:table-cell>
          <table:table-cell table:formula="of:=[.A15]" office:value-type="float" office:value="20" calcext:value-type="float">
            <text:p>20,0</text:p>
          </table:table-cell>
          <table:table-cell table:formula="of:=MIN(350*([.A15]/350)^2;350)" office:value-type="float" office:value="1.14285714285714" calcext:value-type="float">
            <text:p>1,1</text:p>
          </table:table-cell>
          <table:table-cell table:formula="of:=MIN(350*TAN([.A15]/350);350)" office:value-type="float" office:value="20.0217971777089" calcext:value-type="float">
            <text:p>20,0</text:p>
          </table:table-cell>
          <table:table-cell table:formula="of:=MIN(350*TAN(([.A15]/350)^2);350)" office:value-type="float" office:value="1.14286120467411" calcext:value-type="float">
            <text:p>1,1</text:p>
          </table:table-cell>
          <table:table-cell table:formula="of:=MIN(350*TAN(([.A15]/350)^3);350)" office:value-type="float" office:value="0.0653061232068664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[.A15]+2" office:value-type="float" office:value="22" calcext:value-type="float">
            <text:p>22,0</text:p>
          </table:table-cell>
          <table:table-cell table:formula="of:=[.A16]" office:value-type="float" office:value="22" calcext:value-type="float">
            <text:p>22,0</text:p>
          </table:table-cell>
          <table:table-cell table:formula="of:=MIN(350*([.A16]/350)^2;350)" office:value-type="float" office:value="1.38285714285714" calcext:value-type="float">
            <text:p>1,4</text:p>
          </table:table-cell>
          <table:table-cell table:formula="of:=MIN(350*TAN([.A16]/350);350)" office:value-type="float" office:value="22.0290200139899" calcext:value-type="float">
            <text:p>22,0</text:p>
          </table:table-cell>
          <table:table-cell table:formula="of:=MIN(350*TAN(([.A16]/350)^2);350)" office:value-type="float" office:value="1.38286433862792" calcext:value-type="float">
            <text:p>1,4</text:p>
          </table:table-cell>
          <table:table-cell table:formula="of:=MIN(350*TAN(([.A16]/350)^3);350)" office:value-type="float" office:value="0.0869224507666494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[.A16]+2" office:value-type="float" office:value="24" calcext:value-type="float">
            <text:p>24,0</text:p>
          </table:table-cell>
          <table:table-cell table:formula="of:=[.A17]" office:value-type="float" office:value="24" calcext:value-type="float">
            <text:p>24,0</text:p>
          </table:table-cell>
          <table:table-cell table:formula="of:=MIN(350*([.A17]/350)^2;350)" office:value-type="float" office:value="1.64571428571429" calcext:value-type="float">
            <text:p>1,6</text:p>
          </table:table-cell>
          <table:table-cell table:formula="of:=MIN(350*TAN([.A17]/350);350)" office:value-type="float" office:value="24.0376872108395" calcext:value-type="float">
            <text:p>24,0</text:p>
          </table:table-cell>
          <table:table-cell table:formula="of:=MIN(350*TAN(([.A17]/350)^2);350)" office:value-type="float" office:value="1.6457264142903" calcext:value-type="float">
            <text:p>1,6</text:p>
          </table:table-cell>
          <table:table-cell table:formula="of:=MIN(350*TAN(([.A17]/350)^3);350)" office:value-type="float" office:value="0.112848983502366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[.A17]+2" office:value-type="float" office:value="26" calcext:value-type="float">
            <text:p>26,0</text:p>
          </table:table-cell>
          <table:table-cell table:formula="of:=[.A18]" office:value-type="float" office:value="26" calcext:value-type="float">
            <text:p>26,0</text:p>
          </table:table-cell>
          <table:table-cell table:formula="of:=MIN(350*([.A18]/350)^2;350)" office:value-type="float" office:value="1.93142857142857" calcext:value-type="float">
            <text:p>1,9</text:p>
          </table:table-cell>
          <table:table-cell table:formula="of:=MIN(350*TAN([.A18]/350);350)" office:value-type="float" office:value="26.0479316549128" calcext:value-type="float">
            <text:p>26,0</text:p>
          </table:table-cell>
          <table:table-cell table:formula="of:=MIN(350*TAN(([.A18]/350)^2);350)" office:value-type="float" office:value="1.93144817719848" calcext:value-type="float">
            <text:p>1,9</text:p>
          </table:table-cell>
          <table:table-cell table:formula="of:=MIN(350*TAN(([.A18]/350)^3);350)" office:value-type="float" office:value="0.143477559057419" calcext:value-type="float">
            <text:p>0,1</text:p>
          </table:table-cell>
          <table:table-cell table:number-columns-repeated="6"/>
        </table:table-row>
        <table:table-row table:style-name="ro1">
          <table:table-cell table:formula="of:=[.A18]+2" office:value-type="float" office:value="28" calcext:value-type="float">
            <text:p>28,0</text:p>
          </table:table-cell>
          <table:table-cell table:formula="of:=[.A19]" office:value-type="float" office:value="28" calcext:value-type="float">
            <text:p>28,0</text:p>
          </table:table-cell>
          <table:table-cell table:formula="of:=MIN(350*([.A19]/350)^2;350)" office:value-type="float" office:value="2.24" calcext:value-type="float">
            <text:p>2,2</text:p>
          </table:table-cell>
          <table:table-cell table:formula="of:=MIN(350*TAN([.A19]/350);350)" office:value-type="float" office:value="28.0598866478254" calcext:value-type="float">
            <text:p>28,1</text:p>
          </table:table-cell>
          <table:table-cell table:formula="of:=MIN(350*TAN(([.A19]/350)^2);350)" office:value-type="float" office:value="2.24003058396775" calcext:value-type="float">
            <text:p>2,2</text:p>
          </table:table-cell>
          <table:table-cell table:formula="of:=MIN(350*TAN(([.A19]/350)^3);350)" office:value-type="float" office:value="0.179200015658737" calcext:value-type="float">
            <text:p>0,2</text:p>
          </table:table-cell>
          <table:table-cell table:number-columns-repeated="6"/>
        </table:table-row>
        <table:table-row table:style-name="ro1">
          <table:table-cell table:formula="of:=[.A19]+2" office:value-type="float" office:value="30" calcext:value-type="float">
            <text:p>30,0</text:p>
          </table:table-cell>
          <table:table-cell table:formula="of:=[.A20]" office:value-type="float" office:value="30" calcext:value-type="float">
            <text:p>30,0</text:p>
          </table:table-cell>
          <table:table-cell table:formula="of:=MIN(350*([.A20]/350)^2;350)" office:value-type="float" office:value="2.57142857142857" calcext:value-type="float">
            <text:p>2,6</text:p>
          </table:table-cell>
          <table:table-cell table:formula="of:=MIN(350*TAN([.A20]/350);350)" office:value-type="float" office:value="30.0736859417747" calcext:value-type="float">
            <text:p>30,1</text:p>
          </table:table-cell>
          <table:table-cell table:formula="of:=MIN(350*TAN(([.A20]/350)^2);350)" office:value-type="float" office:value="2.57147483886414" calcext:value-type="float">
            <text:p>2,6</text:p>
          </table:table-cell>
          <table:table-cell table:formula="of:=MIN(350*TAN(([.A20]/350)^3);350)" office:value-type="float" office:value="0.220408192401026" calcext:value-type="float">
            <text:p>0,2</text:p>
          </table:table-cell>
          <table:table-cell table:number-columns-repeated="6"/>
        </table:table-row>
        <table:table-row table:style-name="ro1">
          <table:table-cell table:formula="of:=[.A20]+2" office:value-type="float" office:value="32" calcext:value-type="float">
            <text:p>32,0</text:p>
          </table:table-cell>
          <table:table-cell table:formula="of:=[.A21]" office:value-type="float" office:value="32" calcext:value-type="float">
            <text:p>32,0</text:p>
          </table:table-cell>
          <table:table-cell table:formula="of:=MIN(350*([.A21]/350)^2;350)" office:value-type="float" office:value="2.92571428571429" calcext:value-type="float">
            <text:p>2,9</text:p>
          </table:table-cell>
          <table:table-cell table:formula="of:=MIN(350*TAN([.A21]/350);350)" office:value-type="float" office:value="32.0894637754145" calcext:value-type="float">
            <text:p>32,1</text:p>
          </table:table-cell>
          <table:table-cell table:formula="of:=MIN(350*TAN(([.A21]/350)^2);350)" office:value-type="float" office:value="2.92578243330906" calcext:value-type="float">
            <text:p>2,9</text:p>
          </table:table-cell>
          <table:table-cell table:formula="of:=MIN(350*TAN(([.A21]/350)^3);350)" office:value-type="float" office:value="0.267493929632618" calcext:value-type="float">
            <text:p>0,3</text:p>
          </table:table-cell>
          <table:table-cell table:number-columns-repeated="6"/>
        </table:table-row>
        <table:table-row table:style-name="ro1">
          <table:table-cell table:formula="of:=[.A21]+2" office:value-type="float" office:value="34" calcext:value-type="float">
            <text:p>34,0</text:p>
          </table:table-cell>
          <table:table-cell table:formula="of:=[.A22]" office:value-type="float" office:value="34" calcext:value-type="float">
            <text:p>34,0</text:p>
          </table:table-cell>
          <table:table-cell table:formula="of:=MIN(350*([.A22]/350)^2;350)" office:value-type="float" office:value="3.30285714285714" calcext:value-type="float">
            <text:p>3,3</text:p>
          </table:table-cell>
          <table:table-cell table:formula="of:=MIN(350*TAN([.A22]/350);350)" office:value-type="float" office:value="34.1073549100029" calcext:value-type="float">
            <text:p>34,1</text:p>
          </table:table-cell>
          <table:table-cell table:formula="of:=MIN(350*TAN(([.A22]/350)^2);350)" office:value-type="float" office:value="3.30295518831884" calcext:value-type="float">
            <text:p>3,3</text:p>
          </table:table-cell>
          <table:table-cell table:formula="of:=MIN(350*TAN(([.A22]/350)^3);350)" office:value-type="float" office:value="0.320849069468055" calcext:value-type="float">
            <text:p>0,3</text:p>
          </table:table-cell>
          <table:table-cell table:number-columns-repeated="6"/>
        </table:table-row>
        <table:table-row table:style-name="ro1">
          <table:table-cell table:formula="of:=[.A22]+2" office:value-type="float" office:value="36" calcext:value-type="float">
            <text:p>36,0</text:p>
          </table:table-cell>
          <table:table-cell table:formula="of:=[.A23]" office:value-type="float" office:value="36" calcext:value-type="float">
            <text:p>36,0</text:p>
          </table:table-cell>
          <table:table-cell table:formula="of:=MIN(350*([.A23]/350)^2;350)" office:value-type="float" office:value="3.70285714285714" calcext:value-type="float">
            <text:p>3,7</text:p>
          </table:table-cell>
          <table:table-cell table:formula="of:=MIN(350*TAN([.A23]/350);350)" office:value-type="float" office:value="36.1274946658453" calcext:value-type="float">
            <text:p>36,1</text:p>
          </table:table-cell>
          <table:table-cell table:formula="of:=MIN(350*TAN(([.A23]/350)^2);350)" office:value-type="float" office:value="3.70299529988202" calcext:value-type="float">
            <text:p>3,7</text:p>
          </table:table-cell>
          <table:table-cell table:formula="of:=MIN(350*TAN(([.A23]/350)^3);350)" office:value-type="float" office:value="0.380865456456411" calcext:value-type="float">
            <text:p>0,4</text:p>
          </table:table-cell>
          <table:table-cell table:number-columns-repeated="6"/>
        </table:table-row>
        <table:table-row table:style-name="ro1">
          <table:table-cell table:formula="of:=[.A23]+2" office:value-type="float" office:value="38" calcext:value-type="float">
            <text:p>38,0</text:p>
          </table:table-cell>
          <table:table-cell table:formula="of:=[.A24]" office:value-type="float" office:value="38" calcext:value-type="float">
            <text:p>38,0</text:p>
          </table:table-cell>
          <table:table-cell table:formula="of:=MIN(350*([.A24]/350)^2;350)" office:value-type="float" office:value="4.12571428571429" calcext:value-type="float">
            <text:p>4,1</text:p>
          </table:table-cell>
          <table:table-cell table:formula="of:=MIN(350*TAN([.A24]/350);350)" office:value-type="float" office:value="38.150018959052" calcext:value-type="float">
            <text:p>38,2</text:p>
          </table:table-cell>
          <table:table-cell table:formula="of:=MIN(350*TAN(([.A24]/350)^2);350)" office:value-type="float" office:value="4.12590538727864" calcext:value-type="float">
            <text:p>4,1</text:p>
          </table:table-cell>
          <table:table-cell table:formula="of:=MIN(350*TAN(([.A24]/350)^3);350)" office:value-type="float" office:value="0.447934938438463" calcext:value-type="float">
            <text:p>0,4</text:p>
          </table:table-cell>
          <table:table-cell table:number-columns-repeated="6"/>
        </table:table-row>
        <table:table-row table:style-name="ro1">
          <table:table-cell table:formula="of:=[.A24]+2" office:value-type="float" office:value="40" calcext:value-type="float">
            <text:p>40,0</text:p>
          </table:table-cell>
          <table:table-cell table:formula="of:=[.A25]" office:value-type="float" office:value="40" calcext:value-type="float">
            <text:p>40,0</text:p>
          </table:table-cell>
          <table:table-cell table:formula="of:=MIN(350*([.A25]/350)^2;350)" office:value-type="float" office:value="4.57142857142857" calcext:value-type="float">
            <text:p>4,6</text:p>
          </table:table-cell>
          <table:table-cell table:formula="of:=MIN(350*TAN([.A25]/350);350)" office:value-type="float" office:value="40.1750643386339" calcext:value-type="float">
            <text:p>40,2</text:p>
          </table:table-cell>
          <table:table-cell table:formula="of:=MIN(350*TAN(([.A25]/350)^2);350)" office:value-type="float" office:value="4.57168854434608" calcext:value-type="float">
            <text:p>4,6</text:p>
          </table:table-cell>
          <table:table-cell table:formula="of:=MIN(350*TAN(([.A25]/350)^3);350)" office:value-type="float" office:value="0.522449367630232" calcext:value-type="float">
            <text:p>0,5</text:p>
          </table:table-cell>
          <table:table-cell table:number-columns-repeated="6"/>
        </table:table-row>
        <table:table-row table:style-name="ro1">
          <table:table-cell table:formula="of:=[.A25]+2" office:value-type="float" office:value="42" calcext:value-type="float">
            <text:p>42,0</text:p>
          </table:table-cell>
          <table:table-cell table:formula="of:=[.A26]" office:value-type="float" office:value="42" calcext:value-type="float">
            <text:p>42,0</text:p>
          </table:table-cell>
          <table:table-cell table:formula="of:=MIN(350*([.A26]/350)^2;350)" office:value-type="float" office:value="5.04" calcext:value-type="float">
            <text:p>5,0</text:p>
          </table:table-cell>
          <table:table-cell table:formula="of:=MIN(350*TAN([.A26]/350);350)" office:value-type="float" office:value="42.2027680239569" calcext:value-type="float">
            <text:p>42,2</text:p>
          </table:table-cell>
          <table:table-cell table:formula="of:=MIN(350*TAN(([.A26]/350)^2);350)" office:value-type="float" office:value="5.0403483936972" calcext:value-type="float">
            <text:p>5,0</text:p>
          </table:table-cell>
          <table:table-cell table:formula="of:=MIN(350*TAN(([.A26]/350)^3);350)" office:value-type="float" office:value="0.604800601975093" calcext:value-type="float">
            <text:p>0,6</text:p>
          </table:table-cell>
          <table:table-cell table:number-columns-repeated="6"/>
        </table:table-row>
        <table:table-row table:style-name="ro1">
          <table:table-cell table:formula="of:=[.A26]+2" office:value-type="float" office:value="44" calcext:value-type="float">
            <text:p>44,0</text:p>
          </table:table-cell>
          <table:table-cell table:formula="of:=[.A27]" office:value-type="float" office:value="44" calcext:value-type="float">
            <text:p>44,0</text:p>
          </table:table-cell>
          <table:table-cell table:formula="of:=MIN(350*([.A27]/350)^2;350)" office:value-type="float" office:value="5.53142857142857" calcext:value-type="float">
            <text:p>5,5</text:p>
          </table:table-cell>
          <table:table-cell table:formula="of:=MIN(350*TAN([.A27]/350);350)" office:value-type="float" office:value="44.233267942577" calcext:value-type="float">
            <text:p>44,2</text:p>
          </table:table-cell>
          <table:table-cell table:formula="of:=MIN(350*TAN(([.A27]/350)^2);350)" office:value-type="float" office:value="5.53188914389736" calcext:value-type="float">
            <text:p>5,5</text:p>
          </table:table-cell>
          <table:table-cell table:formula="of:=MIN(350*TAN(([.A27]/350)^3);350)" office:value-type="float" office:value="0.695380506811601" calcext:value-type="float">
            <text:p>0,7</text:p>
          </table:table-cell>
          <table:table-cell table:number-columns-repeated="6"/>
        </table:table-row>
        <table:table-row table:style-name="ro1">
          <table:table-cell table:formula="of:=[.A27]+2" office:value-type="float" office:value="46" calcext:value-type="float">
            <text:p>46,0</text:p>
          </table:table-cell>
          <table:table-cell table:formula="of:=[.A28]" office:value-type="float" office:value="46" calcext:value-type="float">
            <text:p>46,0</text:p>
          </table:table-cell>
          <table:table-cell table:formula="of:=MIN(350*([.A28]/350)^2;350)" office:value-type="float" office:value="6.04571428571429" calcext:value-type="float">
            <text:p>6,0</text:p>
          </table:table-cell>
          <table:table-cell table:formula="of:=MIN(350*TAN([.A28]/350);350)" office:value-type="float" office:value="46.2667027684798" calcext:value-type="float">
            <text:p>46,3</text:p>
          </table:table-cell>
          <table:table-cell table:formula="of:=MIN(350*TAN(([.A28]/350)^2);350)" office:value-type="float" office:value="6.04631564960831" calcext:value-type="float">
            <text:p>6,0</text:p>
          </table:table-cell>
          <table:table-cell table:formula="of:=MIN(350*TAN(([.A28]/350)^3);350)" office:value-type="float" office:value="0.794580956909402" calcext:value-type="float">
            <text:p>0,8</text:p>
          </table:table-cell>
          <table:table-cell table:number-columns-repeated="6"/>
        </table:table-row>
        <table:table-row table:style-name="ro1">
          <table:table-cell table:formula="of:=[.A28]+2" office:value-type="float" office:value="48" calcext:value-type="float">
            <text:p>48,0</text:p>
          </table:table-cell>
          <table:table-cell table:formula="of:=[.A29]" office:value-type="float" office:value="48" calcext:value-type="float">
            <text:p>48,0</text:p>
          </table:table-cell>
          <table:table-cell table:formula="of:=MIN(350*([.A29]/350)^2;350)" office:value-type="float" office:value="6.58285714285714" calcext:value-type="float">
            <text:p>6,6</text:p>
          </table:table-cell>
          <table:table-cell table:formula="of:=MIN(350*TAN([.A29]/350);350)" office:value-type="float" office:value="48.3032119607459" calcext:value-type="float">
            <text:p>48,3</text:p>
          </table:table-cell>
          <table:table-cell table:formula="of:=MIN(350*TAN(([.A29]/350)^2);350)" office:value-type="float" office:value="6.58363347470781" calcext:value-type="float">
            <text:p>6,6</text:p>
          </table:table-cell>
          <table:table-cell table:formula="of:=MIN(350*TAN(([.A29]/350)^3);350)" office:value-type="float" office:value="0.902793838931124" calcext:value-type="float">
            <text:p>0,9</text:p>
          </table:table-cell>
          <table:table-cell table:number-columns-repeated="6"/>
        </table:table-row>
        <table:table-row table:style-name="ro1">
          <table:table-cell table:formula="of:=[.A29]+2" office:value-type="float" office:value="50" calcext:value-type="float">
            <text:p>50,0</text:p>
          </table:table-cell>
          <table:table-cell table:formula="of:=[.A30]" office:value-type="float" office:value="50" calcext:value-type="float">
            <text:p>50,0</text:p>
          </table:table-cell>
          <table:table-cell table:formula="of:=MIN(350*([.A30]/350)^2;350)" office:value-type="float" office:value="7.14285714285714" calcext:value-type="float">
            <text:p>7,1</text:p>
          </table:table-cell>
          <table:table-cell table:formula="of:=MIN(350*TAN([.A30]/350);350)" office:value-type="float" office:value="50.3429358026668" calcext:value-type="float">
            <text:p>50,3</text:p>
          </table:table-cell>
          <table:table-cell table:formula="of:=MIN(350*TAN(([.A30]/350)^2);350)" office:value-type="float" office:value="7.14384895839565" calcext:value-type="float">
            <text:p>7,1</text:p>
          </table:table-cell>
          <table:table-cell table:formula="of:=MIN(350*TAN(([.A30]/350)^3);350)" office:value-type="float" office:value="1.0204110543839" calcext:value-type="float">
            <text:p>1,0</text:p>
          </table:table-cell>
          <table:table-cell table:number-columns-repeated="6"/>
        </table:table-row>
        <table:table-row table:style-name="ro1">
          <table:table-cell table:formula="of:=[.A30]+2" office:value-type="float" office:value="52" calcext:value-type="float">
            <text:p>52,0</text:p>
          </table:table-cell>
          <table:table-cell table:formula="of:=[.A31]" office:value-type="float" office:value="52" calcext:value-type="float">
            <text:p>52,0</text:p>
          </table:table-cell>
          <table:table-cell table:formula="of:=MIN(350*([.A31]/350)^2;350)" office:value-type="float" office:value="7.72571428571429" calcext:value-type="float">
            <text:p>7,7</text:p>
          </table:table-cell>
          <table:table-cell table:formula="of:=MIN(350*TAN([.A31]/350);350)" office:value-type="float" office:value="52.3860154413342" calcext:value-type="float">
            <text:p>52,4</text:p>
          </table:table-cell>
          <table:table-cell table:formula="of:=MIN(350*TAN(([.A31]/350)^2);350)" office:value-type="float" office:value="7.72696928429798" calcext:value-type="float">
            <text:p>7,7</text:p>
          </table:table-cell>
          <table:table-cell table:formula="of:=MIN(350*TAN(([.A31]/350)^3);350)" office:value-type="float" office:value="1.14782452313022" calcext:value-type="float">
            <text:p>1,1</text:p>
          </table:table-cell>
          <table:table-cell table:number-columns-repeated="6"/>
        </table:table-row>
        <table:table-row table:style-name="ro1">
          <table:table-cell table:formula="of:=[.A31]+2" office:value-type="float" office:value="54" calcext:value-type="float">
            <text:p>54,0</text:p>
          </table:table-cell>
          <table:table-cell table:formula="of:=[.A32]" office:value-type="float" office:value="54" calcext:value-type="float">
            <text:p>54,0</text:p>
          </table:table-cell>
          <table:table-cell table:formula="of:=MIN(350*([.A32]/350)^2;350)" office:value-type="float" office:value="8.33142857142857" calcext:value-type="float">
            <text:p>8,3</text:p>
          </table:table-cell>
          <table:table-cell table:formula="of:=MIN(350*TAN([.A32]/350);350)" office:value-type="float" office:value="54.4325929277274" calcext:value-type="float">
            <text:p>54,4</text:p>
          </table:table-cell>
          <table:table-cell table:formula="of:=MIN(350*TAN(([.A32]/350)^2);350)" office:value-type="float" office:value="8.33300255258367" calcext:value-type="float">
            <text:p>8,3</text:p>
          </table:table-cell>
          <table:table-cell table:formula="of:=MIN(350*TAN(([.A32]/350)^3);350)" office:value-type="float" office:value="1.28542618753423" calcext:value-type="float">
            <text:p>1,3</text:p>
          </table:table-cell>
          <table:table-cell table:number-columns-repeated="6"/>
        </table:table-row>
        <table:table-row table:style-name="ro1">
          <table:table-cell table:formula="of:=[.A32]+2" office:value-type="float" office:value="56" calcext:value-type="float">
            <text:p>56,0</text:p>
          </table:table-cell>
          <table:table-cell table:formula="of:=[.A33]" office:value-type="float" office:value="56" calcext:value-type="float">
            <text:p>56,0</text:p>
          </table:table-cell>
          <table:table-cell table:formula="of:=MIN(350*([.A33]/350)^2;350)" office:value-type="float" office:value="8.96" calcext:value-type="float">
            <text:p>9,0</text:p>
          </table:table-cell>
          <table:table-cell table:formula="of:=MIN(350*TAN([.A33]/350);350)" office:value-type="float" office:value="56.4828112573238" calcext:value-type="float">
            <text:p>56,5</text:p>
          </table:table-cell>
          <table:table-cell table:formula="of:=MIN(350*TAN(([.A33]/350)^2);350)" office:value-type="float" office:value="8.96195785510824" calcext:value-type="float">
            <text:p>9,0</text:p>
          </table:table-cell>
          <table:table-cell table:formula="of:=MIN(350*TAN(([.A33]/350)^3);350)" office:value-type="float" office:value="1.43360801732609" calcext:value-type="float">
            <text:p>1,4</text:p>
          </table:table-cell>
          <table:table-cell table:number-columns-repeated="6"/>
        </table:table-row>
        <table:table-row table:style-name="ro1">
          <table:table-cell table:formula="of:=[.A33]+2" office:value-type="float" office:value="58" calcext:value-type="float">
            <text:p>58,0</text:p>
          </table:table-cell>
          <table:table-cell table:formula="of:=[.A34]" office:value-type="float" office:value="58" calcext:value-type="float">
            <text:p>58,0</text:p>
          </table:table-cell>
          <table:table-cell table:formula="of:=MIN(350*([.A34]/350)^2;350)" office:value-type="float" office:value="9.61142857142857" calcext:value-type="float">
            <text:p>9,6</text:p>
          </table:table-cell>
          <table:table-cell table:formula="of:=MIN(350*TAN([.A34]/350);350)" office:value-type="float" office:value="58.5368144112571" calcext:value-type="float">
            <text:p>58,5</text:p>
          </table:table-cell>
          <table:table-cell table:formula="of:=MIN(350*TAN(([.A34]/350)^2);350)" office:value-type="float" office:value="9.61384535360284" calcext:value-type="float">
            <text:p>9,6</text:p>
          </table:table-cell>
          <table:table-cell table:formula="of:=MIN(350*TAN(([.A34]/350)^3);350)" office:value-type="float" office:value="1.59276201527389" calcext:value-type="float">
            <text:p>1,6</text:p>
          </table:table-cell>
          <table:table-cell table:number-columns-repeated="6"/>
        </table:table-row>
        <table:table-row table:style-name="ro1">
          <table:table-cell table:formula="of:=[.A34]+2" office:value-type="float" office:value="60" calcext:value-type="float">
            <text:p>60,0</text:p>
          </table:table-cell>
          <table:table-cell table:formula="of:=[.A35]" office:value-type="float" office:value="60" calcext:value-type="float">
            <text:p>60,0</text:p>
          </table:table-cell>
          <table:table-cell table:formula="of:=MIN(350*([.A35]/350)^2;350)" office:value-type="float" office:value="10.2857142857143" calcext:value-type="float">
            <text:p>10,3</text:p>
          </table:table-cell>
          <table:table-cell table:formula="of:=MIN(350*TAN([.A35]/350);350)" office:value-type="float" office:value="60.5947473980497" calcext:value-type="float">
            <text:p>60,6</text:p>
          </table:table-cell>
          <table:table-cell table:formula="of:=MIN(350*TAN(([.A35]/350)^2);350)" office:value-type="float" office:value="10.288676360928" calcext:value-type="float">
            <text:p>10,3</text:p>
          </table:table-cell>
          <table:table-cell table:formula="of:=MIN(350*TAN(([.A35]/350)^3);350)" office:value-type="float" office:value="1.76328022376007" calcext:value-type="float">
            <text:p>1,8</text:p>
          </table:table-cell>
          <table:table-cell table:number-columns-repeated="6"/>
        </table:table-row>
        <table:table-row table:style-name="ro1">
          <table:table-cell table:formula="of:=[.A35]+2" office:value-type="float" office:value="62" calcext:value-type="float">
            <text:p>62,0</text:p>
          </table:table-cell>
          <table:table-cell table:formula="of:=[.A36]" office:value-type="float" office:value="62" calcext:value-type="float">
            <text:p>62,0</text:p>
          </table:table-cell>
          <table:table-cell table:formula="of:=MIN(350*([.A36]/350)^2;350)" office:value-type="float" office:value="10.9828571428571" calcext:value-type="float">
            <text:p>11,0</text:p>
          </table:table-cell>
          <table:table-cell table:formula="of:=MIN(350*TAN([.A36]/350);350)" office:value-type="float" office:value="62.6567562959456" calcext:value-type="float">
            <text:p>62,7</text:p>
          </table:table-cell>
          <table:table-cell table:formula="of:=MIN(350*TAN(([.A36]/350)^2);350)" office:value-type="float" office:value="10.9864634254139" calcext:value-type="float">
            <text:p>11,0</text:p>
          </table:table-cell>
          <table:table-cell table:formula="of:=MIN(350*TAN(([.A36]/350)^3);350)" office:value-type="float" office:value="1.94555473236624" calcext:value-type="float">
            <text:p>1,9</text:p>
          </table:table-cell>
          <table:table-cell table:number-columns-repeated="6"/>
        </table:table-row>
        <table:table-row table:style-name="ro1">
          <table:table-cell table:formula="of:=[.A36]+2" office:value-type="float" office:value="64" calcext:value-type="float">
            <text:p>64,0</text:p>
          </table:table-cell>
          <table:table-cell table:formula="of:=[.A37]" office:value-type="float" office:value="64" calcext:value-type="float">
            <text:p>64,0</text:p>
          </table:table-cell>
          <table:table-cell table:formula="of:=MIN(350*([.A37]/350)^2;350)" office:value-type="float" office:value="11.7028571428571" calcext:value-type="float">
            <text:p>11,7</text:p>
          </table:table-cell>
          <table:table-cell table:formula="of:=MIN(350*TAN([.A37]/350);350)" office:value-type="float" office:value="64.7229882958705" calcext:value-type="float">
            <text:p>64,7</text:p>
          </table:table-cell>
          <table:table-cell table:formula="of:=MIN(350*TAN(([.A37]/350)^2);350)" office:value-type="float" office:value="11.7072204183126" calcext:value-type="float">
            <text:p>11,7</text:p>
          </table:table-cell>
          <table:table-cell table:formula="of:=MIN(350*TAN(([.A37]/350)^3);350)" office:value-type="float" office:value="2.13997768657859" calcext:value-type="float">
            <text:p>2,1</text:p>
          </table:table-cell>
          <table:table-cell table:number-columns-repeated="6"/>
        </table:table-row>
        <table:table-row table:style-name="ro1">
          <table:table-cell table:formula="of:=[.A37]+2" office:value-type="float" office:value="66" calcext:value-type="float">
            <text:p>66,0</text:p>
          </table:table-cell>
          <table:table-cell table:formula="of:=[.A38]" office:value-type="float" office:value="66" calcext:value-type="float">
            <text:p>66,0</text:p>
          </table:table-cell>
          <table:table-cell table:formula="of:=MIN(350*([.A38]/350)^2;350)" office:value-type="float" office:value="12.4457142857143" calcext:value-type="float">
            <text:p>12,4</text:p>
          </table:table-cell>
          <table:table-cell table:formula="of:=MIN(350*TAN([.A38]/350);350)" office:value-type="float" office:value="66.793591745047" calcext:value-type="float">
            <text:p>66,8</text:p>
          </table:table-cell>
          <table:table-cell table:formula="of:=MIN(350*TAN(([.A38]/350)^2);350)" office:value-type="float" office:value="12.4509626243872" calcext:value-type="float">
            <text:p>12,5</text:p>
          </table:table-cell>
          <table:table-cell table:formula="of:=MIN(350*TAN(([.A38]/350)^3);350)" office:value-type="float" office:value="2.34694129773369" calcext:value-type="float">
            <text:p>2,3</text:p>
          </table:table-cell>
          <table:table-cell table:number-columns-repeated="6"/>
        </table:table-row>
        <table:table-row table:style-name="ro1">
          <table:table-cell table:formula="of:=[.A38]+2" office:value-type="float" office:value="68" calcext:value-type="float">
            <text:p>68,0</text:p>
          </table:table-cell>
          <table:table-cell table:formula="of:=[.A39]" office:value-type="float" office:value="68" calcext:value-type="float">
            <text:p>68,0</text:p>
          </table:table-cell>
          <table:table-cell table:formula="of:=MIN(350*([.A39]/350)^2;350)" office:value-type="float" office:value="13.2114285714286" calcext:value-type="float">
            <text:p>13,2</text:p>
          </table:table-cell>
          <table:table-cell table:formula="of:=MIN(350*TAN([.A39]/350);350)" office:value-type="float" office:value="68.8687161912934" calcext:value-type="float">
            <text:p>68,9</text:p>
          </table:table-cell>
          <table:table-cell table:formula="of:=MIN(350*TAN(([.A39]/350)^2);350)" office:value-type="float" office:value="13.2177068356716" calcext:value-type="float">
            <text:p>13,2</text:p>
          </table:table-cell>
          <table:table-cell table:formula="of:=MIN(350*TAN(([.A39]/350)^3);350)" office:value-type="float" office:value="2.56683785433292" calcext:value-type="float">
            <text:p>2,6</text:p>
          </table:table-cell>
          <table:table-cell table:number-columns-repeated="6"/>
        </table:table-row>
        <table:table-row table:style-name="ro1">
          <table:table-cell table:formula="of:=[.A39]+2" office:value-type="float" office:value="70" calcext:value-type="float">
            <text:p>70,0</text:p>
          </table:table-cell>
          <table:table-cell table:formula="of:=[.A40]" office:value-type="float" office:value="70" calcext:value-type="float">
            <text:p>70,0</text:p>
          </table:table-cell>
          <table:table-cell table:formula="of:=MIN(350*([.A40]/350)^2;350)" office:value-type="float" office:value="14" calcext:value-type="float">
            <text:p>14,0</text:p>
          </table:table-cell>
          <table:table-cell table:formula="of:=MIN(350*TAN([.A40]/350);350)" office:value-type="float" office:value="70.9485124280354" calcext:value-type="float">
            <text:p>70,9</text:p>
          </table:table-cell>
          <table:table-cell table:formula="of:=MIN(350*TAN(([.A40]/350)^2);350)" office:value-type="float" office:value="14.0074714484301" calcext:value-type="float">
            <text:p>14,0</text:p>
          </table:table-cell>
          <table:table-cell table:formula="of:=MIN(350*TAN(([.A40]/350)^3);350)" office:value-type="float" office:value="2.80005973486255" calcext:value-type="float">
            <text:p>2,8</text:p>
          </table:table-cell>
          <table:table-cell table:number-columns-repeated="6"/>
        </table:table-row>
        <table:table-row table:style-name="ro1">
          <table:table-cell table:formula="of:=[.A40]+2" office:value-type="float" office:value="72" calcext:value-type="float">
            <text:p>72,0</text:p>
          </table:table-cell>
          <table:table-cell table:formula="of:=[.A41]" office:value-type="float" office:value="72" calcext:value-type="float">
            <text:p>72,0</text:p>
          </table:table-cell>
          <table:table-cell table:formula="of:=MIN(350*([.A41]/350)^2;350)" office:value-type="float" office:value="14.8114285714286" calcext:value-type="float">
            <text:p>14,8</text:p>
          </table:table-cell>
          <table:table-cell table:formula="of:=MIN(350*TAN([.A41]/350);350)" office:value-type="float" office:value="73.0331325400589" calcext:value-type="float">
            <text:p>73,0</text:p>
          </table:table-cell>
          <table:table-cell table:formula="of:=MIN(350*TAN(([.A41]/350)^2);350)" office:value-type="float" office:value="14.8202765633566" calcext:value-type="float">
            <text:p>14,8</text:p>
          </table:table-cell>
          <table:table-cell table:formula="of:=MIN(350*TAN(([.A41]/350)^3);350)" office:value-type="float" office:value="3.04699942226503" calcext:value-type="float">
            <text:p>3,0</text:p>
          </table:table-cell>
          <table:table-cell table:number-columns-repeated="6"/>
        </table:table-row>
        <table:table-row table:style-name="ro1">
          <table:table-cell table:formula="of:=[.A41]+2" office:value-type="float" office:value="74" calcext:value-type="float">
            <text:p>74,0</text:p>
          </table:table-cell>
          <table:table-cell table:formula="of:=[.A42]" office:value-type="float" office:value="74" calcext:value-type="float">
            <text:p>74,0</text:p>
          </table:table-cell>
          <table:table-cell table:formula="of:=MIN(350*([.A42]/350)^2;350)" office:value-type="float" office:value="15.6457142857143" calcext:value-type="float">
            <text:p>15,6</text:p>
          </table:table-cell>
          <table:table-cell table:formula="of:=MIN(350*TAN([.A42]/350);350)" office:value-type="float" office:value="75.1227299500375" calcext:value-type="float">
            <text:p>75,1</text:p>
          </table:table-cell>
          <table:table-cell table:formula="of:=MIN(350*TAN(([.A42]/350)^2);350)" office:value-type="float" office:value="15.6561440890514" calcext:value-type="float">
            <text:p>15,7</text:p>
          </table:table-cell>
          <table:table-cell table:formula="of:=MIN(350*TAN(([.A42]/350)^3);350)" office:value-type="float" office:value="3.30804952021663" calcext:value-type="float">
            <text:p>3,3</text:p>
          </table:table-cell>
          <table:table-cell table:number-columns-repeated="6"/>
        </table:table-row>
        <table:table-row table:style-name="ro1">
          <table:table-cell table:formula="of:=[.A42]+2" office:value-type="float" office:value="76" calcext:value-type="float">
            <text:p>76,0</text:p>
          </table:table-cell>
          <table:table-cell table:formula="of:=[.A43]" office:value-type="float" office:value="76" calcext:value-type="float">
            <text:p>76,0</text:p>
          </table:table-cell>
          <table:table-cell table:formula="of:=MIN(350*([.A43]/350)^2;350)" office:value-type="float" office:value="16.5028571428571" calcext:value-type="float">
            <text:p>16,5</text:p>
          </table:table-cell>
          <table:table-cell table:formula="of:=MIN(350*TAN([.A43]/350);350)" office:value-type="float" office:value="77.2174594658622" calcext:value-type="float">
            <text:p>77,2</text:p>
          </table:table-cell>
          <table:table-cell table:formula="of:=MIN(350*TAN(([.A43]/350)^2);350)" office:value-type="float" office:value="16.5150978488207" calcext:value-type="float">
            <text:p>16,5</text:p>
          </table:table-cell>
          <table:table-cell table:formula="of:=MIN(350*TAN(([.A43]/350)^3);350)" office:value-type="float" office:value="3.58360277137571" calcext:value-type="float">
            <text:p>3,6</text:p>
          </table:table-cell>
          <table:table-cell table:number-columns-repeated="6"/>
        </table:table-row>
        <table:table-row table:style-name="ro1">
          <table:table-cell table:formula="of:=[.A43]+2" office:value-type="float" office:value="78" calcext:value-type="float">
            <text:p>78,0</text:p>
          </table:table-cell>
          <table:table-cell table:formula="of:=[.A44]" office:value-type="float" office:value="78" calcext:value-type="float">
            <text:p>78,0</text:p>
          </table:table-cell>
          <table:table-cell table:formula="of:=MIN(350*([.A44]/350)^2;350)" office:value-type="float" office:value="17.3828571428571" calcext:value-type="float">
            <text:p>17,4</text:p>
          </table:table-cell>
          <table:table-cell table:formula="of:=MIN(350*TAN([.A44]/350);350)" office:value-type="float" office:value="79.3174773288096" calcext:value-type="float">
            <text:p>79,3</text:p>
          </table:table-cell>
          <table:table-cell table:formula="of:=MIN(350*TAN(([.A44]/350)^2);350)" office:value-type="float" office:value="17.3971636908457" calcext:value-type="float">
            <text:p>17,4</text:p>
          </table:table-cell>
          <table:table-cell table:formula="of:=MIN(350*TAN(([.A44]/350)^3);350)" office:value-type="float" office:value="3.87405207777601" calcext:value-type="float">
            <text:p>3,9</text:p>
          </table:table-cell>
          <table:table-cell table:number-columns-repeated="6"/>
        </table:table-row>
        <table:table-row table:style-name="ro1">
          <table:table-cell table:formula="of:=[.A44]+2" office:value-type="float" office:value="80" calcext:value-type="float">
            <text:p>80,0</text:p>
          </table:table-cell>
          <table:table-cell table:formula="of:=[.A45]" office:value-type="float" office:value="80" calcext:value-type="float">
            <text:p>80,0</text:p>
          </table:table-cell>
          <table:table-cell table:formula="of:=MIN(350*([.A45]/350)^2;350)" office:value-type="float" office:value="18.2857142857143" calcext:value-type="float">
            <text:p>18,3</text:p>
          </table:table-cell>
          <table:table-cell table:formula="of:=MIN(350*TAN([.A45]/350);350)" office:value-type="float" office:value="81.4229412625781" calcext:value-type="float">
            <text:p>81,4</text:p>
          </table:table-cell>
          <table:table-cell table:formula="of:=MIN(350*TAN(([.A45]/350)^2);350)" office:value-type="float" office:value="18.3023696017744" calcext:value-type="float">
            <text:p>18,3</text:p>
          </table:table-cell>
          <table:table-cell table:formula="of:=MIN(350*TAN(([.A45]/350)^3);350)" office:value-type="float" office:value="4.17979052354924" calcext:value-type="float">
            <text:p>4,2</text:p>
          </table:table-cell>
          <table:table-cell table:number-columns-repeated="6"/>
        </table:table-row>
        <table:table-row table:style-name="ro1">
          <table:table-cell table:formula="of:=[.A45]+2" office:value-type="float" office:value="82" calcext:value-type="float">
            <text:p>82,0</text:p>
          </table:table-cell>
          <table:table-cell table:formula="of:=[.A46]" office:value-type="float" office:value="82" calcext:value-type="float">
            <text:p>82,0</text:p>
          </table:table-cell>
          <table:table-cell table:formula="of:=MIN(350*([.A46]/350)^2;350)" office:value-type="float" office:value="19.2114285714286" calcext:value-type="float">
            <text:p>19,2</text:p>
          </table:table-cell>
          <table:table-cell table:formula="of:=MIN(350*TAN([.A46]/350);350)" office:value-type="float" office:value="83.5340105232284" calcext:value-type="float">
            <text:p>83,5</text:p>
          </table:table-cell>
          <table:table-cell table:formula="of:=MIN(350*TAN(([.A46]/350)^2);350)" office:value-type="float" office:value="19.230745823792" calcext:value-type="float">
            <text:p>19,2</text:p>
          </table:table-cell>
          <table:table-cell table:formula="of:=MIN(350*TAN(([.A46]/350)^3);350)" office:value-type="float" office:value="4.50121140017186" calcext:value-type="float">
            <text:p>4,5</text:p>
          </table:table-cell>
          <table:table-cell table:number-columns-repeated="6"/>
        </table:table-row>
        <table:table-row table:style-name="ro1">
          <table:table-cell table:formula="of:=[.A46]+2" office:value-type="float" office:value="84" calcext:value-type="float">
            <text:p>84,0</text:p>
          </table:table-cell>
          <table:table-cell table:formula="of:=[.A47]" office:value-type="float" office:value="84" calcext:value-type="float">
            <text:p>84,0</text:p>
          </table:table-cell>
          <table:table-cell table:formula="of:=MIN(350*([.A47]/350)^2;350)" office:value-type="float" office:value="20.16" calcext:value-type="float">
            <text:p>20,2</text:p>
          </table:table-cell>
          <table:table-cell table:formula="of:=MIN(350*TAN([.A47]/350);350)" office:value-type="float" office:value="85.6508459500627" calcext:value-type="float">
            <text:p>85,7</text:p>
          </table:table-cell>
          <table:table-cell table:formula="of:=MIN(350*TAN(([.A47]/350)^2);350)" office:value-type="float" office:value="20.1823249752321" calcext:value-type="float">
            <text:p>20,2</text:p>
          </table:table-cell>
          <table:table-cell table:formula="of:=MIN(350*TAN(([.A47]/350)^3);350)" office:value-type="float" office:value="4.83870823444152" calcext:value-type="float">
            <text:p>4,8</text:p>
          </table:table-cell>
          <table:table-cell table:number-columns-repeated="6"/>
        </table:table-row>
        <table:table-row table:style-name="ro1">
          <table:table-cell table:formula="of:=[.A47]+2" office:value-type="float" office:value="86" calcext:value-type="float">
            <text:p>86,0</text:p>
          </table:table-cell>
          <table:table-cell table:formula="of:=[.A48]" office:value-type="float" office:value="86" calcext:value-type="float">
            <text:p>86,0</text:p>
          </table:table-cell>
          <table:table-cell table:formula="of:=MIN(350*([.A48]/350)^2;350)" office:value-type="float" office:value="21.1314285714286" calcext:value-type="float">
            <text:p>21,1</text:p>
          </table:table-cell>
          <table:table-cell table:formula="of:=MIN(350*TAN([.A48]/350);350)" office:value-type="float" office:value="87.7736100174785" calcext:value-type="float">
            <text:p>87,8</text:p>
          </table:table-cell>
          <table:table-cell table:formula="of:=MIN(350*TAN(([.A48]/350)^2);350)" office:value-type="float" office:value="21.157142174794" calcext:value-type="float">
            <text:p>21,2</text:p>
          </table:table-cell>
          <table:table-cell table:formula="of:=MIN(350*TAN(([.A48]/350)^3);350)" office:value-type="float" office:value="5.19267481939997" calcext:value-type="float">
            <text:p>5,2</text:p>
          </table:table-cell>
          <table:table-cell table:number-columns-repeated="6"/>
        </table:table-row>
        <table:table-row table:style-name="ro1">
          <table:table-cell table:formula="of:=[.A48]+2" office:value-type="float" office:value="88" calcext:value-type="float">
            <text:p>88,0</text:p>
          </table:table-cell>
          <table:table-cell table:formula="of:=[.A49]" office:value-type="float" office:value="88" calcext:value-type="float">
            <text:p>88,0</text:p>
          </table:table-cell>
          <table:table-cell table:formula="of:=MIN(350*([.A49]/350)^2;350)" office:value-type="float" office:value="22.1257142857143" calcext:value-type="float">
            <text:p>22,1</text:p>
          </table:table-cell>
          <table:table-cell table:formula="of:=MIN(350*TAN([.A49]/350);350)" office:value-type="float" office:value="89.9024668878332" calcext:value-type="float">
            <text:p>89,9</text:p>
          </table:table-cell>
          <table:table-cell table:formula="of:=MIN(350*TAN(([.A49]/350)^2);350)" office:value-type="float" office:value="22.1552351694407" calcext:value-type="float">
            <text:p>22,2</text:p>
          </table:table-cell>
          <table:table-cell table:formula="of:=MIN(350*TAN(([.A49]/350)^3);350)" office:value-type="float" office:value="5.56350524843047" calcext:value-type="float">
            <text:p>5,6</text:p>
          </table:table-cell>
          <table:table-cell table:number-columns-repeated="6"/>
        </table:table-row>
        <table:table-row table:style-name="ro1">
          <table:table-cell table:formula="of:=[.A49]+2" office:value-type="float" office:value="90" calcext:value-type="float">
            <text:p>90,0</text:p>
          </table:table-cell>
          <table:table-cell table:formula="of:=[.A50]" office:value-type="float" office:value="90" calcext:value-type="float">
            <text:p>90,0</text:p>
          </table:table-cell>
          <table:table-cell table:formula="of:=MIN(350*([.A50]/350)^2;350)" office:value-type="float" office:value="23.1428571428571" calcext:value-type="float">
            <text:p>23,1</text:p>
          </table:table-cell>
          <table:table-cell table:formula="of:=MIN(350*TAN([.A50]/350);350)" office:value-type="float" office:value="92.0375824653599" calcext:value-type="float">
            <text:p>92,0</text:p>
          </table:table-cell>
          <table:table-cell table:formula="of:=MIN(350*TAN(([.A50]/350)^2);350)" office:value-type="float" office:value="23.1766444660518" calcext:value-type="float">
            <text:p>23,2</text:p>
          </table:table-cell>
          <table:table-cell table:formula="of:=MIN(350*TAN(([.A50]/350)^3);350)" office:value-type="float" office:value="5.95159395276972" calcext:value-type="float">
            <text:p>6,0</text:p>
          </table:table-cell>
          <table:table-cell table:number-columns-repeated="6"/>
        </table:table-row>
        <table:table-row table:style-name="ro1">
          <table:table-cell table:formula="of:=[.A50]+2" office:value-type="float" office:value="92" calcext:value-type="float">
            <text:p>92,0</text:p>
          </table:table-cell>
          <table:table-cell table:formula="of:=[.A51]" office:value-type="float" office:value="92" calcext:value-type="float">
            <text:p>92,0</text:p>
          </table:table-cell>
          <table:table-cell table:formula="of:=MIN(350*([.A51]/350)^2;350)" office:value-type="float" office:value="24.1828571428571" calcext:value-type="float">
            <text:p>24,2</text:p>
          </table:table-cell>
          <table:table-cell table:formula="of:=MIN(350*TAN([.A51]/350);350)" office:value-type="float" office:value="94.1791244511714" calcext:value-type="float">
            <text:p>94,2</text:p>
          </table:table-cell>
          <table:table-cell table:formula="of:=MIN(350*TAN(([.A51]/350)^2);350)" office:value-type="float" office:value="24.2214134669187" calcext:value-type="float">
            <text:p>24,2</text:p>
          </table:table-cell>
          <table:table-cell table:formula="of:=MIN(350*TAN(([.A51]/350)^3);350)" office:value-type="float" office:value="6.35733574268644" calcext:value-type="float">
            <text:p>6,4</text:p>
          </table:table-cell>
          <table:table-cell table:number-columns-repeated="6"/>
        </table:table-row>
        <table:table-row table:style-name="ro1">
          <table:table-cell table:formula="of:=[.A51]+2" office:value-type="float" office:value="94" calcext:value-type="float">
            <text:p>94,0</text:p>
          </table:table-cell>
          <table:table-cell table:formula="of:=[.A52]" office:value-type="float" office:value="94" calcext:value-type="float">
            <text:p>94,0</text:p>
          </table:table-cell>
          <table:table-cell table:formula="of:=MIN(350*([.A52]/350)^2;350)" office:value-type="float" office:value="25.2457142857143" calcext:value-type="float">
            <text:p>25,2</text:p>
          </table:table-cell>
          <table:table-cell table:formula="of:=MIN(350*TAN([.A52]/350);350)" office:value-type="float" office:value="96.327262399394" calcext:value-type="float">
            <text:p>96,3</text:p>
          </table:table-cell>
          <table:table-cell table:formula="of:=MIN(350*TAN(([.A52]/350)^2);350)" office:value-type="float" office:value="25.2895886091697" calcext:value-type="float">
            <text:p>25,3</text:p>
          </table:table-cell>
          <table:table-cell table:formula="of:=MIN(350*TAN(([.A52]/350)^3);350)" office:value-type="float" office:value="6.78112585259126" calcext:value-type="float">
            <text:p>6,8</text:p>
          </table:table-cell>
          <table:table-cell table:number-columns-repeated="6"/>
        </table:table-row>
        <table:table-row table:style-name="ro1">
          <table:table-cell table:formula="of:=[.A52]+2" office:value-type="float" office:value="96" calcext:value-type="float">
            <text:p>96,0</text:p>
          </table:table-cell>
          <table:table-cell table:formula="of:=[.A53]" office:value-type="float" office:value="96" calcext:value-type="float">
            <text:p>96,0</text:p>
          </table:table-cell>
          <table:table-cell table:formula="of:=MIN(350*([.A53]/350)^2;350)" office:value-type="float" office:value="26.3314285714286" calcext:value-type="float">
            <text:p>26,3</text:p>
          </table:table-cell>
          <table:table-cell table:formula="of:=MIN(350*TAN([.A53]/350);350)" office:value-type="float" office:value="98.482167774473" calcext:value-type="float">
            <text:p>98,5</text:p>
          </table:table-cell>
          <table:table-cell table:formula="of:=MIN(350*TAN(([.A53]/350)^2);350)" office:value-type="float" office:value="26.3812195082231" calcext:value-type="float">
            <text:p>26,4</text:p>
          </table:table-cell>
          <table:table-cell table:formula="of:=MIN(350*TAN(([.A53]/350)^3);350)" office:value-type="float" office:value="7.22335999035576" calcext:value-type="float">
            <text:p>7,2</text:p>
          </table:table-cell>
          <table:table-cell table:number-columns-repeated="6"/>
        </table:table-row>
        <table:table-row table:style-name="ro1">
          <table:table-cell table:formula="of:=[.A53]+2" office:value-type="float" office:value="98" calcext:value-type="float">
            <text:p>98,0</text:p>
          </table:table-cell>
          <table:table-cell table:formula="of:=[.A54]" office:value-type="float" office:value="98" calcext:value-type="float">
            <text:p>98,0</text:p>
          </table:table-cell>
          <table:table-cell table:formula="of:=MIN(350*([.A54]/350)^2;350)" office:value-type="float" office:value="27.44" calcext:value-type="float">
            <text:p>27,4</text:p>
          </table:table-cell>
          <table:table-cell table:formula="of:=MIN(350*TAN([.A54]/350);350)" office:value-type="float" office:value="100.644014009692" calcext:value-type="float">
            <text:p>100,6</text:p>
          </table:table-cell>
          <table:table-cell table:formula="of:=MIN(350*TAN(([.A54]/350)^2);350)" office:value-type="float" office:value="27.4963591053726" calcext:value-type="float">
            <text:p>27,5</text:p>
          </table:table-cell>
          <table:table-cell table:formula="of:=MIN(350*TAN(([.A54]/350)^3);350)" office:value-type="float" office:value="7.68443439113156" calcext:value-type="float">
            <text:p>7,7</text:p>
          </table:table-cell>
          <table:table-cell table:number-columns-repeated="6"/>
        </table:table-row>
        <table:table-row table:style-name="ro1">
          <table:table-cell table:formula="of:=[.A54]+2" office:value-type="float" office:value="100" calcext:value-type="float">
            <text:p>100,0</text:p>
          </table:table-cell>
          <table:table-cell table:formula="of:=[.A55]" office:value-type="float" office:value="100" calcext:value-type="float">
            <text:p>100,0</text:p>
          </table:table-cell>
          <table:table-cell table:formula="of:=MIN(350*([.A55]/350)^2;350)" office:value-type="float" office:value="28.5714285714286" calcext:value-type="float">
            <text:p>28,6</text:p>
          </table:table-cell>
          <table:table-cell table:formula="of:=MIN(350*TAN([.A55]/350);350)" office:value-type="float" office:value="102.812976566952" calcext:value-type="float">
            <text:p>102,8</text:p>
          </table:table-cell>
          <table:table-cell table:formula="of:=MIN(350*TAN(([.A55]/350)^2);350)" office:value-type="float" office:value="28.6350638196155" calcext:value-type="float">
            <text:p>28,6</text:p>
          </table:table-cell>
          <table:table-cell table:formula="of:=MIN(350*TAN(([.A55]/350)^3);350)" office:value-type="float" office:value="8.16474587597472" calcext:value-type="float">
            <text:p>8,2</text:p>
          </table:table-cell>
          <table:table-cell table:number-columns-repeated="6"/>
        </table:table-row>
        <table:table-row table:style-name="ro1">
          <table:table-cell table:formula="of:=[.A55]+2" office:value-type="float" office:value="102" calcext:value-type="float">
            <text:p>102,0</text:p>
          </table:table-cell>
          <table:table-cell table:formula="of:=[.A56]" office:value-type="float" office:value="102" calcext:value-type="float">
            <text:p>102,0</text:p>
          </table:table-cell>
          <table:table-cell table:formula="of:=MIN(350*([.A56]/350)^2;350)" office:value-type="float" office:value="29.7257142857143" calcext:value-type="float">
            <text:p>29,7</text:p>
          </table:table-cell>
          <table:table-cell table:formula="of:=MIN(350*TAN([.A56]/350);350)" office:value-type="float" office:value="104.989232997854" calcext:value-type="float">
            <text:p>105,0</text:p>
          </table:table-cell>
          <table:table-cell table:formula="of:=MIN(350*TAN(([.A56]/350)^2);350)" office:value-type="float" office:value="29.7973937038451" calcext:value-type="float">
            <text:p>29,8</text:p>
          </table:table-cell>
          <table:table-cell table:formula="of:=MIN(350*TAN(([.A56]/350)^3);350)" office:value-type="float" office:value="8.66469191559448" calcext:value-type="float">
            <text:p>8,7</text:p>
          </table:table-cell>
          <table:table-cell table:number-columns-repeated="6"/>
        </table:table-row>
        <table:table-row table:style-name="ro1">
          <table:table-cell table:formula="of:=[.A56]+2" office:value-type="float" office:value="104" calcext:value-type="float">
            <text:p>104,0</text:p>
          </table:table-cell>
          <table:table-cell table:formula="of:=[.A57]" office:value-type="float" office:value="104" calcext:value-type="float">
            <text:p>104,0</text:p>
          </table:table-cell>
          <table:table-cell table:formula="of:=MIN(350*([.A57]/350)^2;350)" office:value-type="float" office:value="30.9028571428571" calcext:value-type="float">
            <text:p>30,9</text:p>
          </table:table-cell>
          <table:table-cell table:formula="of:=MIN(350*TAN([.A57]/350);350)" office:value-type="float" office:value="107.172963006137" calcext:value-type="float">
            <text:p>107,2</text:p>
          </table:table-cell>
          <table:table-cell table:formula="of:=MIN(350*TAN(([.A57]/350)^2);350)" office:value-type="float" office:value="30.9834126055336" calcext:value-type="float">
            <text:p>31,0</text:p>
          </table:table-cell>
          <table:table-cell table:formula="of:=MIN(350*TAN(([.A57]/350)^3);350)" office:value-type="float" office:value="9.18467069956055" calcext:value-type="float">
            <text:p>9,2</text:p>
          </table:table-cell>
          <table:table-cell table:number-columns-repeated="6"/>
        </table:table-row>
        <table:table-row table:style-name="ro1">
          <table:table-cell table:formula="of:=[.A57]+2" office:value-type="float" office:value="106" calcext:value-type="float">
            <text:p>106,0</text:p>
          </table:table-cell>
          <table:table-cell table:formula="of:=[.A58]" office:value-type="float" office:value="106" calcext:value-type="float">
            <text:p>106,0</text:p>
          </table:table-cell>
          <table:table-cell table:formula="of:=MIN(350*([.A58]/350)^2;350)" office:value-type="float" office:value="32.1028571428571" calcext:value-type="float">
            <text:p>32,1</text:p>
          </table:table-cell>
          <table:table-cell table:formula="of:=MIN(350*TAN([.A58]/350);350)" office:value-type="float" office:value="109.364348511509" calcext:value-type="float">
            <text:p>109,4</text:p>
          </table:table-cell>
          <table:table-cell table:formula="of:=MIN(350*TAN(([.A58]/350)^2);350)" office:value-type="float" office:value="32.1931883320431" calcext:value-type="float">
            <text:p>32,2</text:p>
          </table:table-cell>
          <table:table-cell table:formula="of:=MIN(350*TAN(([.A58]/350)^3);350)" office:value-type="float" office:value="9.72508121131862" calcext:value-type="float">
            <text:p>9,7</text:p>
          </table:table-cell>
          <table:table-cell table:number-columns-repeated="6"/>
        </table:table-row>
        <table:table-row table:style-name="ro1">
          <table:table-cell table:formula="of:=[.A58]+2" office:value-type="float" office:value="108" calcext:value-type="float">
            <text:p>108,0</text:p>
          </table:table-cell>
          <table:table-cell table:formula="of:=[.A59]" office:value-type="float" office:value="108" calcext:value-type="float">
            <text:p>108,0</text:p>
          </table:table-cell>
          <table:table-cell table:formula="of:=MIN(350*([.A59]/350)^2;350)" office:value-type="float" office:value="33.3257142857143" calcext:value-type="float">
            <text:p>33,3</text:p>
          </table:table-cell>
          <table:table-cell table:formula="of:=MIN(350*TAN([.A59]/350);350)" office:value-type="float" office:value="111.563573714942" calcext:value-type="float">
            <text:p>111,6</text:p>
          </table:table-cell>
          <table:table-cell table:formula="of:=MIN(350*TAN(([.A59]/350)^2);350)" office:value-type="float" office:value="33.4267928207116" calcext:value-type="float">
            <text:p>33,4</text:p>
          </table:table-cell>
          <table:table-cell table:formula="of:=MIN(350*TAN(([.A59]/350)^3);350)" office:value-type="float" office:value="10.2863233093792" calcext:value-type="float">
            <text:p>10,3</text:p>
          </table:table-cell>
          <table:table-cell table:number-columns-repeated="6"/>
        </table:table-row>
        <table:table-row table:style-name="ro1">
          <table:table-cell table:formula="of:=[.A59]+2" office:value-type="float" office:value="110" calcext:value-type="float">
            <text:p>110,0</text:p>
          </table:table-cell>
          <table:table-cell table:formula="of:=[.A60]" office:value-type="float" office:value="110" calcext:value-type="float">
            <text:p>110,0</text:p>
          </table:table-cell>
          <table:table-cell table:formula="of:=MIN(350*([.A60]/350)^2;350)" office:value-type="float" office:value="34.5714285714286" calcext:value-type="float">
            <text:p>34,6</text:p>
          </table:table-cell>
          <table:table-cell table:formula="of:=MIN(350*TAN([.A60]/350);350)" office:value-type="float" office:value="113.770825165458" calcext:value-type="float">
            <text:p>113,8</text:p>
          </table:table-cell>
          <table:table-cell table:formula="of:=MIN(350*TAN(([.A60]/350)^2);350)" office:value-type="float" office:value="34.6843023138681" calcext:value-type="float">
            <text:p>34,7</text:p>
          </table:table-cell>
          <table:table-cell table:formula="of:=MIN(350*TAN(([.A60]/350)^3);350)" office:value-type="float" office:value="10.8687978150618" calcext:value-type="float">
            <text:p>10,9</text:p>
          </table:table-cell>
          <table:table-cell table:number-columns-repeated="6"/>
        </table:table-row>
        <table:table-row table:style-name="ro1">
          <table:table-cell table:formula="of:=[.A60]+2" office:value-type="float" office:value="112" calcext:value-type="float">
            <text:p>112,0</text:p>
          </table:table-cell>
          <table:table-cell table:formula="of:=[.A61]" office:value-type="float" office:value="112" calcext:value-type="float">
            <text:p>112,0</text:p>
          </table:table-cell>
          <table:table-cell table:formula="of:=MIN(350*([.A61]/350)^2;350)" office:value-type="float" office:value="35.84" calcext:value-type="float">
            <text:p>35,8</text:p>
          </table:table-cell>
          <table:table-cell table:formula="of:=MIN(350*TAN([.A61]/350);350)" office:value-type="float" office:value="115.986291828482" calcext:value-type="float">
            <text:p>116,0</text:p>
          </table:table-cell>
          <table:table-cell table:formula="of:=MIN(350*TAN(([.A61]/350)^2);350)" office:value-type="float" office:value="35.9657975389456" calcext:value-type="float">
            <text:p>36,0</text:p>
          </table:table-cell>
          <table:table-cell table:formula="of:=MIN(350*TAN(([.A61]/350)^3);350)" office:value-type="float" office:value="11.4729066071937" calcext:value-type="float">
            <text:p>11,5</text:p>
          </table:table-cell>
          <table:table-cell table:number-columns-repeated="6"/>
        </table:table-row>
        <table:table-row table:style-name="ro1">
          <table:table-cell table:formula="of:=[.A61]+2" office:value-type="float" office:value="114" calcext:value-type="float">
            <text:p>114,0</text:p>
          </table:table-cell>
          <table:table-cell table:formula="of:=[.A62]" office:value-type="float" office:value="114" calcext:value-type="float">
            <text:p>114,0</text:p>
          </table:table-cell>
          <table:table-cell table:formula="of:=MIN(350*([.A62]/350)^2;350)" office:value-type="float" office:value="37.1314285714286" calcext:value-type="float">
            <text:p>37,1</text:p>
          </table:table-cell>
          <table:table-cell table:formula="of:=MIN(350*TAN([.A62]/350);350)" office:value-type="float" office:value="118.210165155801" calcext:value-type="float">
            <text:p>118,2</text:p>
          </table:table-cell>
          <table:table-cell table:formula="of:=MIN(350*TAN(([.A62]/350)^2);350)" office:value-type="float" office:value="37.2713638938677" calcext:value-type="float">
            <text:p>37,3</text:p>
          </table:table-cell>
          <table:table-cell table:formula="of:=MIN(350*TAN(([.A62]/350)^3);350)" office:value-type="float" office:value="12.0990527241804" calcext:value-type="float">
            <text:p>12,1</text:p>
          </table:table-cell>
          <table:table-cell table:number-columns-repeated="6"/>
        </table:table-row>
        <table:table-row table:style-name="ro1">
          <table:table-cell table:formula="of:=[.A62]+2" office:value-type="float" office:value="116" calcext:value-type="float">
            <text:p>116,0</text:p>
          </table:table-cell>
          <table:table-cell table:formula="of:=[.A63]" office:value-type="float" office:value="116" calcext:value-type="float">
            <text:p>116,0</text:p>
          </table:table-cell>
          <table:table-cell table:formula="of:=MIN(350*([.A63]/350)^2;350)" office:value-type="float" office:value="38.4457142857143" calcext:value-type="float">
            <text:p>38,4</text:p>
          </table:table-cell>
          <table:table-cell table:formula="of:=MIN(350*TAN([.A63]/350);350)" office:value-type="float" office:value="120.442639157202" calcext:value-type="float">
            <text:p>120,4</text:p>
          </table:table-cell>
          <table:table-cell table:formula="of:=MIN(350*TAN(([.A63]/350)^2);350)" office:value-type="float" office:value="38.6010916378979" calcext:value-type="float">
            <text:p>38,6</text:p>
          </table:table-cell>
          <table:table-cell table:formula="of:=MIN(350*TAN(([.A63]/350)^3);350)" office:value-type="float" office:value="12.7476404738819" calcext:value-type="float">
            <text:p>12,7</text:p>
          </table:table-cell>
          <table:table-cell table:number-columns-repeated="6"/>
        </table:table-row>
        <table:table-row table:style-name="ro1">
          <table:table-cell table:formula="of:=[.A63]+2" office:value-type="float" office:value="118" calcext:value-type="float">
            <text:p>118,0</text:p>
          </table:table-cell>
          <table:table-cell table:formula="of:=[.A64]" office:value-type="float" office:value="118" calcext:value-type="float">
            <text:p>118,0</text:p>
          </table:table-cell>
          <table:table-cell table:formula="of:=MIN(350*([.A64]/350)^2;350)" office:value-type="float" office:value="39.7828571428571" calcext:value-type="float">
            <text:p>39,8</text:p>
          </table:table-cell>
          <table:table-cell table:formula="of:=MIN(350*TAN([.A64]/350);350)" office:value-type="float" office:value="122.683910473835" calcext:value-type="float">
            <text:p>122,7</text:p>
          </table:table-cell>
          <table:table-cell table:formula="of:=MIN(350*TAN(([.A64]/350)^2);350)" office:value-type="float" office:value="39.9550760881538" calcext:value-type="float">
            <text:p>40,0</text:p>
          </table:table-cell>
          <table:table-cell table:formula="of:=MIN(350*TAN(([.A64]/350)^3);350)" office:value-type="float" office:value="13.4190755517519" calcext:value-type="float">
            <text:p>13,4</text:p>
          </table:table-cell>
          <table:table-cell table:number-columns-repeated="6"/>
        </table:table-row>
        <table:table-row table:style-name="ro1">
          <table:table-cell table:formula="of:=[.A64]+2" office:value-type="float" office:value="120" calcext:value-type="float">
            <text:p>120,0</text:p>
          </table:table-cell>
          <table:table-cell table:formula="of:=[.A65]" office:value-type="float" office:value="120" calcext:value-type="float">
            <text:p>120,0</text:p>
          </table:table-cell>
          <table:table-cell table:formula="of:=MIN(350*([.A65]/350)^2;350)" office:value-type="float" office:value="41.1428571428572" calcext:value-type="float">
            <text:p>41,1</text:p>
          </table:table-cell>
          <table:table-cell table:formula="of:=MIN(350*TAN([.A65]/350);350)" office:value-type="float" office:value="124.934178453368" calcext:value-type="float">
            <text:p>124,9</text:p>
          </table:table-cell>
          <table:table-cell table:formula="of:=MIN(350*TAN(([.A65]/350)^2);350)" office:value-type="float" office:value="41.3334178219987" calcext:value-type="float">
            <text:p>41,3</text:p>
          </table:table-cell>
          <table:table-cell table:formula="of:=MIN(350*TAN(([.A65]/350)^3);350)" office:value-type="float" office:value="14.1137651677134" calcext:value-type="float">
            <text:p>14,1</text:p>
          </table:table-cell>
          <table:table-cell table:number-columns-repeated="6"/>
        </table:table-row>
        <table:table-row table:style-name="ro1">
          <table:table-cell table:formula="of:=[.A65]+2" office:value-type="float" office:value="122" calcext:value-type="float">
            <text:p>122,0</text:p>
          </table:table-cell>
          <table:table-cell table:formula="of:=[.A66]" office:value-type="float" office:value="122" calcext:value-type="float">
            <text:p>122,0</text:p>
          </table:table-cell>
          <table:table-cell table:formula="of:=MIN(350*([.A66]/350)^2;350)" office:value-type="float" office:value="42.5257142857143" calcext:value-type="float">
            <text:p>42,5</text:p>
          </table:table-cell>
          <table:table-cell table:formula="of:=MIN(350*TAN([.A66]/350);350)" office:value-type="float" office:value="127.193645227007" calcext:value-type="float">
            <text:p>127,2</text:p>
          </table:table-cell>
          <table:table-cell table:formula="of:=MIN(350*TAN(([.A66]/350)^2);350)" office:value-type="float" office:value="42.7362228855391" calcext:value-type="float">
            <text:p>42,7</text:p>
          </table:table-cell>
          <table:table-cell table:formula="of:=MIN(350*TAN(([.A66]/350)^3);350)" office:value-type="float" office:value="14.8321181822668" calcext:value-type="float">
            <text:p>14,8</text:p>
          </table:table-cell>
          <table:table-cell table:number-columns-repeated="6"/>
        </table:table-row>
        <table:table-row table:style-name="ro1">
          <table:table-cell table:formula="of:=[.A66]+2" office:value-type="float" office:value="124" calcext:value-type="float">
            <text:p>124,0</text:p>
          </table:table-cell>
          <table:table-cell table:formula="of:=[.A67]" office:value-type="float" office:value="124" calcext:value-type="float">
            <text:p>124,0</text:p>
          </table:table-cell>
          <table:table-cell table:formula="of:=MIN(350*([.A67]/350)^2;350)" office:value-type="float" office:value="43.9314285714286" calcext:value-type="float">
            <text:p>43,9</text:p>
          </table:table-cell>
          <table:table-cell table:formula="of:=MIN(350*TAN([.A67]/350);350)" office:value-type="float" office:value="129.462515788428" calcext:value-type="float">
            <text:p>129,5</text:p>
          </table:table-cell>
          <table:table-cell table:formula="of:=MIN(350*TAN(([.A67]/350)^2);350)" office:value-type="float" office:value="44.1636030084694" calcext:value-type="float">
            <text:p>44,2</text:p>
          </table:table-cell>
          <table:table-cell table:formula="of:=MIN(350*TAN(([.A67]/350)^3);350)" office:value-type="float" office:value="15.5745452523502" calcext:value-type="float">
            <text:p>15,6</text:p>
          </table:table-cell>
          <table:table-cell table:number-columns-repeated="6"/>
        </table:table-row>
        <table:table-row table:style-name="ro1">
          <table:table-cell table:formula="of:=[.A67]+2" office:value-type="float" office:value="126" calcext:value-type="float">
            <text:p>126,0</text:p>
          </table:table-cell>
          <table:table-cell table:formula="of:=[.A68]" office:value-type="float" office:value="126" calcext:value-type="float">
            <text:p>126,0</text:p>
          </table:table-cell>
          <table:table-cell table:formula="of:=MIN(350*([.A68]/350)^2;350)" office:value-type="float" office:value="45.36" calcext:value-type="float">
            <text:p>45,4</text:p>
          </table:table-cell>
          <table:table-cell table:formula="of:=MIN(350*TAN([.A68]/350);350)" office:value-type="float" office:value="131.740998074709" calcext:value-type="float">
            <text:p>131,7</text:p>
          </table:table-cell>
          <table:table-cell table:formula="of:=MIN(350*TAN(([.A68]/350)^2);350)" office:value-type="float" office:value="45.6156758255206" calcext:value-type="float">
            <text:p>45,6</text:p>
          </table:table-cell>
          <table:table-cell table:formula="of:=MIN(350*TAN(([.A68]/350)^3);350)" office:value-type="float" office:value="16.3414589874922" calcext:value-type="float">
            <text:p>16,3</text:p>
          </table:table-cell>
          <table:table-cell table:number-columns-repeated="6"/>
        </table:table-row>
        <table:table-row table:style-name="ro1">
          <table:table-cell table:formula="of:=[.A68]+2" office:value-type="float" office:value="128" calcext:value-type="float">
            <text:p>128,0</text:p>
          </table:table-cell>
          <table:table-cell table:formula="of:=[.A69]" office:value-type="float" office:value="128" calcext:value-type="float">
            <text:p>128,0</text:p>
          </table:table-cell>
          <table:table-cell table:formula="of:=MIN(350*([.A69]/350)^2;350)" office:value-type="float" office:value="46.8114285714286" calcext:value-type="float">
            <text:p>46,8</text:p>
          </table:table-cell>
          <table:table-cell table:formula="of:=MIN(350*TAN([.A69]/350);350)" office:value-type="float" office:value="134.029303049321" calcext:value-type="float">
            <text:p>134,0</text:p>
          </table:table-cell>
          <table:table-cell table:formula="of:=MIN(350*TAN(([.A69]/350)^2);350)" office:value-type="float" office:value="47.092565104786" calcext:value-type="float">
            <text:p>47,1</text:p>
          </table:table-cell>
          <table:table-cell table:formula="of:=MIN(350*TAN(([.A69]/350)^3);350)" office:value-type="float" office:value="17.1332741168232" calcext:value-type="float">
            <text:p>17,1</text:p>
          </table:table-cell>
          <table:table-cell table:number-columns-repeated="6"/>
        </table:table-row>
        <table:table-row table:style-name="ro1">
          <table:table-cell table:formula="of:=[.A69]+2" office:value-type="float" office:value="130" calcext:value-type="float">
            <text:p>130,0</text:p>
          </table:table-cell>
          <table:table-cell table:formula="of:=[.A70]" office:value-type="float" office:value="130" calcext:value-type="float">
            <text:p>130,0</text:p>
          </table:table-cell>
          <table:table-cell table:formula="of:=MIN(350*([.A70]/350)^2;350)" office:value-type="float" office:value="48.2857142857143" calcext:value-type="float">
            <text:p>48,3</text:p>
          </table:table-cell>
          <table:table-cell table:formula="of:=MIN(350*TAN([.A70]/350);350)" office:value-type="float" office:value="136.327644787253" calcext:value-type="float">
            <text:p>136,3</text:p>
          </table:table-cell>
          <table:table-cell table:formula="of:=MIN(350*TAN(([.A70]/350)^2);350)" office:value-type="float" office:value="48.5944009832137" calcext:value-type="float">
            <text:p>48,6</text:p>
          </table:table-cell>
          <table:table-cell table:formula="of:=MIN(350*TAN(([.A70]/350)^3);350)" office:value-type="float" office:value="17.9504076675379" calcext:value-type="float">
            <text:p>18,0</text:p>
          </table:table-cell>
          <table:table-cell table:number-columns-repeated="6"/>
        </table:table-row>
        <table:table-row table:style-name="ro1">
          <table:table-cell table:formula="of:=[.A70]+2" office:value-type="float" office:value="132" calcext:value-type="float">
            <text:p>132,0</text:p>
          </table:table-cell>
          <table:table-cell table:formula="of:=[.A71]" office:value-type="float" office:value="132" calcext:value-type="float">
            <text:p>132,0</text:p>
          </table:table-cell>
          <table:table-cell table:formula="of:=MIN(350*([.A71]/350)^2;350)" office:value-type="float" office:value="49.7828571428571" calcext:value-type="float">
            <text:p>49,8</text:p>
          </table:table-cell>
          <table:table-cell table:formula="of:=MIN(350*TAN([.A71]/350);350)" office:value-type="float" office:value="138.636240562359" calcext:value-type="float">
            <text:p>138,6</text:p>
          </table:table-cell>
          <table:table-cell table:formula="of:=MIN(350*TAN(([.A71]/350)^2);350)" office:value-type="float" office:value="50.1213202095723" calcext:value-type="float">
            <text:p>50,1</text:p>
          </table:table-cell>
          <table:table-cell table:formula="of:=MIN(350*TAN(([.A71]/350)^3);350)" office:value-type="float" office:value="18.7932791554257" calcext:value-type="float">
            <text:p>18,8</text:p>
          </table:table-cell>
          <table:table-cell table:number-columns-repeated="6"/>
        </table:table-row>
        <table:table-row table:style-name="ro1">
          <table:table-cell table:formula="of:=[.A71]+2" office:value-type="float" office:value="134" calcext:value-type="float">
            <text:p>134,0</text:p>
          </table:table-cell>
          <table:table-cell table:formula="of:=[.A72]" office:value-type="float" office:value="134" calcext:value-type="float">
            <text:p>134,0</text:p>
          </table:table-cell>
          <table:table-cell table:formula="of:=MIN(350*([.A72]/350)^2;350)" office:value-type="float" office:value="51.3028571428571" calcext:value-type="float">
            <text:p>51,3</text:p>
          </table:table-cell>
          <table:table-cell table:formula="of:=MIN(350*TAN([.A72]/350);350)" office:value-type="float" office:value="140.955310936985" calcext:value-type="float">
            <text:p>141,0</text:p>
          </table:table-cell>
          <table:table-cell table:formula="of:=MIN(350*TAN(([.A72]/350)^2);350)" office:value-type="float" office:value="51.6734663952167" calcext:value-type="float">
            <text:p>51,7</text:p>
          </table:table-cell>
          <table:table-cell table:formula="of:=MIN(350*TAN(([.A72]/350)^3);350)" office:value-type="float" office:value="19.6623107881176" calcext:value-type="float">
            <text:p>19,7</text:p>
          </table:table-cell>
          <table:table-cell table:number-columns-repeated="6"/>
        </table:table-row>
        <table:table-row table:style-name="ro1">
          <table:table-cell table:formula="of:=[.A72]+2" office:value-type="float" office:value="136" calcext:value-type="float">
            <text:p>136,0</text:p>
          </table:table-cell>
          <table:table-cell table:formula="of:=[.A73]" office:value-type="float" office:value="136" calcext:value-type="float">
            <text:p>136,0</text:p>
          </table:table-cell>
          <table:table-cell table:formula="of:=MIN(350*([.A73]/350)^2;350)" office:value-type="float" office:value="52.8457142857143" calcext:value-type="float">
            <text:p>52,8</text:p>
          </table:table-cell>
          <table:table-cell table:formula="of:=MIN(350*TAN([.A73]/350);350)" office:value-type="float" office:value="143.285079853983" calcext:value-type="float">
            <text:p>143,3</text:p>
          </table:table-cell>
          <table:table-cell table:formula="of:=MIN(350*TAN(([.A73]/350)^2);350)" office:value-type="float" office:value="53.2509902729993" calcext:value-type="float">
            <text:p>53,3</text:p>
          </table:table-cell>
          <table:table-cell table:formula="of:=MIN(350*TAN(([.A73]/350)^3);350)" office:value-type="float" office:value="20.5579276817253" calcext:value-type="float">
            <text:p>20,6</text:p>
          </table:table-cell>
          <table:table-cell table:number-columns-repeated="6"/>
        </table:table-row>
        <table:table-row table:style-name="ro1">
          <table:table-cell table:formula="of:=[.A73]+2" office:value-type="float" office:value="138" calcext:value-type="float">
            <text:p>138,0</text:p>
          </table:table-cell>
          <table:table-cell table:formula="of:=[.A74]" office:value-type="float" office:value="138" calcext:value-type="float">
            <text:p>138,0</text:p>
          </table:table-cell>
          <table:table-cell table:formula="of:=MIN(350*([.A74]/350)^2;350)" office:value-type="float" office:value="54.4114285714286" calcext:value-type="float">
            <text:p>54,4</text:p>
          </table:table-cell>
          <table:table-cell table:formula="of:=MIN(350*TAN([.A74]/350);350)" office:value-type="float" office:value="145.625774731172" calcext:value-type="float">
            <text:p>145,6</text:p>
          </table:table-cell>
          <table:table-cell table:formula="of:=MIN(350*TAN(([.A74]/350)^2);350)" office:value-type="float" office:value="54.8540499646946" calcext:value-type="float">
            <text:p>54,9</text:p>
          </table:table-cell>
          <table:table-cell table:formula="of:=MIN(350*TAN(([.A74]/350)^3);350)" office:value-type="float" office:value="21.4805580915827" calcext:value-type="float">
            <text:p>21,5</text:p>
          </table:table-cell>
          <table:table-cell table:number-columns-repeated="6"/>
        </table:table-row>
        <table:table-row table:style-name="ro1">
          <table:table-cell table:formula="of:=[.A74]+2" office:value-type="float" office:value="140" calcext:value-type="float">
            <text:p>140,0</text:p>
          </table:table-cell>
          <table:table-cell table:formula="of:=[.A75]" office:value-type="float" office:value="140" calcext:value-type="float">
            <text:p>140,0</text:p>
          </table:table-cell>
          <table:table-cell table:formula="of:=MIN(350*([.A75]/350)^2;350)" office:value-type="float" office:value="56" calcext:value-type="float">
            <text:p>56,0</text:p>
          </table:table-cell>
          <table:table-cell table:formula="of:=MIN(350*TAN([.A75]/350);350)" office:value-type="float" office:value="147.977626558357" calcext:value-type="float">
            <text:p>148,0</text:p>
          </table:table-cell>
          <table:table-cell table:formula="of:=MIN(350*TAN(([.A75]/350)^2);350)" office:value-type="float" office:value="56.4828112573238" calcext:value-type="float">
            <text:p>56,5</text:p>
          </table:table-cell>
          <table:table-cell table:formula="of:=MIN(350*TAN(([.A75]/350)^3);350)" office:value-type="float" office:value="22.4306336578308" calcext:value-type="float">
            <text:p>22,4</text:p>
          </table:table-cell>
          <table:table-cell table:number-columns-repeated="6"/>
        </table:table-row>
        <table:table-row table:style-name="ro1">
          <table:table-cell table:formula="of:=[.A75]+2" office:value-type="float" office:value="142" calcext:value-type="float">
            <text:p>142,0</text:p>
          </table:table-cell>
          <table:table-cell table:formula="of:=[.A76]" office:value-type="float" office:value="142" calcext:value-type="float">
            <text:p>142,0</text:p>
          </table:table-cell>
          <table:table-cell table:formula="of:=MIN(350*([.A76]/350)^2;350)" office:value-type="float" office:value="57.6114285714286" calcext:value-type="float">
            <text:p>57,6</text:p>
          </table:table-cell>
          <table:table-cell table:formula="of:=MIN(350*TAN([.A76]/350);350)" office:value-type="float" office:value="150.340869996984" calcext:value-type="float">
            <text:p>150,3</text:p>
          </table:table-cell>
          <table:table-cell table:formula="of:=MIN(350*TAN(([.A76]/350)^2);350)" office:value-type="float" office:value="58.1374478887945" calcext:value-type="float">
            <text:p>58,1</text:p>
          </table:table-cell>
          <table:table-cell table:formula="of:=MIN(350*TAN(([.A76]/350)^3);350)" office:value-type="float" office:value="23.4085896666255" calcext:value-type="float">
            <text:p>23,4</text:p>
          </table:table-cell>
          <table:table-cell table:number-columns-repeated="6"/>
        </table:table-row>
        <table:table-row table:style-name="ro1">
          <table:table-cell table:formula="of:=[.A76]+2" office:value-type="float" office:value="144" calcext:value-type="float">
            <text:p>144,0</text:p>
          </table:table-cell>
          <table:table-cell table:formula="of:=[.A77]" office:value-type="float" office:value="144" calcext:value-type="float">
            <text:p>144,0</text:p>
          </table:table-cell>
          <table:table-cell table:formula="of:=MIN(350*([.A77]/350)^2;350)" office:value-type="float" office:value="59.2457142857143" calcext:value-type="float">
            <text:p>59,2</text:p>
          </table:table-cell>
          <table:table-cell table:formula="of:=MIN(350*TAN([.A77]/350);350)" office:value-type="float" office:value="152.715743482532" calcext:value-type="float">
            <text:p>152,7</text:p>
          </table:table-cell>
          <table:table-cell table:formula="of:=MIN(350*TAN(([.A77]/350)^2);350)" office:value-type="float" office:value="59.8181418432904" calcext:value-type="float">
            <text:p>59,8</text:p>
          </table:table-cell>
          <table:table-cell table:formula="of:=MIN(350*TAN(([.A77]/350)^3);350)" office:value-type="float" office:value="24.4148653277843" calcext:value-type="float">
            <text:p>24,4</text:p>
          </table:table-cell>
          <table:table-cell table:number-columns-repeated="6"/>
        </table:table-row>
        <table:table-row table:style-name="ro1">
          <table:table-cell table:formula="of:=[.A77]+2" office:value-type="float" office:value="146" calcext:value-type="float">
            <text:p>146,0</text:p>
          </table:table-cell>
          <table:table-cell table:formula="of:=[.A78]" office:value-type="float" office:value="146" calcext:value-type="float">
            <text:p>146,0</text:p>
          </table:table-cell>
          <table:table-cell table:formula="of:=MIN(350*([.A78]/350)^2;350)" office:value-type="float" office:value="60.9028571428572" calcext:value-type="float">
            <text:p>60,9</text:p>
          </table:table-cell>
          <table:table-cell table:formula="of:=MIN(350*TAN([.A78]/350);350)" office:value-type="float" office:value="155.102489329738" calcext:value-type="float">
            <text:p>155,1</text:p>
          </table:table-cell>
          <table:table-cell table:formula="of:=MIN(350*TAN(([.A78]/350)^2);350)" office:value-type="float" office:value="61.5250836568765" calcext:value-type="float">
            <text:p>61,5</text:p>
          </table:table-cell>
          <table:table-cell table:formula="of:=MIN(350*TAN(([.A78]/350)^3);350)" office:value-type="float" office:value="25.449904069728" calcext:value-type="float">
            <text:p>25,4</text:p>
          </table:table-cell>
          <table:table-cell table:number-columns-repeated="6"/>
        </table:table-row>
        <table:table-row table:style-name="ro1">
          <table:table-cell table:formula="of:=[.A78]+2" office:value-type="float" office:value="148" calcext:value-type="float">
            <text:p>148,0</text:p>
          </table:table-cell>
          <table:table-cell table:formula="of:=[.A79]" office:value-type="float" office:value="148" calcext:value-type="float">
            <text:p>148,0</text:p>
          </table:table-cell>
          <table:table-cell table:formula="of:=MIN(350*([.A79]/350)^2;350)" office:value-type="float" office:value="62.5828571428571" calcext:value-type="float">
            <text:p>62,6</text:p>
          </table:table-cell>
          <table:table-cell table:formula="of:=MIN(350*TAN([.A79]/350);350)" office:value-type="float" office:value="157.501353840758" calcext:value-type="float">
            <text:p>157,5</text:p>
          </table:table-cell>
          <table:table-cell table:formula="of:=MIN(350*TAN(([.A79]/350)^2);350)" office:value-type="float" office:value="63.258472733809" calcext:value-type="float">
            <text:p>63,3</text:p>
          </table:table-cell>
          <table:table-cell table:formula="of:=MIN(350*TAN(([.A79]/350)^3);350)" office:value-type="float" office:value="26.5141538526183" calcext:value-type="float">
            <text:p>26,5</text:p>
          </table:table-cell>
          <table:table-cell table:number-columns-repeated="6"/>
        </table:table-row>
        <table:table-row table:style-name="ro1">
          <table:table-cell table:formula="of:=[.A79]+2" office:value-type="float" office:value="150" calcext:value-type="float">
            <text:p>150,0</text:p>
          </table:table-cell>
          <table:table-cell table:formula="of:=[.A80]" office:value-type="float" office:value="150" calcext:value-type="float">
            <text:p>150,0</text:p>
          </table:table-cell>
          <table:table-cell table:formula="of:=MIN(350*([.A80]/350)^2;350)" office:value-type="float" office:value="64.2857142857143" calcext:value-type="float">
            <text:p>64,3</text:p>
          </table:table-cell>
          <table:table-cell table:formula="of:=MIN(350*TAN([.A80]/350);350)" office:value-type="float" office:value="159.91258741638" calcext:value-type="float">
            <text:p>159,9</text:p>
          </table:table-cell>
          <table:table-cell table:formula="of:=MIN(350*TAN(([.A80]/350)^2);350)" office:value-type="float" office:value="65.0185176740725" calcext:value-type="float">
            <text:p>65,0</text:p>
          </table:table-cell>
          <table:table-cell table:formula="of:=MIN(350*TAN(([.A80]/350)^3);350)" office:value-type="float" office:value="27.608067500636" calcext:value-type="float">
            <text:p>27,6</text:p>
          </table:table-cell>
          <table:table-cell table:number-columns-repeated="6"/>
        </table:table-row>
        <table:table-row table:style-name="ro1">
          <table:table-cell table:formula="of:=[.A80]+2" office:value-type="float" office:value="152" calcext:value-type="float">
            <text:p>152,0</text:p>
          </table:table-cell>
          <table:table-cell table:formula="of:=[.A81]" office:value-type="float" office:value="152" calcext:value-type="float">
            <text:p>152,0</text:p>
          </table:table-cell>
          <table:table-cell table:formula="of:=MIN(350*([.A81]/350)^2;350)" office:value-type="float" office:value="66.0114285714286" calcext:value-type="float">
            <text:p>66,0</text:p>
          </table:table-cell>
          <table:table-cell table:formula="of:=MIN(350*TAN([.A81]/350);350)" office:value-type="float" office:value="162.336444670381" calcext:value-type="float">
            <text:p>162,3</text:p>
          </table:table-cell>
          <table:table-cell table:formula="of:=MIN(350*TAN(([.A81]/350)^2);350)" office:value-type="float" office:value="66.8054366126952" calcext:value-type="float">
            <text:p>66,8</text:p>
          </table:table-cell>
          <table:table-cell table:formula="of:=MIN(350*TAN(([.A81]/350)^3);350)" office:value-type="float" office:value="28.7321030543954" calcext:value-type="float">
            <text:p>28,7</text:p>
          </table:table-cell>
          <table:table-cell table:number-columns-repeated="6"/>
        </table:table-row>
        <table:table-row table:style-name="ro1">
          <table:table-cell table:formula="of:=[.A81]+2" office:value-type="float" office:value="154" calcext:value-type="float">
            <text:p>154,0</text:p>
          </table:table-cell>
          <table:table-cell table:formula="of:=[.A82]" office:value-type="float" office:value="154" calcext:value-type="float">
            <text:p>154,0</text:p>
          </table:table-cell>
          <table:table-cell table:formula="of:=MIN(350*([.A82]/350)^2;350)" office:value-type="float" office:value="67.76" calcext:value-type="float">
            <text:p>67,8</text:p>
          </table:table-cell>
          <table:table-cell table:formula="of:=MIN(350*TAN([.A82]/350);350)" office:value-type="float" office:value="164.773184547168" calcext:value-type="float">
            <text:p>164,8</text:p>
          </table:table-cell>
          <table:table-cell table:formula="of:=MIN(350*TAN(([.A82]/350)^2);350)" office:value-type="float" office:value="68.6194575714285" calcext:value-type="float">
            <text:p>68,6</text:p>
          </table:table-cell>
          <table:table-cell table:formula="of:=MIN(350*TAN(([.A82]/350)^3);350)" office:value-type="float" office:value="29.8867241445423" calcext:value-type="float">
            <text:p>29,9</text:p>
          </table:table-cell>
          <table:table-cell table:number-columns-repeated="6"/>
        </table:table-row>
        <table:table-row table:style-name="ro1">
          <table:table-cell table:formula="of:=[.A82]+2" office:value-type="float" office:value="156" calcext:value-type="float">
            <text:p>156,0</text:p>
          </table:table-cell>
          <table:table-cell table:formula="of:=[.A83]" office:value-type="float" office:value="156" calcext:value-type="float">
            <text:p>156,0</text:p>
          </table:table-cell>
          <table:table-cell table:formula="of:=MIN(350*([.A83]/350)^2;350)" office:value-type="float" office:value="69.5314285714286" calcext:value-type="float">
            <text:p>69,5</text:p>
          </table:table-cell>
          <table:table-cell table:formula="of:=MIN(350*TAN([.A83]/350);350)" office:value-type="float" office:value="167.223070442799" calcext:value-type="float">
            <text:p>167,2</text:p>
          </table:table-cell>
          <table:table-cell table:formula="of:=MIN(350*TAN(([.A83]/350)^2);350)" office:value-type="float" office:value="70.4608188234102" calcext:value-type="float">
            <text:p>70,5</text:p>
          </table:table-cell>
          <table:table-cell table:formula="of:=MIN(350*TAN(([.A83]/350)^3);350)" office:value-type="float" office:value="31.0724003876385" calcext:value-type="float">
            <text:p>31,1</text:p>
          </table:table-cell>
          <table:table-cell table:number-columns-repeated="6"/>
        </table:table-row>
        <table:table-row table:style-name="ro1">
          <table:table-cell table:formula="of:=[.A83]+2" office:value-type="float" office:value="158" calcext:value-type="float">
            <text:p>158,0</text:p>
          </table:table-cell>
          <table:table-cell table:formula="of:=[.A84]" office:value-type="float" office:value="158" calcext:value-type="float">
            <text:p>158,0</text:p>
          </table:table-cell>
          <table:table-cell table:formula="of:=MIN(350*([.A84]/350)^2;350)" office:value-type="float" office:value="71.3257142857143" calcext:value-type="float">
            <text:p>71,3</text:p>
          </table:table-cell>
          <table:table-cell table:formula="of:=MIN(350*TAN([.A84]/350);350)" office:value-type="float" office:value="169.686370329531" calcext:value-type="float">
            <text:p>169,7</text:p>
          </table:table-cell>
          <table:table-cell table:formula="of:=MIN(350*TAN(([.A84]/350)^2);350)" office:value-type="float" office:value="72.3297692714697" calcext:value-type="float">
            <text:p>72,3</text:p>
          </table:table-cell>
          <table:table-cell table:formula="of:=MIN(350*TAN(([.A84]/350)^3);350)" office:value-type="float" office:value="32.2896078054978" calcext:value-type="float">
            <text:p>32,3</text:p>
          </table:table-cell>
          <table:table-cell table:number-columns-repeated="6"/>
        </table:table-row>
        <table:table-row table:style-name="ro1">
          <table:table-cell table:formula="of:=[.A84]+2" office:value-type="float" office:value="160" calcext:value-type="float">
            <text:p>160,0</text:p>
          </table:table-cell>
          <table:table-cell table:formula="of:=[.A85]" office:value-type="float" office:value="160" calcext:value-type="float">
            <text:p>160,0</text:p>
          </table:table-cell>
          <table:table-cell table:formula="of:=MIN(350*([.A85]/350)^2;350)" office:value-type="float" office:value="73.1428571428571" calcext:value-type="float">
            <text:p>73,1</text:p>
          </table:table-cell>
          <table:table-cell table:formula="of:=MIN(350*TAN([.A85]/350);350)" office:value-type="float" office:value="172.163356884002" calcext:value-type="float">
            <text:p>172,2</text:p>
          </table:table-cell>
          <table:table-cell table:formula="of:=MIN(350*TAN(([.A85]/350)^2);350)" office:value-type="float" office:value="74.2265688407737" calcext:value-type="float">
            <text:p>74,2</text:p>
          </table:table-cell>
          <table:table-cell table:formula="of:=MIN(350*TAN(([.A85]/350)^3);350)" office:value-type="float" office:value="33.5388292692015" calcext:value-type="float">
            <text:p>33,5</text:p>
          </table:table-cell>
          <table:table-cell table:number-columns-repeated="6"/>
        </table:table-row>
        <table:table-row table:style-name="ro1">
          <table:table-cell table:formula="of:=[.A85]+2" office:value-type="float" office:value="162" calcext:value-type="float">
            <text:p>162,0</text:p>
          </table:table-cell>
          <table:table-cell table:formula="of:=[.A86]" office:value-type="float" office:value="162" calcext:value-type="float">
            <text:p>162,0</text:p>
          </table:table-cell>
          <table:table-cell table:formula="of:=MIN(350*([.A86]/350)^2;350)" office:value-type="float" office:value="74.9828571428571" calcext:value-type="float">
            <text:p>75,0</text:p>
          </table:table-cell>
          <table:table-cell table:formula="of:=MIN(350*TAN([.A86]/350);350)" office:value-type="float" office:value="174.654307619208" calcext:value-type="float">
            <text:p>174,7</text:p>
          </table:table-cell>
          <table:table-cell table:formula="of:=MIN(350*TAN(([.A86]/350)^2);350)" office:value-type="float" office:value="76.1514888865502" calcext:value-type="float">
            <text:p>76,2</text:p>
          </table:table-cell>
          <table:table-cell table:formula="of:=MIN(350*TAN(([.A86]/350)^3);350)" office:value-type="float" office:value="34.820554969091" calcext:value-type="float">
            <text:p>34,8</text:p>
          </table:table-cell>
          <table:table-cell table:number-columns-repeated="6"/>
        </table:table-row>
        <table:table-row table:style-name="ro1">
          <table:table-cell table:formula="of:=[.A86]+2" office:value-type="float" office:value="164" calcext:value-type="float">
            <text:p>164,0</text:p>
          </table:table-cell>
          <table:table-cell table:formula="of:=[.A87]" office:value-type="float" office:value="164" calcext:value-type="float">
            <text:p>164,0</text:p>
          </table:table-cell>
          <table:table-cell table:formula="of:=MIN(350*([.A87]/350)^2;350)" office:value-type="float" office:value="76.8457142857143" calcext:value-type="float">
            <text:p>76,8</text:p>
          </table:table-cell>
          <table:table-cell table:formula="of:=MIN(350*TAN([.A87]/350);350)" office:value-type="float" office:value="177.159505020396" calcext:value-type="float">
            <text:p>177,2</text:p>
          </table:table-cell>
          <table:table-cell table:formula="of:=MIN(350*TAN(([.A87]/350)^2);350)" office:value-type="float" office:value="78.1048126176771" calcext:value-type="float">
            <text:p>78,1</text:p>
          </table:table-cell>
          <table:table-cell table:formula="of:=MIN(350*TAN(([.A87]/350)^3);350)" office:value-type="float" office:value="36.1352829121117" calcext:value-type="float">
            <text:p>36,1</text:p>
          </table:table-cell>
          <table:table-cell table:number-columns-repeated="6"/>
        </table:table-row>
        <table:table-row table:style-name="ro1">
          <table:table-cell table:formula="of:=[.A87]+2" office:value-type="float" office:value="166" calcext:value-type="float">
            <text:p>166,0</text:p>
          </table:table-cell>
          <table:table-cell table:formula="of:=[.A88]" office:value-type="float" office:value="166" calcext:value-type="float">
            <text:p>166,0</text:p>
          </table:table-cell>
          <table:table-cell table:formula="of:=MIN(350*([.A88]/350)^2;350)" office:value-type="float" office:value="78.7314285714286" calcext:value-type="float">
            <text:p>78,7</text:p>
          </table:table-cell>
          <table:table-cell table:formula="of:=MIN(350*TAN([.A88]/350);350)" office:value-type="float" office:value="179.679236685022" calcext:value-type="float">
            <text:p>179,7</text:p>
          </table:table-cell>
          <table:table-cell table:formula="of:=MIN(350*TAN(([.A88]/350)^2);350)" office:value-type="float" office:value="80.0868355369676" calcext:value-type="float">
            <text:p>80,1</text:p>
          </table:table-cell>
          <table:table-cell table:formula="of:=MIN(350*TAN(([.A88]/350)^3);350)" office:value-type="float" office:value="37.4835194479595" calcext:value-type="float">
            <text:p>37,5</text:p>
          </table:table-cell>
          <table:table-cell table:number-columns-repeated="6"/>
        </table:table-row>
        <table:table-row table:style-name="ro1">
          <table:table-cell table:formula="of:=[.A88]+2" office:value-type="float" office:value="168" calcext:value-type="float">
            <text:p>168,0</text:p>
          </table:table-cell>
          <table:table-cell table:formula="of:=[.A89]" office:value-type="float" office:value="168" calcext:value-type="float">
            <text:p>168,0</text:p>
          </table:table-cell>
          <table:table-cell table:formula="of:=MIN(350*([.A89]/350)^2;350)" office:value-type="float" office:value="80.64" calcext:value-type="float">
            <text:p>80,6</text:p>
          </table:table-cell>
          <table:table-cell table:formula="of:=MIN(350*TAN([.A89]/350);350)" office:value-type="float" office:value="182.21379546694" calcext:value-type="float">
            <text:p>182,2</text:p>
          </table:table-cell>
          <table:table-cell table:formula="of:=MIN(350*TAN(([.A89]/350)^2);350)" office:value-type="float" office:value="82.097865899035" calcext:value-type="float">
            <text:p>82,1</text:p>
          </table:table-cell>
          <table:table-cell table:formula="of:=MIN(350*TAN(([.A89]/350)^3);350)" office:value-type="float" office:value="38.8657798255721" calcext:value-type="float">
            <text:p>38,9</text:p>
          </table:table-cell>
          <table:table-cell table:number-columns-repeated="6"/>
        </table:table-row>
        <table:table-row table:style-name="ro1">
          <table:table-cell table:formula="of:=[.A89]+2" office:value-type="float" office:value="170" calcext:value-type="float">
            <text:p>170,0</text:p>
          </table:table-cell>
          <table:table-cell table:formula="of:=[.A90]" office:value-type="float" office:value="170" calcext:value-type="float">
            <text:p>170,0</text:p>
          </table:table-cell>
          <table:table-cell table:formula="of:=MIN(350*([.A90]/350)^2;350)" office:value-type="float" office:value="82.5714285714286" calcext:value-type="float">
            <text:p>82,6</text:p>
          </table:table-cell>
          <table:table-cell table:formula="of:=MIN(350*TAN([.A90]/350);350)" office:value-type="float" office:value="184.763479624969" calcext:value-type="float">
            <text:p>184,8</text:p>
          </table:table-cell>
          <table:table-cell table:formula="of:=MIN(350*TAN(([.A90]/350)^2);350)" office:value-type="float" office:value="84.1382251866764" calcext:value-type="float">
            <text:p>84,1</text:p>
          </table:table-cell>
          <table:table-cell table:formula="of:=MIN(350*TAN(([.A90]/350)^3);350)" office:value-type="float" office:value="40.2825887815957" calcext:value-type="float">
            <text:p>40,3</text:p>
          </table:table-cell>
          <table:table-cell table:number-columns-repeated="6"/>
        </table:table-row>
        <table:table-row table:style-name="ro1">
          <table:table-cell table:formula="of:=[.A90]+2" office:value-type="float" office:value="172" calcext:value-type="float">
            <text:p>172,0</text:p>
          </table:table-cell>
          <table:table-cell table:formula="of:=[.A91]" office:value-type="float" office:value="172" calcext:value-type="float">
            <text:p>172,0</text:p>
          </table:table-cell>
          <table:table-cell table:formula="of:=MIN(350*([.A91]/350)^2;350)" office:value-type="float" office:value="84.5257142857143" calcext:value-type="float">
            <text:p>84,5</text:p>
          </table:table-cell>
          <table:table-cell table:formula="of:=MIN(350*TAN([.A91]/350);350)" office:value-type="float" office:value="187.328592976003" calcext:value-type="float">
            <text:p>187,3</text:p>
          </table:table-cell>
          <table:table-cell table:formula="of:=MIN(350*TAN(([.A91]/350)^2);350)" office:value-type="float" office:value="86.2082486067685" calcext:value-type="float">
            <text:p>86,2</text:p>
          </table:table-cell>
          <table:table-cell table:formula="of:=MIN(350*TAN(([.A91]/350)^3);350)" office:value-type="float" office:value="41.7344811625625" calcext:value-type="float">
            <text:p>41,7</text:p>
          </table:table-cell>
          <table:table-cell table:number-columns-repeated="6"/>
        </table:table-row>
        <table:table-row table:style-name="ro1">
          <table:table-cell table:formula="of:=[.A91]+2" office:value-type="float" office:value="174" calcext:value-type="float">
            <text:p>174,0</text:p>
          </table:table-cell>
          <table:table-cell table:formula="of:=[.A92]" office:value-type="float" office:value="174" calcext:value-type="float">
            <text:p>174,0</text:p>
          </table:table-cell>
          <table:table-cell table:formula="of:=MIN(350*([.A92]/350)^2;350)" office:value-type="float" office:value="86.5028571428572" calcext:value-type="float">
            <text:p>86,5</text:p>
          </table:table-cell>
          <table:table-cell table:formula="of:=MIN(350*TAN([.A92]/350);350)" office:value-type="float" office:value="189.909445052842" calcext:value-type="float">
            <text:p>189,9</text:p>
          </table:table-cell>
          <table:table-cell table:formula="of:=MIN(350*TAN(([.A92]/350)^2);350)" office:value-type="float" office:value="88.3082856067342" calcext:value-type="float">
            <text:p>88,3</text:p>
          </table:table-cell>
          <table:table-cell table:formula="of:=MIN(350*TAN(([.A92]/350)^3);350)" office:value-type="float" office:value="43.2220025826218" calcext:value-type="float">
            <text:p>43,2</text:p>
          </table:table-cell>
          <table:table-cell table:number-columns-repeated="6"/>
        </table:table-row>
        <table:table-row table:style-name="ro1">
          <table:table-cell table:formula="of:=[.A92]+2" office:value-type="float" office:value="176" calcext:value-type="float">
            <text:p>176,0</text:p>
          </table:table-cell>
          <table:table-cell table:formula="of:=[.A93]" office:value-type="float" office:value="176" calcext:value-type="float">
            <text:p>176,0</text:p>
          </table:table-cell>
          <table:table-cell table:formula="of:=MIN(350*([.A93]/350)^2;350)" office:value-type="float" office:value="88.5028571428571" calcext:value-type="float">
            <text:p>88,5</text:p>
          </table:table-cell>
          <table:table-cell table:formula="of:=MIN(350*TAN([.A93]/350);350)" office:value-type="float" office:value="192.506351266929" calcext:value-type="float">
            <text:p>192,5</text:p>
          </table:table-cell>
          <table:table-cell table:formula="of:=MIN(350*TAN(([.A93]/350)^2);350)" office:value-type="float" office:value="90.4387004127029" calcext:value-type="float">
            <text:p>90,4</text:p>
          </table:table-cell>
          <table:table-cell table:formula="of:=MIN(350*TAN(([.A93]/350)^3);350)" office:value-type="float" office:value="44.7457101187842" calcext:value-type="float">
            <text:p>44,7</text:p>
          </table:table-cell>
          <table:table-cell table:number-columns-repeated="6"/>
        </table:table-row>
        <table:table-row table:style-name="ro1">
          <table:table-cell table:formula="of:=[.A93]+2" office:value-type="float" office:value="178" calcext:value-type="float">
            <text:p>178,0</text:p>
          </table:table-cell>
          <table:table-cell table:formula="of:=[.A94]" office:value-type="float" office:value="178" calcext:value-type="float">
            <text:p>178,0</text:p>
          </table:table-cell>
          <table:table-cell table:formula="of:=MIN(350*([.A94]/350)^2;350)" office:value-type="float" office:value="90.5257142857143" calcext:value-type="float">
            <text:p>90,5</text:p>
          </table:table-cell>
          <table:table-cell table:formula="of:=MIN(350*TAN([.A94]/350);350)" office:value-type="float" office:value="195.119633076165" calcext:value-type="float">
            <text:p>195,1</text:p>
          </table:table-cell>
          <table:table-cell table:formula="of:=MIN(350*TAN(([.A94]/350)^2);350)" office:value-type="float" office:value="92.5998725905561" calcext:value-type="float">
            <text:p>92,6</text:p>
          </table:table-cell>
          <table:table-cell table:formula="of:=MIN(350*TAN(([.A94]/350)^3);350)" office:value-type="float" office:value="46.3061730457662" calcext:value-type="float">
            <text:p>46,3</text:p>
          </table:table-cell>
          <table:table-cell table:number-columns-repeated="6"/>
        </table:table-row>
        <table:table-row table:style-name="ro1">
          <table:table-cell table:formula="of:=[.A94]+2" office:value-type="float" office:value="180" calcext:value-type="float">
            <text:p>180,0</text:p>
          </table:table-cell>
          <table:table-cell table:formula="of:=[.A95]" office:value-type="float" office:value="180" calcext:value-type="float">
            <text:p>180,0</text:p>
          </table:table-cell>
          <table:table-cell table:formula="of:=MIN(350*([.A95]/350)^2;350)" office:value-type="float" office:value="92.5714285714286" calcext:value-type="float">
            <text:p>92,6</text:p>
          </table:table-cell>
          <table:table-cell table:formula="of:=MIN(350*TAN([.A95]/350);350)" office:value-type="float" office:value="197.749618158012" calcext:value-type="float">
            <text:p>197,7</text:p>
          </table:table-cell>
          <table:table-cell table:formula="of:=MIN(350*TAN(([.A95]/350)^2);350)" office:value-type="float" office:value="94.7921976311297" calcext:value-type="float">
            <text:p>94,8</text:p>
          </table:table-cell>
          <table:table-cell table:formula="of:=MIN(350*TAN(([.A95]/350)^3);350)" office:value-type="float" office:value="47.9039736126605" calcext:value-type="float">
            <text:p>47,9</text:p>
          </table:table-cell>
          <table:table-cell table:number-columns-repeated="6"/>
        </table:table-row>
        <table:table-row table:style-name="ro1">
          <table:table-cell table:formula="of:=[.A95]+2" office:value-type="float" office:value="182" calcext:value-type="float">
            <text:p>182,0</text:p>
          </table:table-cell>
          <table:table-cell table:formula="of:=[.A96]" office:value-type="float" office:value="182" calcext:value-type="float">
            <text:p>182,0</text:p>
          </table:table-cell>
          <table:table-cell table:formula="of:=MIN(350*([.A96]/350)^2;350)" office:value-type="float" office:value="94.64" calcext:value-type="float">
            <text:p>94,6</text:p>
          </table:table-cell>
          <table:table-cell table:formula="of:=MIN(350*TAN([.A96]/350);350)" office:value-type="float" office:value="200.396640588084" calcext:value-type="float">
            <text:p>200,4</text:p>
          </table:table-cell>
          <table:table-cell table:formula="of:=MIN(350*TAN(([.A96]/350)^2);350)" office:value-type="float" office:value="97.0160875609175" calcext:value-type="float">
            <text:p>97,0</text:p>
          </table:table-cell>
          <table:table-cell table:formula="of:=MIN(350*TAN(([.A96]/350)^3);350)" office:value-type="float" office:value="49.5397078638054" calcext:value-type="float">
            <text:p>49,5</text:p>
          </table:table-cell>
          <table:table-cell table:number-columns-repeated="6"/>
        </table:table-row>
        <table:table-row table:style-name="ro1">
          <table:table-cell table:formula="of:=[.A96]+2" office:value-type="float" office:value="184" calcext:value-type="float">
            <text:p>184,0</text:p>
          </table:table-cell>
          <table:table-cell table:formula="of:=[.A97]" office:value-type="float" office:value="184" calcext:value-type="float">
            <text:p>184,0</text:p>
          </table:table-cell>
          <table:table-cell table:formula="of:=MIN(350*([.A97]/350)^2;350)" office:value-type="float" office:value="96.7314285714286" calcext:value-type="float">
            <text:p>96,7</text:p>
          </table:table-cell>
          <table:table-cell table:formula="of:=MIN(350*TAN([.A97]/350);350)" office:value-type="float" office:value="203.061041024434" calcext:value-type="float">
            <text:p>203,1</text:p>
          </table:table-cell>
          <table:table-cell table:formula="of:=MIN(350*TAN(([.A97]/350)^2);350)" office:value-type="float" office:value="99.2719715797132" calcext:value-type="float">
            <text:p>99,3</text:p>
          </table:table-cell>
          <table:table-cell table:formula="of:=MIN(350*TAN(([.A97]/350)^3);350)" office:value-type="float" office:value="51.2139865063889" calcext:value-type="float">
            <text:p>51,2</text:p>
          </table:table-cell>
          <table:table-cell table:number-columns-repeated="6"/>
        </table:table-row>
        <table:table-row table:style-name="ro1">
          <table:table-cell table:formula="of:=[.A97]+2" office:value-type="float" office:value="186" calcext:value-type="float">
            <text:p>186,0</text:p>
          </table:table-cell>
          <table:table-cell table:formula="of:=[.A98]" office:value-type="float" office:value="186" calcext:value-type="float">
            <text:p>186,0</text:p>
          </table:table-cell>
          <table:table-cell table:formula="of:=MIN(350*([.A98]/350)^2;350)" office:value-type="float" office:value="98.8457142857143" calcext:value-type="float">
            <text:p>98,8</text:p>
          </table:table-cell>
          <table:table-cell table:formula="of:=MIN(350*TAN([.A98]/350);350)" office:value-type="float" office:value="205.743166897768" calcext:value-type="float">
            <text:p>205,7</text:p>
          </table:table-cell>
          <table:table-cell table:formula="of:=MIN(350*TAN(([.A98]/350)^2);350)" office:value-type="float" office:value="101.560296726716" calcext:value-type="float">
            <text:p>101,6</text:p>
          </table:table-cell>
          <table:table-cell table:formula="of:=MIN(350*TAN(([.A98]/350)^3);350)" office:value-type="float" office:value="52.9274358274969" calcext:value-type="float">
            <text:p>52,9</text:p>
          </table:table-cell>
          <table:table-cell table:number-columns-repeated="6"/>
        </table:table-row>
        <table:table-row table:style-name="ro1">
          <table:table-cell table:formula="of:=[.A98]+2" office:value-type="float" office:value="188" calcext:value-type="float">
            <text:p>188,0</text:p>
          </table:table-cell>
          <table:table-cell table:formula="of:=[.A99]" office:value-type="float" office:value="188" calcext:value-type="float">
            <text:p>188,0</text:p>
          </table:table-cell>
          <table:table-cell table:formula="of:=MIN(350*([.A99]/350)^2;350)" office:value-type="float" office:value="100.982857142857" calcext:value-type="float">
            <text:p>101,0</text:p>
          </table:table-cell>
          <table:table-cell table:formula="of:=MIN(350*TAN([.A99]/350);350)" office:value-type="float" office:value="208.443372607813" calcext:value-type="float">
            <text:p>208,4</text:p>
          </table:table-cell>
          <table:table-cell table:formula="of:=MIN(350*TAN(([.A99]/350)^2);350)" office:value-type="float" office:value="103.881528576726" calcext:value-type="float">
            <text:p>103,9</text:p>
          </table:table-cell>
          <table:table-cell table:formula="of:=MIN(350*TAN(([.A99]/350)^3);350)" office:value-type="float" office:value="54.680698663506" calcext:value-type="float">
            <text:p>54,7</text:p>
          </table:table-cell>
          <table:table-cell table:number-columns-repeated="6"/>
        </table:table-row>
        <table:table-row table:style-name="ro1">
          <table:table-cell table:formula="of:=[.A99]+2" office:value-type="float" office:value="190" calcext:value-type="float">
            <text:p>190,0</text:p>
          </table:table-cell>
          <table:table-cell table:formula="of:=[.A100]" office:value-type="float" office:value="190" calcext:value-type="float">
            <text:p>190,0</text:p>
          </table:table-cell>
          <table:table-cell table:formula="of:=MIN(350*([.A100]/350)^2;350)" office:value-type="float" office:value="103.142857142857" calcext:value-type="float">
            <text:p>103,1</text:p>
          </table:table-cell>
          <table:table-cell table:formula="of:=MIN(350*TAN([.A100]/350);350)" office:value-type="float" office:value="211.162019726078" calcext:value-type="float">
            <text:p>211,2</text:p>
          </table:table-cell>
          <table:table-cell table:formula="of:=MIN(350*TAN(([.A100]/350)^2);350)" office:value-type="float" office:value="106.236151968153" calcext:value-type="float">
            <text:p>106,2</text:p>
          </table:table-cell>
          <table:table-cell table:formula="of:=MIN(350*TAN(([.A100]/350)^3);350)" office:value-type="float" office:value="56.4744354249273" calcext:value-type="float">
            <text:p>56,5</text:p>
          </table:table-cell>
          <table:table-cell table:number-columns-repeated="6"/>
        </table:table-row>
        <table:table-row table:style-name="ro1">
          <table:table-cell table:formula="of:=[.A100]+2" office:value-type="float" office:value="192" calcext:value-type="float">
            <text:p>192,0</text:p>
          </table:table-cell>
          <table:table-cell table:formula="of:=[.A101]" office:value-type="float" office:value="192" calcext:value-type="float">
            <text:p>192,0</text:p>
          </table:table-cell>
          <table:table-cell table:formula="of:=MIN(350*([.A101]/350)^2;350)" office:value-type="float" office:value="105.325714285714" calcext:value-type="float">
            <text:p>105,3</text:p>
          </table:table-cell>
          <table:table-cell table:formula="of:=MIN(350*TAN([.A101]/350);350)" office:value-type="float" office:value="213.899477205272" calcext:value-type="float">
            <text:p>213,9</text:p>
          </table:table-cell>
          <table:table-cell table:formula="of:=MIN(350*TAN(([.A101]/350)^2);350)" office:value-type="float" office:value="108.624671764692" calcext:value-type="float">
            <text:p>108,6</text:p>
          </table:table-cell>
          <table:table-cell table:formula="of:=MIN(350*TAN(([.A101]/350)^3);350)" office:value-type="float" office:value="58.3093251800307" calcext:value-type="float">
            <text:p>58,3</text:p>
          </table:table-cell>
          <table:table-cell table:number-columns-repeated="6"/>
        </table:table-row>
        <table:table-row table:style-name="ro1">
          <table:table-cell table:formula="of:=[.A101]+2" office:value-type="float" office:value="194" calcext:value-type="float">
            <text:p>194,0</text:p>
          </table:table-cell>
          <table:table-cell table:formula="of:=[.A102]" office:value-type="float" office:value="194" calcext:value-type="float">
            <text:p>194,0</text:p>
          </table:table-cell>
          <table:table-cell table:formula="of:=MIN(350*([.A102]/350)^2;350)" office:value-type="float" office:value="107.531428571429" calcext:value-type="float">
            <text:p>107,5</text:p>
          </table:table-cell>
          <table:table-cell table:formula="of:=MIN(350*TAN([.A102]/350);350)" office:value-type="float" office:value="216.656121595633" calcext:value-type="float">
            <text:p>216,7</text:p>
          </table:table-cell>
          <table:table-cell table:formula="of:=MIN(350*TAN(([.A102]/350)^2);350)" office:value-type="float" office:value="111.047613652621" calcext:value-type="float">
            <text:p>111,0</text:p>
          </table:table-cell>
          <table:table-cell table:formula="of:=MIN(350*TAN(([.A102]/350)^3);350)" office:value-type="float" office:value="60.1860668008234" calcext:value-type="float">
            <text:p>60,2</text:p>
          </table:table-cell>
          <table:table-cell table:number-columns-repeated="6"/>
        </table:table-row>
        <table:table-row table:style-name="ro1">
          <table:table-cell table:formula="of:=[.A102]+2" office:value-type="float" office:value="196" calcext:value-type="float">
            <text:p>196,0</text:p>
          </table:table-cell>
          <table:table-cell table:formula="of:=[.A103]" office:value-type="float" office:value="196" calcext:value-type="float">
            <text:p>196,0</text:p>
          </table:table-cell>
          <table:table-cell table:formula="of:=MIN(350*([.A103]/350)^2;350)" office:value-type="float" office:value="109.76" calcext:value-type="float">
            <text:p>109,8</text:p>
          </table:table-cell>
          <table:table-cell table:formula="of:=MIN(350*TAN([.A103]/350);350)" office:value-type="float" office:value="219.432337268444" calcext:value-type="float">
            <text:p>219,4</text:p>
          </table:table-cell>
          <table:table-cell table:formula="of:=MIN(350*TAN(([.A103]/350)^2);350)" office:value-type="float" office:value="113.50552497582" calcext:value-type="float">
            <text:p>113,5</text:p>
          </table:table-cell>
          <table:table-cell table:formula="of:=MIN(350*TAN(([.A103]/350)^3);350)" office:value-type="float" office:value="62.1053801752227" calcext:value-type="float">
            <text:p>62,1</text:p>
          </table:table-cell>
          <table:table-cell table:number-columns-repeated="6"/>
        </table:table-row>
        <table:table-row table:style-name="ro1">
          <table:table-cell table:formula="of:=[.A103]+2" office:value-type="float" office:value="198" calcext:value-type="float">
            <text:p>198,0</text:p>
          </table:table-cell>
          <table:table-cell table:formula="of:=[.A104]" office:value-type="float" office:value="198" calcext:value-type="float">
            <text:p>198,0</text:p>
          </table:table-cell>
          <table:table-cell table:formula="of:=MIN(350*([.A104]/350)^2;350)" office:value-type="float" office:value="112.011428571429" calcext:value-type="float">
            <text:p>112,0</text:p>
          </table:table-cell>
          <table:table-cell table:formula="of:=MIN(350*TAN([.A104]/350);350)" office:value-type="float" office:value="222.228516647044" calcext:value-type="float">
            <text:p>222,2</text:p>
          </table:table-cell>
          <table:table-cell table:formula="of:=MIN(350*TAN(([.A104]/350)^2);350)" office:value-type="float" office:value="115.998975610741" calcext:value-type="float">
            <text:p>116,0</text:p>
          </table:table-cell>
          <table:table-cell table:formula="of:=MIN(350*TAN(([.A104]/350)^3);350)" office:value-type="float" office:value="64.0680074895466" calcext:value-type="float">
            <text:p>64,1</text:p>
          </table:table-cell>
          <table:table-cell table:number-columns-repeated="6"/>
        </table:table-row>
        <table:table-row table:style-name="ro1">
          <table:table-cell table:formula="of:=[.A104]+2" office:value-type="float" office:value="200" calcext:value-type="float">
            <text:p>200,0</text:p>
          </table:table-cell>
          <table:table-cell table:formula="of:=[.A105]" office:value-type="float" office:value="200" calcext:value-type="float">
            <text:p>200,0</text:p>
          </table:table-cell>
          <table:table-cell table:formula="of:=MIN(350*([.A105]/350)^2;350)" office:value-type="float" office:value="114.285714285714" calcext:value-type="float">
            <text:p>114,3</text:p>
          </table:table-cell>
          <table:table-cell table:formula="of:=MIN(350*TAN([.A105]/350);350)" office:value-type="float" office:value="225.045060445599" calcext:value-type="float">
            <text:p>225,0</text:p>
          </table:table-cell>
          <table:table-cell table:formula="of:=MIN(350*TAN(([.A105]/350)^2);350)" office:value-type="float" office:value="118.528558883719" calcext:value-type="float">
            <text:p>118,5</text:p>
          </table:table-cell>
          <table:table-cell table:formula="of:=MIN(350*TAN(([.A105]/350)^3);350)" office:value-type="float" office:value="66.0747145857672" calcext:value-type="float">
            <text:p>66,1</text:p>
          </table:table-cell>
          <table:table-cell table:number-columns-repeated="6"/>
        </table:table-row>
        <table:table-row table:style-name="ro1">
          <table:table-cell table:formula="of:=[.A105]+2" office:value-type="float" office:value="202" calcext:value-type="float">
            <text:p>202,0</text:p>
          </table:table-cell>
          <table:table-cell table:formula="of:=[.A106]" office:value-type="float" office:value="202" calcext:value-type="float">
            <text:p>202,0</text:p>
          </table:table-cell>
          <table:table-cell table:formula="of:=MIN(350*([.A106]/350)^2;350)" office:value-type="float" office:value="116.582857142857" calcext:value-type="float">
            <text:p>116,6</text:p>
          </table:table-cell>
          <table:table-cell table:formula="of:=MIN(350*TAN([.A106]/350);350)" office:value-type="float" office:value="227.882377915994" calcext:value-type="float">
            <text:p>227,9</text:p>
          </table:table-cell>
          <table:table-cell table:formula="of:=MIN(350*TAN(([.A106]/350)^2);350)" office:value-type="float" office:value="121.094892533165" calcext:value-type="float">
            <text:p>121,1</text:p>
          </table:table-cell>
          <table:table-cell table:formula="of:=MIN(350*TAN(([.A106]/350)^3);350)" office:value-type="float" office:value="68.1262923983068" calcext:value-type="float">
            <text:p>68,1</text:p>
          </table:table-cell>
          <table:table-cell table:number-columns-repeated="6"/>
        </table:table-row>
        <table:table-row table:style-name="ro1">
          <table:table-cell table:formula="of:=[.A106]+2" office:value-type="float" office:value="204" calcext:value-type="float">
            <text:p>204,0</text:p>
          </table:table-cell>
          <table:table-cell table:formula="of:=[.A107]" office:value-type="float" office:value="204" calcext:value-type="float">
            <text:p>204,0</text:p>
          </table:table-cell>
          <table:table-cell table:formula="of:=MIN(350*([.A107]/350)^2;350)" office:value-type="float" office:value="118.902857142857" calcext:value-type="float">
            <text:p>118,9</text:p>
          </table:table-cell>
          <table:table-cell table:formula="of:=MIN(350*TAN([.A107]/350);350)" office:value-type="float" office:value="230.740887103136" calcext:value-type="float">
            <text:p>230,7</text:p>
          </table:table-cell>
          <table:table-cell table:formula="of:=MIN(350*TAN(([.A107]/350)^2);350)" office:value-type="float" office:value="123.698619719369" calcext:value-type="float">
            <text:p>123,7</text:p>
          </table:table-cell>
          <table:table-cell table:formula="of:=MIN(350*TAN(([.A107]/350)^3);350)" office:value-type="float" office:value="70.2235584755347" calcext:value-type="float">
            <text:p>70,2</text:p>
          </table:table-cell>
          <table:table-cell table:number-columns-repeated="6"/>
        </table:table-row>
        <table:table-row table:style-name="ro1">
          <table:table-cell table:formula="of:=[.A107]+2" office:value-type="float" office:value="206" calcext:value-type="float">
            <text:p>206,0</text:p>
          </table:table-cell>
          <table:table-cell table:formula="of:=[.A108]" office:value-type="float" office:value="206" calcext:value-type="float">
            <text:p>206,0</text:p>
          </table:table-cell>
          <table:table-cell table:formula="of:=MIN(350*([.A108]/350)^2;350)" office:value-type="float" office:value="121.245714285714" calcext:value-type="float">
            <text:p>121,2</text:p>
          </table:table-cell>
          <table:table-cell table:formula="of:=MIN(350*TAN([.A108]/350);350)" office:value-type="float" office:value="233.621015109042" calcext:value-type="float">
            <text:p>233,6</text:p>
          </table:table-cell>
          <table:table-cell table:formula="of:=MIN(350*TAN(([.A108]/350)^2);350)" office:value-type="float" office:value="126.340410084802" calcext:value-type="float">
            <text:p>126,3</text:p>
          </table:table-cell>
          <table:table-cell table:formula="of:=MIN(350*TAN(([.A108]/350)^3);350)" office:value-type="float" office:value="72.3673585915305" calcext:value-type="float">
            <text:p>72,4</text:p>
          </table:table-cell>
          <table:table-cell table:number-columns-repeated="6"/>
        </table:table-row>
        <table:table-row table:style-name="ro1">
          <table:table-cell table:formula="of:=[.A108]+2" office:value-type="float" office:value="208" calcext:value-type="float">
            <text:p>208,0</text:p>
          </table:table-cell>
          <table:table-cell table:formula="of:=[.A109]" office:value-type="float" office:value="208" calcext:value-type="float">
            <text:p>208,0</text:p>
          </table:table-cell>
          <table:table-cell table:formula="of:=MIN(350*([.A109]/350)^2;350)" office:value-type="float" office:value="123.611428571429" calcext:value-type="float">
            <text:p>123,6</text:p>
          </table:table-cell>
          <table:table-cell table:formula="of:=MIN(350*TAN([.A109]/350);350)" office:value-type="float" office:value="236.523198366056" calcext:value-type="float">
            <text:p>236,5</text:p>
          </table:table-cell>
          <table:table-cell table:formula="of:=MIN(350*TAN(([.A109]/350)^2);350)" office:value-type="float" office:value="129.020960868054" calcext:value-type="float">
            <text:p>129,0</text:p>
          </table:table-cell>
          <table:table-cell table:formula="of:=MIN(350*TAN(([.A109]/350)^3);350)" office:value-type="float" office:value="74.5585684541198" calcext:value-type="float">
            <text:p>74,6</text:p>
          </table:table-cell>
          <table:table-cell table:number-columns-repeated="6"/>
        </table:table-row>
        <table:table-row table:style-name="ro1">
          <table:table-cell table:formula="of:=[.A109]+2" office:value-type="float" office:value="210" calcext:value-type="float">
            <text:p>210,0</text:p>
          </table:table-cell>
          <table:table-cell table:formula="of:=[.A110]" office:value-type="float" office:value="210" calcext:value-type="float">
            <text:p>210,0</text:p>
          </table:table-cell>
          <table:table-cell table:formula="of:=MIN(350*([.A110]/350)^2;350)" office:value-type="float" office:value="126" calcext:value-type="float">
            <text:p>126,0</text:p>
          </table:table-cell>
          <table:table-cell table:formula="of:=MIN(350*TAN([.A110]/350);350)" office:value-type="float" office:value="239.447882919592" calcext:value-type="float">
            <text:p>239,4</text:p>
          </table:table-cell>
          <table:table-cell table:formula="of:=MIN(350*TAN(([.A110]/350)^2);350)" office:value-type="float" office:value="131.740998074709" calcext:value-type="float">
            <text:p>131,7</text:p>
          </table:table-cell>
          <table:table-cell table:formula="of:=MIN(350*TAN(([.A110]/350)^3);350)" office:value-type="float" office:value="76.7980955156818" calcext:value-type="float">
            <text:p>76,8</text:p>
          </table:table-cell>
          <table:table-cell table:number-columns-repeated="6"/>
        </table:table-row>
        <table:table-row table:style-name="ro1">
          <table:table-cell table:formula="of:=[.A110]+2" office:value-type="float" office:value="212" calcext:value-type="float">
            <text:p>212,0</text:p>
          </table:table-cell>
          <table:table-cell table:formula="of:=[.A111]" office:value-type="float" office:value="212" calcext:value-type="float">
            <text:p>212,0</text:p>
          </table:table-cell>
          <table:table-cell table:formula="of:=MIN(350*([.A111]/350)^2;350)" office:value-type="float" office:value="128.411428571429" calcext:value-type="float">
            <text:p>128,4</text:p>
          </table:table-cell>
          <table:table-cell table:formula="of:=MIN(350*TAN([.A111]/350);350)" office:value-type="float" office:value="242.395524720774" calcext:value-type="float">
            <text:p>242,4</text:p>
          </table:table-cell>
          <table:table-cell table:formula="of:=MIN(350*TAN(([.A111]/350)^2);350)" office:value-type="float" office:value="134.501277708734" calcext:value-type="float">
            <text:p>134,5</text:p>
          </table:table-cell>
          <table:table-cell table:formula="of:=MIN(350*TAN(([.A111]/350)^3);350)" office:value-type="float" office:value="79.0868808937561" calcext:value-type="float">
            <text:p>79,1</text:p>
          </table:table-cell>
          <table:table-cell table:number-columns-repeated="6"/>
        </table:table-row>
        <table:table-row table:style-name="ro1">
          <table:table-cell table:formula="of:=[.A111]+2" office:value-type="float" office:value="214" calcext:value-type="float">
            <text:p>214,0</text:p>
          </table:table-cell>
          <table:table-cell table:formula="of:=[.A112]" office:value-type="float" office:value="214" calcext:value-type="float">
            <text:p>214,0</text:p>
          </table:table-cell>
          <table:table-cell table:formula="of:=MIN(350*([.A112]/350)^2;350)" office:value-type="float" office:value="130.845714285714" calcext:value-type="float">
            <text:p>130,8</text:p>
          </table:table-cell>
          <table:table-cell table:formula="of:=MIN(350*TAN([.A112]/350);350)" office:value-type="float" office:value="245.366589929416" calcext:value-type="float">
            <text:p>245,4</text:p>
          </table:table-cell>
          <table:table-cell table:formula="of:=MIN(350*TAN(([.A112]/350)^2);350)" office:value-type="float" office:value="137.302587068189" calcext:value-type="float">
            <text:p>137,3</text:p>
          </table:table-cell>
          <table:table-cell table:formula="of:=MIN(350*TAN(([.A112]/350)^3);350)" office:value-type="float" office:value="81.4259014090582" calcext:value-type="float">
            <text:p>81,4</text:p>
          </table:table-cell>
          <table:table-cell table:number-columns-repeated="6"/>
        </table:table-row>
        <table:table-row table:style-name="ro1">
          <table:table-cell table:formula="of:=[.A112]+2" office:value-type="float" office:value="216" calcext:value-type="float">
            <text:p>216,0</text:p>
          </table:table-cell>
          <table:table-cell table:formula="of:=[.A113]" office:value-type="float" office:value="216" calcext:value-type="float">
            <text:p>216,0</text:p>
          </table:table-cell>
          <table:table-cell table:formula="of:=MIN(350*([.A113]/350)^2;350)" office:value-type="float" office:value="133.302857142857" calcext:value-type="float">
            <text:p>133,3</text:p>
          </table:table-cell>
          <table:table-cell table:formula="of:=MIN(350*TAN([.A113]/350);350)" office:value-type="float" office:value="248.361555227762" calcext:value-type="float">
            <text:p>248,4</text:p>
          </table:table-cell>
          <table:table-cell table:formula="of:=MIN(350*TAN(([.A113]/350)^2);350)" office:value-type="float" office:value="140.145746109356" calcext:value-type="float">
            <text:p>140,1</text:p>
          </table:table-cell>
          <table:table-cell table:formula="of:=MIN(350*TAN(([.A113]/350)^3);350)" office:value-type="float" office:value="83.8161717491572" calcext:value-type="float">
            <text:p>83,8</text:p>
          </table:table-cell>
          <table:table-cell table:number-columns-repeated="6"/>
        </table:table-row>
        <table:table-row table:style-name="ro1">
          <table:table-cell table:formula="of:=[.A113]+2" office:value-type="float" office:value="218" calcext:value-type="float">
            <text:p>218,0</text:p>
          </table:table-cell>
          <table:table-cell table:formula="of:=[.A114]" office:value-type="float" office:value="218" calcext:value-type="float">
            <text:p>218,0</text:p>
          </table:table-cell>
          <table:table-cell table:formula="of:=MIN(350*([.A114]/350)^2;350)" office:value-type="float" office:value="135.782857142857" calcext:value-type="float">
            <text:p>135,8</text:p>
          </table:table-cell>
          <table:table-cell table:formula="of:=MIN(350*TAN([.A114]/350);350)" office:value-type="float" office:value="251.380908145442" calcext:value-type="float">
            <text:p>251,4</text:p>
          </table:table-cell>
          <table:table-cell table:formula="of:=MIN(350*TAN(([.A114]/350)^2);350)" office:value-type="float" office:value="143.031608883665" calcext:value-type="float">
            <text:p>143,0</text:p>
          </table:table-cell>
          <table:table-cell table:formula="of:=MIN(350*TAN(([.A114]/350)^3);350)" office:value-type="float" office:value="86.258746766761" calcext:value-type="float">
            <text:p>86,3</text:p>
          </table:table-cell>
          <table:table-cell table:number-columns-repeated="6"/>
        </table:table-row>
        <table:table-row table:style-name="ro1">
          <table:table-cell table:formula="of:=[.A114]+2" office:value-type="float" office:value="220" calcext:value-type="float">
            <text:p>220,0</text:p>
          </table:table-cell>
          <table:table-cell table:formula="of:=[.A115]" office:value-type="float" office:value="220" calcext:value-type="float">
            <text:p>220,0</text:p>
          </table:table-cell>
          <table:table-cell table:formula="of:=MIN(350*([.A115]/350)^2;350)" office:value-type="float" office:value="138.285714285714" calcext:value-type="float">
            <text:p>138,3</text:p>
          </table:table-cell>
          <table:table-cell table:formula="of:=MIN(350*TAN([.A115]/350);350)" office:value-type="float" office:value="254.425147396132" calcext:value-type="float">
            <text:p>254,4</text:p>
          </table:table-cell>
          <table:table-cell table:formula="of:=MIN(350*TAN(([.A115]/350)^2);350)" office:value-type="float" office:value="145.961065052131" calcext:value-type="float">
            <text:p>146,0</text:p>
          </table:table-cell>
          <table:table-cell table:formula="of:=MIN(350*TAN(([.A115]/350)^3);350)" office:value-type="float" office:value="88.7547239223304" calcext:value-type="float">
            <text:p>88,8</text:p>
          </table:table-cell>
          <table:table-cell table:number-columns-repeated="6"/>
        </table:table-row>
        <table:table-row table:style-name="ro1">
          <table:table-cell table:formula="of:=[.A115]+2" office:value-type="float" office:value="222" calcext:value-type="float">
            <text:p>222,0</text:p>
          </table:table-cell>
          <table:table-cell table:formula="of:=[.A116]" office:value-type="float" office:value="222" calcext:value-type="float">
            <text:p>222,0</text:p>
          </table:table-cell>
          <table:table-cell table:formula="of:=MIN(350*([.A116]/350)^2;350)" office:value-type="float" office:value="140.811428571429" calcext:value-type="float">
            <text:p>140,8</text:p>
          </table:table-cell>
          <table:table-cell table:formula="of:=MIN(350*TAN([.A116]/350);350)" office:value-type="float" office:value="257.494783226408" calcext:value-type="float">
            <text:p>257,5</text:p>
          </table:table-cell>
          <table:table-cell table:formula="of:=MIN(350*TAN(([.A116]/350)^2);350)" office:value-type="float" office:value="148.935041482342" calcext:value-type="float">
            <text:p>148,9</text:p>
          </table:table-cell>
          <table:table-cell table:formula="of:=MIN(350*TAN(([.A116]/350)^3);350)" office:value-type="float" office:value="91.305245881583" calcext:value-type="float">
            <text:p>91,3</text:p>
          </table:table-cell>
          <table:table-cell table:number-columns-repeated="6"/>
        </table:table-row>
        <table:table-row table:style-name="ro1">
          <table:table-cell table:formula="of:=[.A116]+2" office:value-type="float" office:value="224" calcext:value-type="float">
            <text:p>224,0</text:p>
          </table:table-cell>
          <table:table-cell table:formula="of:=[.A117]" office:value-type="float" office:value="224" calcext:value-type="float">
            <text:p>224,0</text:p>
          </table:table-cell>
          <table:table-cell table:formula="of:=MIN(350*([.A117]/350)^2;350)" office:value-type="float" office:value="143.36" calcext:value-type="float">
            <text:p>143,4</text:p>
          </table:table-cell>
          <table:table-cell table:formula="of:=MIN(350*TAN([.A117]/350);350)" office:value-type="float" office:value="260.590337777337" calcext:value-type="float">
            <text:p>260,6</text:p>
          </table:table-cell>
          <table:table-cell table:formula="of:=MIN(350*TAN(([.A117]/350)^2);350)" office:value-type="float" office:value="151.95450393345" calcext:value-type="float">
            <text:p>152,0</text:p>
          </table:table-cell>
          <table:table-cell table:formula="of:=MIN(350*TAN(([.A117]/350)^3);350)" office:value-type="float" office:value="93.9115032793752" calcext:value-type="float">
            <text:p>93,9</text:p>
          </table:table-cell>
          <table:table-cell table:number-columns-repeated="6"/>
        </table:table-row>
        <table:table-row table:style-name="ro1">
          <table:table-cell table:formula="of:=[.A117]+2" office:value-type="float" office:value="226" calcext:value-type="float">
            <text:p>226,0</text:p>
          </table:table-cell>
          <table:table-cell table:formula="of:=[.A118]" office:value-type="float" office:value="226" calcext:value-type="float">
            <text:p>226,0</text:p>
          </table:table-cell>
          <table:table-cell table:formula="of:=MIN(350*([.A118]/350)^2;350)" office:value-type="float" office:value="145.931428571429" calcext:value-type="float">
            <text:p>145,9</text:p>
          </table:table-cell>
          <table:table-cell table:formula="of:=MIN(350*TAN([.A118]/350);350)" office:value-type="float" office:value="263.712345459334" calcext:value-type="float">
            <text:p>263,7</text:p>
          </table:table-cell>
          <table:table-cell table:formula="of:=MIN(350*TAN(([.A118]/350)^2);350)" office:value-type="float" office:value="155.020458834986" calcext:value-type="float">
            <text:p>155,0</text:p>
          </table:table-cell>
          <table:table-cell table:formula="of:=MIN(350*TAN(([.A118]/350)^3);350)" office:value-type="float" office:value="96.5747376624737" calcext:value-type="float">
            <text:p>96,6</text:p>
          </table:table-cell>
          <table:table-cell table:number-columns-repeated="6"/>
        </table:table-row>
        <table:table-row table:style-name="ro1">
          <table:table-cell table:formula="of:=[.A118]+2" office:value-type="float" office:value="228" calcext:value-type="float">
            <text:p>228,0</text:p>
          </table:table-cell>
          <table:table-cell table:formula="of:=[.A119]" office:value-type="float" office:value="228" calcext:value-type="float">
            <text:p>228,0</text:p>
          </table:table-cell>
          <table:table-cell table:formula="of:=MIN(350*([.A119]/350)^2;350)" office:value-type="float" office:value="148.525714285714" calcext:value-type="float">
            <text:p>148,5</text:p>
          </table:table-cell>
          <table:table-cell table:formula="of:=MIN(350*TAN([.A119]/350);350)" office:value-type="float" office:value="266.861353340887" calcext:value-type="float">
            <text:p>266,9</text:p>
          </table:table-cell>
          <table:table-cell table:formula="of:=MIN(350*TAN(([.A119]/350)^2);350)" office:value-type="float" office:value="158.133955165782" calcext:value-type="float">
            <text:p>158,1</text:p>
          </table:table-cell>
          <table:table-cell table:formula="of:=MIN(350*TAN(([.A119]/350)^3);350)" office:value-type="float" office:value="99.2962446248509" calcext:value-type="float">
            <text:p>99,3</text:p>
          </table:table-cell>
          <table:table-cell table:number-columns-repeated="6"/>
        </table:table-row>
        <table:table-row table:style-name="ro1">
          <table:table-cell table:formula="of:=[.A119]+2" office:value-type="float" office:value="230" calcext:value-type="float">
            <text:p>230,0</text:p>
          </table:table-cell>
          <table:table-cell table:formula="of:=[.A120]" office:value-type="float" office:value="230" calcext:value-type="float">
            <text:p>230,0</text:p>
          </table:table-cell>
          <table:table-cell table:formula="of:=MIN(350*([.A120]/350)^2;350)" office:value-type="float" office:value="151.142857142857" calcext:value-type="float">
            <text:p>151,1</text:p>
          </table:table-cell>
          <table:table-cell table:formula="of:=MIN(350*TAN([.A120]/350);350)" office:value-type="float" office:value="270.037921551751" calcext:value-type="float">
            <text:p>270,0</text:p>
          </table:table-cell>
          <table:table-cell table:formula="of:=MIN(350*TAN(([.A120]/350)^2);350)" office:value-type="float" office:value="161.296086439776" calcext:value-type="float">
            <text:p>161,3</text:p>
          </table:table-cell>
          <table:table-cell table:formula="of:=MIN(350*TAN(([.A120]/350)^3);350)" office:value-type="float" office:value="102.077377150376" calcext:value-type="float">
            <text:p>102,1</text:p>
          </table:table-cell>
          <table:table-cell table:number-columns-repeated="6"/>
        </table:table-row>
        <table:table-row table:style-name="ro1">
          <table:table-cell table:formula="of:=[.A120]+2" office:value-type="float" office:value="232" calcext:value-type="float">
            <text:p>232,0</text:p>
          </table:table-cell>
          <table:table-cell table:formula="of:=[.A121]" office:value-type="float" office:value="232" calcext:value-type="float">
            <text:p>232,0</text:p>
          </table:table-cell>
          <table:table-cell table:formula="of:=MIN(350*([.A121]/350)^2;350)" office:value-type="float" office:value="153.782857142857" calcext:value-type="float">
            <text:p>153,8</text:p>
          </table:table-cell>
          <table:table-cell table:formula="of:=MIN(350*TAN([.A121]/350);350)" office:value-type="float" office:value="273.242623701243" calcext:value-type="float">
            <text:p>273,2</text:p>
          </table:table-cell>
          <table:table-cell table:formula="of:=MIN(350*TAN(([.A121]/350)^2);350)" office:value-type="float" office:value="164.507992805966" calcext:value-type="float">
            <text:p>164,5</text:p>
          </table:table-cell>
          <table:table-cell table:formula="of:=MIN(350*TAN(([.A121]/350)^3);350)" office:value-type="float" office:value="104.919549179143" calcext:value-type="float">
            <text:p>104,9</text:p>
          </table:table-cell>
          <table:table-cell table:number-columns-repeated="6"/>
        </table:table-row>
        <table:table-row table:style-name="ro1">
          <table:table-cell table:formula="of:=[.A121]+2" office:value-type="float" office:value="234" calcext:value-type="float">
            <text:p>234,0</text:p>
          </table:table-cell>
          <table:table-cell table:formula="of:=[.A122]" office:value-type="float" office:value="234" calcext:value-type="float">
            <text:p>234,0</text:p>
          </table:table-cell>
          <table:table-cell table:formula="of:=MIN(350*([.A122]/350)^2;350)" office:value-type="float" office:value="156.445714285714" calcext:value-type="float">
            <text:p>156,4</text:p>
          </table:table-cell>
          <table:table-cell table:formula="of:=MIN(350*TAN([.A122]/350);350)" office:value-type="float" office:value="276.476047312322" calcext:value-type="float">
            <text:p>276,5</text:p>
          </table:table-cell>
          <table:table-cell table:formula="of:=MIN(350*TAN(([.A122]/350)^2);350)" office:value-type="float" office:value="167.770863270382" calcext:value-type="float">
            <text:p>167,8</text:p>
          </table:table-cell>
          <table:table-cell table:formula="of:=MIN(350*TAN(([.A122]/350)^3);350)" office:value-type="float" office:value="107.824239415192" calcext:value-type="float">
            <text:p>107,8</text:p>
          </table:table-cell>
          <table:table-cell table:number-columns-repeated="6"/>
        </table:table-row>
        <table:table-row table:style-name="ro1">
          <table:table-cell table:formula="of:=[.A122]+2" office:value-type="float" office:value="236" calcext:value-type="float">
            <text:p>236,0</text:p>
          </table:table-cell>
          <table:table-cell table:formula="of:=[.A123]" office:value-type="float" office:value="236" calcext:value-type="float">
            <text:p>236,0</text:p>
          </table:table-cell>
          <table:table-cell table:formula="of:=MIN(350*([.A123]/350)^2;350)" office:value-type="float" office:value="159.131428571429" calcext:value-type="float">
            <text:p>159,1</text:p>
          </table:table-cell>
          <table:table-cell table:formula="of:=MIN(350*TAN([.A123]/350);350)" office:value-type="float" office:value="279.738794272153" calcext:value-type="float">
            <text:p>279,7</text:p>
          </table:table-cell>
          <table:table-cell table:formula="of:=MIN(350*TAN(([.A123]/350)^2);350)" office:value-type="float" office:value="171.08593804855" calcext:value-type="float">
            <text:p>171,1</text:p>
          </table:table-cell>
          <table:table-cell table:formula="of:=MIN(350*TAN(([.A123]/350)^3);350)" office:value-type="float" office:value="110.792995395029" calcext:value-type="float">
            <text:p>110,8</text:p>
          </table:table-cell>
          <table:table-cell table:number-columns-repeated="6"/>
        </table:table-row>
        <table:table-row table:style-name="ro1">
          <table:table-cell table:formula="of:=[.A123]+2" office:value-type="float" office:value="238" calcext:value-type="float">
            <text:p>238,0</text:p>
          </table:table-cell>
          <table:table-cell table:formula="of:=[.A124]" office:value-type="float" office:value="238" calcext:value-type="float">
            <text:p>238,0</text:p>
          </table:table-cell>
          <table:table-cell table:formula="of:=MIN(350*([.A124]/350)^2;350)" office:value-type="float" office:value="161.84" calcext:value-type="float">
            <text:p>161,8</text:p>
          </table:table-cell>
          <table:table-cell table:formula="of:=MIN(350*TAN([.A124]/350);350)" office:value-type="float" office:value="283.031481299898" calcext:value-type="float">
            <text:p>283,0</text:p>
          </table:table-cell>
          <table:table-cell table:formula="of:=MIN(350*TAN(([.A124]/350)^2);350)" office:value-type="float" office:value="174.454511057582" calcext:value-type="float">
            <text:p>174,5</text:p>
          </table:table-cell>
          <table:table-cell table:formula="of:=MIN(350*TAN(([.A124]/350)^3);350)" office:value-type="float" office:value="113.82743783824" calcext:value-type="float">
            <text:p>113,8</text:p>
          </table:table-cell>
          <table:table-cell table:number-columns-repeated="6"/>
        </table:table-row>
        <table:table-row table:style-name="ro1">
          <table:table-cell table:formula="of:=[.A124]+2" office:value-type="float" office:value="240" calcext:value-type="float">
            <text:p>240,0</text:p>
          </table:table-cell>
          <table:table-cell table:formula="of:=[.A125]" office:value-type="float" office:value="240" calcext:value-type="float">
            <text:p>240,0</text:p>
          </table:table-cell>
          <table:table-cell table:formula="of:=MIN(350*([.A125]/350)^2;350)" office:value-type="float" office:value="164.571428571429" calcext:value-type="float">
            <text:p>164,6</text:p>
          </table:table-cell>
          <table:table-cell table:formula="of:=MIN(350*TAN([.A125]/350);350)" office:value-type="float" office:value="286.354740432514" calcext:value-type="float">
            <text:p>286,4</text:p>
          </table:table-cell>
          <table:table-cell table:formula="of:=MIN(350*TAN(([.A125]/350)^2);350)" office:value-type="float" office:value="177.877932557792" calcext:value-type="float">
            <text:p>177,9</text:p>
          </table:table-cell>
          <table:table-cell table:formula="of:=MIN(350*TAN(([.A125]/350)^3);350)" office:value-type="float" office:value="116.929265303492" calcext:value-type="float">
            <text:p>116,9</text:p>
          </table:table-cell>
          <table:table-cell table:number-columns-repeated="6"/>
        </table:table-row>
        <table:table-row table:style-name="ro1">
          <table:table-cell table:formula="of:=[.A125]+2" office:value-type="float" office:value="242" calcext:value-type="float">
            <text:p>242,0</text:p>
          </table:table-cell>
          <table:table-cell table:formula="of:=[.A126]" office:value-type="float" office:value="242" calcext:value-type="float">
            <text:p>242,0</text:p>
          </table:table-cell>
          <table:table-cell table:formula="of:=MIN(350*([.A126]/350)^2;350)" office:value-type="float" office:value="167.325714285714" calcext:value-type="float">
            <text:p>167,3</text:p>
          </table:table-cell>
          <table:table-cell table:formula="of:=MIN(350*TAN([.A126]/350);350)" office:value-type="float" office:value="289.709219529388" calcext:value-type="float">
            <text:p>289,7</text:p>
          </table:table-cell>
          <table:table-cell table:formula="of:=MIN(350*TAN(([.A126]/350)^2);350)" office:value-type="float" office:value="181.357611954529" calcext:value-type="float">
            <text:p>181,4</text:p>
          </table:table-cell>
          <table:table-cell table:formula="of:=MIN(350*TAN(([.A126]/350)^3);350)" office:value-type="float" office:value="120.10025917553" calcext:value-type="float">
            <text:p>120,1</text:p>
          </table:table-cell>
          <table:table-cell table:number-columns-repeated="6"/>
        </table:table-row>
        <table:table-row table:style-name="ro1">
          <table:table-cell table:formula="of:=[.A126]+2" office:value-type="float" office:value="244" calcext:value-type="float">
            <text:p>244,0</text:p>
          </table:table-cell>
          <table:table-cell table:formula="of:=[.A127]" office:value-type="float" office:value="244" calcext:value-type="float">
            <text:p>244,0</text:p>
          </table:table-cell>
          <table:table-cell table:formula="of:=MIN(350*([.A127]/350)^2;350)" office:value-type="float" office:value="170.102857142857" calcext:value-type="float">
            <text:p>170,1</text:p>
          </table:table-cell>
          <table:table-cell table:formula="of:=MIN(350*TAN([.A127]/350);350)" office:value-type="float" office:value="293.095582796653" calcext:value-type="float">
            <text:p>293,1</text:p>
          </table:table-cell>
          <table:table-cell table:formula="of:=MIN(350*TAN(([.A127]/350)^2);350)" office:value-type="float" office:value="184.895020771765" calcext:value-type="float">
            <text:p>184,9</text:p>
          </table:table-cell>
          <table:table-cell table:formula="of:=MIN(350*TAN(([.A127]/350)^3);350)" office:value-type="float" office:value="123.342289011278" calcext:value-type="float">
            <text:p>123,3</text:p>
          </table:table-cell>
          <table:table-cell table:number-columns-repeated="6"/>
        </table:table-row>
        <table:table-row table:style-name="ro1">
          <table:table-cell table:formula="of:=[.A127]+2" office:value-type="float" office:value="246" calcext:value-type="float">
            <text:p>246,0</text:p>
          </table:table-cell>
          <table:table-cell table:formula="of:=[.A128]" office:value-type="float" office:value="246" calcext:value-type="float">
            <text:p>246,0</text:p>
          </table:table-cell>
          <table:table-cell table:formula="of:=MIN(350*([.A128]/350)^2;350)" office:value-type="float" office:value="172.902857142857" calcext:value-type="float">
            <text:p>172,9</text:p>
          </table:table-cell>
          <table:table-cell table:formula="of:=MIN(350*TAN([.A128]/350);350)" office:value-type="float" office:value="296.514511332117" calcext:value-type="float">
            <text:p>296,5</text:p>
          </table:table-cell>
          <table:table-cell table:formula="of:=MIN(350*TAN(([.A128]/350)^2);350)" office:value-type="float" office:value="188.491695810008" calcext:value-type="float">
            <text:p>188,5</text:p>
          </table:table-cell>
          <table:table-cell table:formula="of:=MIN(350*TAN(([.A128]/350)^3);350)" office:value-type="float" office:value="126.657318275971" calcext:value-type="float">
            <text:p>126,7</text:p>
          </table:table-cell>
          <table:table-cell table:number-columns-repeated="6"/>
        </table:table-row>
        <table:table-row table:style-name="ro1">
          <table:table-cell table:formula="of:=[.A128]+2" office:value-type="float" office:value="248" calcext:value-type="float">
            <text:p>248,0</text:p>
          </table:table-cell>
          <table:table-cell table:formula="of:=[.A129]" office:value-type="float" office:value="248" calcext:value-type="float">
            <text:p>248,0</text:p>
          </table:table-cell>
          <table:table-cell table:formula="of:=MIN(350*([.A129]/350)^2;350)" office:value-type="float" office:value="175.725714285714" calcext:value-type="float">
            <text:p>175,7</text:p>
          </table:table-cell>
          <table:table-cell table:formula="of:=MIN(350*TAN([.A129]/350);350)" office:value-type="float" office:value="299.966703691752" calcext:value-type="float">
            <text:p>300,0</text:p>
          </table:table-cell>
          <table:table-cell table:formula="of:=MIN(350*TAN(([.A129]/350)^2);350)" office:value-type="float" office:value="192.149242502069" calcext:value-type="float">
            <text:p>192,1</text:p>
          </table:table-cell>
          <table:table-cell table:formula="of:=MIN(350*TAN(([.A129]/350)^3);350)" office:value-type="float" office:value="130.047410503369" calcext:value-type="float">
            <text:p>130,0</text:p>
          </table:table-cell>
          <table:table-cell table:number-columns-repeated="6"/>
        </table:table-row>
        <table:table-row table:style-name="ro1">
          <table:table-cell table:formula="of:=[.A129]+2" office:value-type="float" office:value="250" calcext:value-type="float">
            <text:p>250,0</text:p>
          </table:table-cell>
          <table:table-cell table:formula="of:=[.A130]" office:value-type="float" office:value="250" calcext:value-type="float">
            <text:p>250,0</text:p>
          </table:table-cell>
          <table:table-cell table:formula="of:=MIN(350*([.A130]/350)^2;350)" office:value-type="float" office:value="178.571428571429" calcext:value-type="float">
            <text:p>178,6</text:p>
          </table:table-cell>
          <table:table-cell table:formula="of:=MIN(350*TAN([.A130]/350);350)" office:value-type="float" office:value="303.452876478746" calcext:value-type="float">
            <text:p>303,5</text:p>
          </table:table-cell>
          <table:table-cell table:formula="of:=MIN(350*TAN(([.A130]/350)^2);350)" office:value-type="float" office:value="195.869338481443" calcext:value-type="float">
            <text:p>195,9</text:p>
          </table:table-cell>
          <table:table-cell table:formula="of:=MIN(350*TAN(([.A130]/350)^3);350)" office:value-type="float" office:value="133.514735917582" calcext:value-type="float">
            <text:p>133,5</text:p>
          </table:table-cell>
          <table:table-cell table:number-columns-repeated="6"/>
        </table:table-row>
        <table:table-row table:style-name="ro1">
          <table:table-cell table:formula="of:=[.A130]+2" office:value-type="float" office:value="252" calcext:value-type="float">
            <text:p>252,0</text:p>
          </table:table-cell>
          <table:table-cell table:formula="of:=[.A131]" office:value-type="float" office:value="252" calcext:value-type="float">
            <text:p>252,0</text:p>
          </table:table-cell>
          <table:table-cell table:formula="of:=MIN(350*([.A131]/350)^2;350)" office:value-type="float" office:value="181.44" calcext:value-type="float">
            <text:p>181,4</text:p>
          </table:table-cell>
          <table:table-cell table:formula="of:=MIN(350*TAN([.A131]/350);350)" office:value-type="float" office:value="306.973764956192" calcext:value-type="float">
            <text:p>307,0</text:p>
          </table:table-cell>
          <table:table-cell table:formula="of:=MIN(350*TAN(([.A131]/350)^2);350)" office:value-type="float" office:value="199.653737379275" calcext:value-type="float">
            <text:p>199,7</text:p>
          </table:table-cell>
          <table:table-cell table:formula="of:=MIN(350*TAN(([.A131]/350)^3);350)" office:value-type="float" office:value="137.061578557939" calcext:value-type="float">
            <text:p>137,1</text:p>
          </table:table-cell>
          <table:table-cell table:number-columns-repeated="6"/>
        </table:table-row>
        <table:table-row table:style-name="ro1">
          <table:table-cell table:formula="of:=[.A131]+2" office:value-type="float" office:value="254" calcext:value-type="float">
            <text:p>254,0</text:p>
          </table:table-cell>
          <table:table-cell table:formula="of:=[.A132]" office:value-type="float" office:value="254" calcext:value-type="float">
            <text:p>254,0</text:p>
          </table:table-cell>
          <table:table-cell table:formula="of:=MIN(350*([.A132]/350)^2;350)" office:value-type="float" office:value="184.331428571429" calcext:value-type="float">
            <text:p>184,3</text:p>
          </table:table-cell>
          <table:table-cell table:formula="of:=MIN(350*TAN([.A132]/350);350)" office:value-type="float" office:value="310.53012368453" calcext:value-type="float">
            <text:p>310,5</text:p>
          </table:table-cell>
          <table:table-cell table:formula="of:=MIN(350*TAN(([.A132]/350)^2);350)" office:value-type="float" office:value="203.504272867286" calcext:value-type="float">
            <text:p>203,5</text:p>
          </table:table-cell>
          <table:table-cell table:formula="of:=MIN(350*TAN(([.A132]/350)^3);350)" office:value-type="float" office:value="140.69034395267" calcext:value-type="float">
            <text:p>140,7</text:p>
          </table:table-cell>
          <table:table-cell table:number-columns-repeated="6"/>
        </table:table-row>
        <table:table-row table:style-name="ro1">
          <table:table-cell table:formula="of:=[.A132]+2" office:value-type="float" office:value="256" calcext:value-type="float">
            <text:p>256,0</text:p>
          </table:table-cell>
          <table:table-cell table:formula="of:=[.A133]" office:value-type="float" office:value="256" calcext:value-type="float">
            <text:p>256,0</text:p>
          </table:table-cell>
          <table:table-cell table:formula="of:=MIN(350*([.A133]/350)^2;350)" office:value-type="float" office:value="187.245714285714" calcext:value-type="float">
            <text:p>187,2</text:p>
          </table:table-cell>
          <table:table-cell table:formula="of:=MIN(350*TAN([.A133]/350);350)" office:value-type="float" office:value="314.122727184923" calcext:value-type="float">
            <text:p>314,1</text:p>
          </table:table-cell>
          <table:table-cell table:formula="of:=MIN(350*TAN(([.A133]/350)^2);350)" office:value-type="float" office:value="207.422862965545" calcext:value-type="float">
            <text:p>207,4</text:p>
          </table:table-cell>
          <table:table-cell table:formula="of:=MIN(350*TAN(([.A133]/350)^3);350)" office:value-type="float" office:value="144.403567392044" calcext:value-type="float">
            <text:p>144,4</text:p>
          </table:table-cell>
          <table:table-cell table:number-columns-repeated="6"/>
        </table:table-row>
        <table:table-row table:style-name="ro1">
          <table:table-cell table:formula="of:=[.A133]+2" office:value-type="float" office:value="258" calcext:value-type="float">
            <text:p>258,0</text:p>
          </table:table-cell>
          <table:table-cell table:formula="of:=[.A134]" office:value-type="float" office:value="258" calcext:value-type="float">
            <text:p>258,0</text:p>
          </table:table-cell>
          <table:table-cell table:formula="of:=MIN(350*([.A134]/350)^2;350)" office:value-type="float" office:value="190.182857142857" calcext:value-type="float">
            <text:p>190,2</text:p>
          </table:table-cell>
          <table:table-cell table:formula="of:=MIN(350*TAN([.A134]/350);350)" office:value-type="float" office:value="317.752370629809" calcext:value-type="float">
            <text:p>317,8</text:p>
          </table:table-cell>
          <table:table-cell table:formula="of:=MIN(350*TAN(([.A134]/350)^2);350)" office:value-type="float" office:value="211.411514635662" calcext:value-type="float">
            <text:p>211,4</text:p>
          </table:table-cell>
          <table:table-cell table:formula="of:=MIN(350*TAN(([.A134]/350)^3);350)" office:value-type="float" office:value="148.203922857061" calcext:value-type="float">
            <text:p>148,2</text:p>
          </table:table-cell>
          <table:table-cell table:number-columns-repeated="6"/>
        </table:table-row>
        <table:table-row table:style-name="ro1">
          <table:table-cell table:formula="of:=[.A134]+2" office:value-type="float" office:value="260" calcext:value-type="float">
            <text:p>260,0</text:p>
          </table:table-cell>
          <table:table-cell table:formula="of:=[.A135]" office:value-type="float" office:value="260" calcext:value-type="float">
            <text:p>260,0</text:p>
          </table:table-cell>
          <table:table-cell table:formula="of:=MIN(350*([.A135]/350)^2;350)" office:value-type="float" office:value="193.142857142857" calcext:value-type="float">
            <text:p>193,1</text:p>
          </table:table-cell>
          <table:table-cell table:formula="of:=MIN(350*TAN([.A135]/350);350)" office:value-type="float" office:value="321.419870561954" calcext:value-type="float">
            <text:p>321,4</text:p>
          </table:table-cell>
          <table:table-cell table:formula="of:=MIN(350*TAN(([.A135]/350)^2);350)" office:value-type="float" office:value="215.47232868179" calcext:value-type="float">
            <text:p>215,5</text:p>
          </table:table-cell>
          <table:table-cell table:formula="of:=MIN(350*TAN(([.A135]/350)^3);350)" office:value-type="float" office:value="152.09423266593" calcext:value-type="float">
            <text:p>152,1</text:p>
          </table:table-cell>
          <table:table-cell table:number-columns-repeated="6"/>
        </table:table-row>
        <table:table-row table:style-name="ro1">
          <table:table-cell table:formula="of:=[.A135]+2" office:value-type="float" office:value="262" calcext:value-type="float">
            <text:p>262,0</text:p>
          </table:table-cell>
          <table:table-cell table:formula="of:=[.A136]" office:value-type="float" office:value="262" calcext:value-type="float">
            <text:p>262,0</text:p>
          </table:table-cell>
          <table:table-cell table:formula="of:=MIN(350*([.A136]/350)^2;350)" office:value-type="float" office:value="196.125714285714" calcext:value-type="float">
            <text:p>196,1</text:p>
          </table:table-cell>
          <table:table-cell table:formula="of:=MIN(350*TAN([.A136]/350);350)" office:value-type="float" office:value="325.126065643383" calcext:value-type="float">
            <text:p>325,1</text:p>
          </table:table-cell>
          <table:table-cell table:formula="of:=MIN(350*TAN(([.A136]/350)^2);350)" office:value-type="float" office:value="219.607504983882" calcext:value-type="float">
            <text:p>219,6</text:p>
          </table:table-cell>
          <table:table-cell table:formula="of:=MIN(350*TAN(([.A136]/350)^3);350)" office:value-type="float" office:value="156.077477907424" calcext:value-type="float">
            <text:p>156,1</text:p>
          </table:table-cell>
          <table:table-cell table:number-columns-repeated="6"/>
        </table:table-row>
        <table:table-row table:style-name="ro1">
          <table:table-cell table:formula="of:=[.A136]+2" office:value-type="float" office:value="264" calcext:value-type="float">
            <text:p>264,0</text:p>
          </table:table-cell>
          <table:table-cell table:formula="of:=[.A137]" office:value-type="float" office:value="264" calcext:value-type="float">
            <text:p>264,0</text:p>
          </table:table-cell>
          <table:table-cell table:formula="of:=MIN(350*([.A137]/350)^2;350)" office:value-type="float" office:value="199.131428571429" calcext:value-type="float">
            <text:p>199,1</text:p>
          </table:table-cell>
          <table:table-cell table:formula="of:=MIN(350*TAN([.A137]/350);350)" office:value-type="float" office:value="328.871817435663" calcext:value-type="float">
            <text:p>328,9</text:p>
          </table:table-cell>
          <table:table-cell table:formula="of:=MIN(350*TAN(([.A137]/350)^2);350)" office:value-type="float" office:value="223.819348089862" calcext:value-type="float">
            <text:p>223,8</text:p>
          </table:table-cell>
          <table:table-cell table:formula="of:=MIN(350*TAN(([.A137]/350)^3);350)" office:value-type="float" office:value="160.156809738" calcext:value-type="float">
            <text:p>160,2</text:p>
          </table:table-cell>
          <table:table-cell table:number-columns-repeated="6"/>
        </table:table-row>
        <table:table-row table:style-name="ro1">
          <table:table-cell table:formula="of:=[.A137]+2" office:value-type="float" office:value="266" calcext:value-type="float">
            <text:p>266,0</text:p>
          </table:table-cell>
          <table:table-cell table:formula="of:=[.A138]" office:value-type="float" office:value="266" calcext:value-type="float">
            <text:p>266,0</text:p>
          </table:table-cell>
          <table:table-cell table:formula="of:=MIN(350*([.A138]/350)^2;350)" office:value-type="float" office:value="202.16" calcext:value-type="float">
            <text:p>202,2</text:p>
          </table:table-cell>
          <table:table-cell table:formula="of:=MIN(350*TAN([.A138]/350);350)" office:value-type="float" office:value="332.658011213081" calcext:value-type="float">
            <text:p>332,7</text:p>
          </table:table-cell>
          <table:table-cell table:formula="of:=MIN(350*TAN(([.A138]/350)^2);350)" office:value-type="float" office:value="228.110273195847" calcext:value-type="float">
            <text:p>228,1</text:p>
          </table:table-cell>
          <table:table-cell table:formula="of:=MIN(350*TAN(([.A138]/350)^3);350)" office:value-type="float" office:value="164.335561628277" calcext:value-type="float">
            <text:p>164,3</text:p>
          </table:table-cell>
          <table:table-cell table:number-columns-repeated="6"/>
        </table:table-row>
        <table:table-row table:style-name="ro1">
          <table:table-cell table:formula="of:=[.A138]+2" office:value-type="float" office:value="268" calcext:value-type="float">
            <text:p>268,0</text:p>
          </table:table-cell>
          <table:table-cell table:formula="of:=[.A139]" office:value-type="float" office:value="268" calcext:value-type="float">
            <text:p>268,0</text:p>
          </table:table-cell>
          <table:table-cell table:formula="of:=MIN(350*([.A139]/350)^2;350)" office:value-type="float" office:value="205.211428571429" calcext:value-type="float">
            <text:p>205,2</text:p>
          </table:table-cell>
          <table:table-cell table:formula="of:=MIN(350*TAN([.A139]/350);350)" office:value-type="float" office:value="336.485556810356" calcext:value-type="float">
            <text:p>336,5</text:p>
          </table:table-cell>
          <table:table-cell table:formula="of:=MIN(350*TAN(([.A139]/350)^2);350)" office:value-type="float" office:value="232.482812546293" calcext:value-type="float">
            <text:p>232,5</text:p>
          </table:table-cell>
          <table:table-cell table:formula="of:=MIN(350*TAN(([.A139]/350)^3);350)" office:value-type="float" office:value="168.617262654362" calcext:value-type="float">
            <text:p>168,6</text:p>
          </table:table-cell>
          <table:table-cell table:number-columns-repeated="6"/>
        </table:table-row>
        <table:table-row table:style-name="ro1">
          <table:table-cell table:formula="of:=[.A139]+2" office:value-type="float" office:value="270" calcext:value-type="float">
            <text:p>270,0</text:p>
          </table:table-cell>
          <table:table-cell table:formula="of:=[.A140]" office:value-type="float" office:value="270" calcext:value-type="float">
            <text:p>270,0</text:p>
          </table:table-cell>
          <table:table-cell table:formula="of:=MIN(350*([.A140]/350)^2;350)" office:value-type="float" office:value="208.285714285714" calcext:value-type="float">
            <text:p>208,3</text:p>
          </table:table-cell>
          <table:table-cell table:formula="of:=MIN(350*TAN([.A140]/350);350)" office:value-type="float" office:value="340.355389506611" calcext:value-type="float">
            <text:p>340,4</text:p>
          </table:table-cell>
          <table:table-cell table:formula="of:=MIN(350*TAN(([.A140]/350)^2);350)" office:value-type="float" office:value="236.939622288955" calcext:value-type="float">
            <text:p>236,9</text:p>
          </table:table-cell>
          <table:table-cell table:formula="of:=MIN(350*TAN(([.A140]/350)^3);350)" office:value-type="float" office:value="173.005651940698" calcext:value-type="float">
            <text:p>173,0</text:p>
          </table:table-cell>
          <table:table-cell table:number-columns-repeated="6"/>
        </table:table-row>
        <table:table-row table:style-name="ro1">
          <table:table-cell table:formula="of:=[.A140]+2" office:value-type="float" office:value="272" calcext:value-type="float">
            <text:p>272,0</text:p>
          </table:table-cell>
          <table:table-cell table:formula="of:=[.A141]" office:value-type="float" office:value="272" calcext:value-type="float">
            <text:p>272,0</text:p>
          </table:table-cell>
          <table:table-cell table:formula="of:=MIN(350*([.A141]/350)^2;350)" office:value-type="float" office:value="211.382857142857" calcext:value-type="float">
            <text:p>211,4</text:p>
          </table:table-cell>
          <table:table-cell table:formula="of:=MIN(350*TAN([.A141]/350);350)" office:value-type="float" office:value="344.26847094744" calcext:value-type="float">
            <text:p>344,3</text:p>
          </table:table-cell>
          <table:table-cell table:formula="of:=MIN(350*TAN(([.A141]/350)^2);350)" office:value-type="float" office:value="241.483489822893" calcext:value-type="float">
            <text:p>241,5</text:p>
          </table:table-cell>
          <table:table-cell table:formula="of:=MIN(350*TAN(([.A141]/350)^3);350)" office:value-type="float" office:value="177.504694373754" calcext:value-type="float">
            <text:p>177,5</text:p>
          </table:table-cell>
          <table:table-cell table:number-columns-repeated="6"/>
        </table:table-row>
        <table:table-row table:style-name="ro1">
          <table:table-cell table:formula="of:=[.A141]+2" office:value-type="float" office:value="274" calcext:value-type="float">
            <text:p>274,0</text:p>
          </table:table-cell>
          <table:table-cell table:formula="of:=[.A142]" office:value-type="float" office:value="274" calcext:value-type="float">
            <text:p>274,0</text:p>
          </table:table-cell>
          <table:table-cell table:formula="of:=MIN(350*([.A142]/350)^2;350)" office:value-type="float" office:value="214.502857142857" calcext:value-type="float">
            <text:p>214,5</text:p>
          </table:table-cell>
          <table:table-cell table:formula="of:=MIN(350*TAN([.A142]/350);350)" office:value-type="float" office:value="348.225790107001" calcext:value-type="float">
            <text:p>348,2</text:p>
          </table:table-cell>
          <table:table-cell table:formula="of:=MIN(350*TAN(([.A142]/350)^2);350)" office:value-type="float" office:value="246.117341681478" calcext:value-type="float">
            <text:p>246,1</text:p>
          </table:table-cell>
          <table:table-cell table:formula="of:=MIN(350*TAN(([.A142]/350)^3);350)" office:value-type="float" office:value="182.118597720286" calcext:value-type="float">
            <text:p>182,1</text:p>
          </table:table-cell>
          <table:table-cell table:number-columns-repeated="6"/>
        </table:table-row>
        <table:table-row table:style-name="ro1">
          <table:table-cell table:formula="of:=[.A142]+2" office:value-type="float" office:value="276" calcext:value-type="float">
            <text:p>276,0</text:p>
          </table:table-cell>
          <table:table-cell table:formula="of:=[.A143]" office:value-type="float" office:value="276" calcext:value-type="float">
            <text:p>276,0</text:p>
          </table:table-cell>
          <table:table-cell table:formula="of:=MIN(350*([.A143]/350)^2;350)" office:value-type="float" office:value="217.645714285714" calcext:value-type="float">
            <text:p>217,6</text:p>
          </table:table-cell>
          <table:table-cell table:formula="of:=MIN(350*TAN([.A143]/350);350)" office:value-type="float" office:value="350" calcext:value-type="float">
            <text:p>350,0</text:p>
          </table:table-cell>
          <table:table-cell table:formula="of:=MIN(350*TAN(([.A143]/350)^2);350)" office:value-type="float" office:value="250.844251996484" calcext:value-type="float">
            <text:p>250,8</text:p>
          </table:table-cell>
          <table:table-cell table:formula="of:=MIN(350*TAN(([.A143]/350)^3);350)" office:value-type="float" office:value="186.851831300235" calcext:value-type="float">
            <text:p>186,9</text:p>
          </table:table-cell>
          <table:table-cell table:number-columns-repeated="6"/>
        </table:table-row>
        <table:table-row table:style-name="ro1">
          <table:table-cell table:formula="of:=[.A143]+2" office:value-type="float" office:value="278" calcext:value-type="float">
            <text:p>278,0</text:p>
          </table:table-cell>
          <table:table-cell table:formula="of:=[.A144]" office:value-type="float" office:value="278" calcext:value-type="float">
            <text:p>278,0</text:p>
          </table:table-cell>
          <table:table-cell table:formula="of:=MIN(350*([.A144]/350)^2;350)" office:value-type="float" office:value="220.811428571429" calcext:value-type="float">
            <text:p>220,8</text:p>
          </table:table-cell>
          <table:table-cell table:formula="of:=MIN(350*TAN([.A144]/350);350)" office:value-type="float" office:value="350" calcext:value-type="float">
            <text:p>350,0</text:p>
          </table:table-cell>
          <table:table-cell table:formula="of:=MIN(350*TAN(([.A144]/350)^2);350)" office:value-type="float" office:value="255.667451593913" calcext:value-type="float">
            <text:p>255,7</text:p>
          </table:table-cell>
          <table:table-cell table:formula="of:=MIN(350*TAN(([.A144]/350)^3);350)" office:value-type="float" office:value="191.70914638301" calcext:value-type="float">
            <text:p>191,7</text:p>
          </table:table-cell>
          <table:table-cell table:number-columns-repeated="6"/>
        </table:table-row>
        <table:table-row table:style-name="ro1">
          <table:table-cell table:formula="of:=[.A144]+2" office:value-type="float" office:value="280" calcext:value-type="float">
            <text:p>280,0</text:p>
          </table:table-cell>
          <table:table-cell table:formula="of:=[.A145]" office:value-type="float" office:value="280" calcext:value-type="float">
            <text:p>280,0</text:p>
          </table:table-cell>
          <table:table-cell table:formula="of:=MIN(350*([.A145]/350)^2;350)" office:value-type="float" office:value="224" calcext:value-type="float">
            <text:p>224,0</text:p>
          </table:table-cell>
          <table:table-cell table:formula="of:=MIN(350*TAN([.A145]/350);350)" office:value-type="float" office:value="350" calcext:value-type="float">
            <text:p>350,0</text:p>
          </table:table-cell>
          <table:table-cell table:formula="of:=MIN(350*TAN(([.A145]/350)^2);350)" office:value-type="float" office:value="260.590337777337" calcext:value-type="float">
            <text:p>260,6</text:p>
          </table:table-cell>
          <table:table-cell table:formula="of:=MIN(350*TAN(([.A145]/350)^3);350)" office:value-type="float" office:value="196.695598497159" calcext:value-type="float">
            <text:p>196,7</text:p>
          </table:table-cell>
          <table:table-cell table:number-columns-repeated="6"/>
        </table:table-row>
        <table:table-row table:style-name="ro1">
          <table:table-cell table:formula="of:=[.A145]+2" office:value-type="float" office:value="282" calcext:value-type="float">
            <text:p>282,0</text:p>
          </table:table-cell>
          <table:table-cell table:formula="of:=[.A146]" office:value-type="float" office:value="282" calcext:value-type="float">
            <text:p>282,0</text:p>
          </table:table-cell>
          <table:table-cell table:formula="of:=MIN(350*([.A146]/350)^2;350)" office:value-type="float" office:value="227.211428571429" calcext:value-type="float">
            <text:p>227,2</text:p>
          </table:table-cell>
          <table:table-cell table:formula="of:=MIN(350*TAN([.A146]/350);350)" office:value-type="float" office:value="350" calcext:value-type="float">
            <text:p>350,0</text:p>
          </table:table-cell>
          <table:table-cell table:formula="of:=MIN(350*TAN(([.A146]/350)^2);350)" office:value-type="float" office:value="265.616484860224" calcext:value-type="float">
            <text:p>265,6</text:p>
          </table:table-cell>
          <table:table-cell table:formula="of:=MIN(350*TAN(([.A146]/350)^3);350)" office:value-type="float" office:value="201.816571867811" calcext:value-type="float">
            <text:p>201,8</text:p>
          </table:table-cell>
          <table:table-cell table:number-columns-repeated="6"/>
        </table:table-row>
        <table:table-row table:style-name="ro1">
          <table:table-cell table:formula="of:=[.A146]+2" office:value-type="float" office:value="284" calcext:value-type="float">
            <text:p>284,0</text:p>
          </table:table-cell>
          <table:table-cell table:formula="of:=[.A147]" office:value-type="float" office:value="284" calcext:value-type="float">
            <text:p>284,0</text:p>
          </table:table-cell>
          <table:table-cell table:formula="of:=MIN(350*([.A147]/350)^2;350)" office:value-type="float" office:value="230.445714285714" calcext:value-type="float">
            <text:p>230,4</text:p>
          </table:table-cell>
          <table:table-cell table:formula="of:=MIN(350*TAN([.A147]/350);350)" office:value-type="float" office:value="350" calcext:value-type="float">
            <text:p>350,0</text:p>
          </table:table-cell>
          <table:table-cell table:formula="of:=MIN(350*TAN(([.A147]/350)^2);350)" office:value-type="float" office:value="270.749655515058" calcext:value-type="float">
            <text:p>270,7</text:p>
          </table:table-cell>
          <table:table-cell table:formula="of:=MIN(350*TAN(([.A147]/350)^3);350)" office:value-type="float" office:value="207.077806224221" calcext:value-type="float">
            <text:p>207,1</text:p>
          </table:table-cell>
          <table:table-cell table:number-columns-repeated="6"/>
        </table:table-row>
        <table:table-row table:style-name="ro1">
          <table:table-cell table:formula="of:=[.A147]+2" office:value-type="float" office:value="286" calcext:value-type="float">
            <text:p>286,0</text:p>
          </table:table-cell>
          <table:table-cell table:formula="of:=[.A148]" office:value-type="float" office:value="286" calcext:value-type="float">
            <text:p>286,0</text:p>
          </table:table-cell>
          <table:table-cell table:formula="of:=MIN(350*([.A148]/350)^2;350)" office:value-type="float" office:value="233.702857142857" calcext:value-type="float">
            <text:p>233,7</text:p>
          </table:table-cell>
          <table:table-cell table:formula="of:=MIN(350*TAN([.A148]/350);350)" office:value-type="float" office:value="350" calcext:value-type="float">
            <text:p>350,0</text:p>
          </table:table-cell>
          <table:table-cell table:formula="of:=MIN(350*TAN(([.A148]/350)^2);350)" office:value-type="float" office:value="275.9938130142" calcext:value-type="float">
            <text:p>276,0</text:p>
          </table:table-cell>
          <table:table-cell table:formula="of:=MIN(350*TAN(([.A148]/350)^3);350)" office:value-type="float" office:value="212.485426251791" calcext:value-type="float">
            <text:p>212,5</text:p>
          </table:table-cell>
          <table:table-cell table:number-columns-repeated="6"/>
        </table:table-row>
        <table:table-row table:style-name="ro1">
          <table:table-cell table:formula="of:=[.A148]+2" office:value-type="float" office:value="288" calcext:value-type="float">
            <text:p>288,0</text:p>
          </table:table-cell>
          <table:table-cell table:formula="of:=[.A149]" office:value-type="float" office:value="288" calcext:value-type="float">
            <text:p>288,0</text:p>
          </table:table-cell>
          <table:table-cell table:formula="of:=MIN(350*([.A149]/350)^2;350)" office:value-type="float" office:value="236.982857142857" calcext:value-type="float">
            <text:p>237,0</text:p>
          </table:table-cell>
          <table:table-cell table:formula="of:=MIN(350*TAN([.A149]/350);350)" office:value-type="float" office:value="350" calcext:value-type="float">
            <text:p>350,0</text:p>
          </table:table-cell>
          <table:table-cell table:formula="of:=MIN(350*TAN(([.A149]/350)^2);350)" office:value-type="float" office:value="281.35313444536" calcext:value-type="float">
            <text:p>281,4</text:p>
          </table:table-cell>
          <table:table-cell table:formula="of:=MIN(350*TAN(([.A149]/350)^3);350)" office:value-type="float" office:value="218.045973999938" calcext:value-type="float">
            <text:p>218,0</text:p>
          </table:table-cell>
          <table:table-cell table:number-columns-repeated="6"/>
        </table:table-row>
        <table:table-row table:style-name="ro1">
          <table:table-cell table:formula="of:=[.A149]+2" office:value-type="float" office:value="290" calcext:value-type="float">
            <text:p>290,0</text:p>
          </table:table-cell>
          <table:table-cell table:formula="of:=[.A150]" office:value-type="float" office:value="290" calcext:value-type="float">
            <text:p>290,0</text:p>
          </table:table-cell>
          <table:table-cell table:formula="of:=MIN(350*([.A150]/350)^2;350)" office:value-type="float" office:value="240.285714285714" calcext:value-type="float">
            <text:p>240,3</text:p>
          </table:table-cell>
          <table:table-cell table:formula="of:=MIN(350*TAN([.A150]/350);350)" office:value-type="float" office:value="350" calcext:value-type="float">
            <text:p>350,0</text:p>
          </table:table-cell>
          <table:table-cell table:formula="of:=MIN(350*TAN(([.A150]/350)^2);350)" office:value-type="float" office:value="286.832024993495" calcext:value-type="float">
            <text:p>286,8</text:p>
          </table:table-cell>
          <table:table-cell table:formula="of:=MIN(350*TAN(([.A150]/350)^3);350)" office:value-type="float" office:value="223.766444599789" calcext:value-type="float">
            <text:p>223,8</text:p>
          </table:table-cell>
          <table:table-cell table:number-columns-repeated="6"/>
        </table:table-row>
        <table:table-row table:style-name="ro1">
          <table:table-cell table:formula="of:=[.A150]+2" office:value-type="float" office:value="292" calcext:value-type="float">
            <text:p>292,0</text:p>
          </table:table-cell>
          <table:table-cell table:formula="of:=[.A151]" office:value-type="float" office:value="292" calcext:value-type="float">
            <text:p>292,0</text:p>
          </table:table-cell>
          <table:table-cell table:formula="of:=MIN(350*([.A151]/350)^2;350)" office:value-type="float" office:value="243.611428571429" calcext:value-type="float">
            <text:p>243,6</text:p>
          </table:table-cell>
          <table:table-cell table:formula="of:=MIN(350*TAN([.A151]/350);350)" office:value-type="float" office:value="350" calcext:value-type="float">
            <text:p>350,0</text:p>
          </table:table-cell>
          <table:table-cell table:formula="of:=MIN(350*TAN(([.A151]/350)^2);350)" office:value-type="float" office:value="292.435133390944" calcext:value-type="float">
            <text:p>292,4</text:p>
          </table:table-cell>
          <table:table-cell table:formula="of:=MIN(350*TAN(([.A151]/350)^3);350)" office:value-type="float" office:value="229.654325694997" calcext:value-type="float">
            <text:p>229,7</text:p>
          </table:table-cell>
          <table:table-cell table:number-columns-repeated="6"/>
        </table:table-row>
        <table:table-row table:style-name="ro1">
          <table:table-cell table:formula="of:=[.A151]+2" office:value-type="float" office:value="294" calcext:value-type="float">
            <text:p>294,0</text:p>
          </table:table-cell>
          <table:table-cell table:formula="of:=[.A152]" office:value-type="float" office:value="294" calcext:value-type="float">
            <text:p>294,0</text:p>
          </table:table-cell>
          <table:table-cell table:formula="of:=MIN(350*([.A152]/350)^2;350)" office:value-type="float" office:value="246.96" calcext:value-type="float">
            <text:p>247,0</text:p>
          </table:table-cell>
          <table:table-cell table:formula="of:=MIN(350*TAN([.A152]/350);350)" office:value-type="float" office:value="350" calcext:value-type="float">
            <text:p>350,0</text:p>
          </table:table-cell>
          <table:table-cell table:formula="of:=MIN(350*TAN(([.A152]/350)^2);350)" office:value-type="float" office:value="298.167368648882" calcext:value-type="float">
            <text:p>298,2</text:p>
          </table:table-cell>
          <table:table-cell table:formula="of:=MIN(350*TAN(([.A152]/350)^3);350)" office:value-type="float" office:value="235.717641046191" calcext:value-type="float">
            <text:p>235,7</text:p>
          </table:table-cell>
          <table:table-cell table:number-columns-repeated="6"/>
        </table:table-row>
        <table:table-row table:style-name="ro1">
          <table:table-cell table:formula="of:=[.A152]+2" office:value-type="float" office:value="296" calcext:value-type="float">
            <text:p>296,0</text:p>
          </table:table-cell>
          <table:table-cell table:formula="of:=[.A153]" office:value-type="float" office:value="296" calcext:value-type="float">
            <text:p>296,0</text:p>
          </table:table-cell>
          <table:table-cell table:formula="of:=MIN(350*([.A153]/350)^2;350)" office:value-type="float" office:value="250.331428571429" calcext:value-type="float">
            <text:p>250,3</text:p>
          </table:table-cell>
          <table:table-cell table:formula="of:=MIN(350*TAN([.A153]/350);350)" office:value-type="float" office:value="350" calcext:value-type="float">
            <text:p>350,0</text:p>
          </table:table-cell>
          <table:table-cell table:formula="of:=MIN(350*TAN(([.A153]/350)^2);350)" office:value-type="float" office:value="304.033918195852" calcext:value-type="float">
            <text:p>304,0</text:p>
          </table:table-cell>
          <table:table-cell table:formula="of:=MIN(350*TAN(([.A153]/350)^3);350)" office:value-type="float" office:value="241.964998835982" calcext:value-type="float">
            <text:p>242,0</text:p>
          </table:table-cell>
          <table:table-cell table:number-columns-repeated="6"/>
        </table:table-row>
        <table:table-row table:style-name="ro1">
          <table:table-cell table:formula="of:=[.A153]+2" office:value-type="float" office:value="298" calcext:value-type="float">
            <text:p>298,0</text:p>
          </table:table-cell>
          <table:table-cell table:formula="of:=[.A154]" office:value-type="float" office:value="298" calcext:value-type="float">
            <text:p>298,0</text:p>
          </table:table-cell>
          <table:table-cell table:formula="of:=MIN(350*([.A154]/350)^2;350)" office:value-type="float" office:value="253.725714285714" calcext:value-type="float">
            <text:p>253,7</text:p>
          </table:table-cell>
          <table:table-cell table:formula="of:=MIN(350*TAN([.A154]/350);350)" office:value-type="float" office:value="350" calcext:value-type="float">
            <text:p>350,0</text:p>
          </table:table-cell>
          <table:table-cell table:formula="of:=MIN(350*TAN(([.A154]/350)^2);350)" office:value-type="float" office:value="310.040267563426" calcext:value-type="float">
            <text:p>310,0</text:p>
          </table:table-cell>
          <table:table-cell table:formula="of:=MIN(350*TAN(([.A154]/350)^3);350)" office:value-type="float" office:value="248.405645278964" calcext:value-type="float">
            <text:p>248,4</text:p>
          </table:table-cell>
          <table:table-cell table:number-columns-repeated="6"/>
        </table:table-row>
        <table:table-row table:style-name="ro1">
          <table:table-cell table:formula="of:=[.A154]+2" office:value-type="float" office:value="300" calcext:value-type="float">
            <text:p>300,0</text:p>
          </table:table-cell>
          <table:table-cell table:formula="of:=[.A155]" office:value-type="float" office:value="300" calcext:value-type="float">
            <text:p>300,0</text:p>
          </table:table-cell>
          <table:table-cell table:formula="of:=MIN(350*([.A155]/350)^2;350)" office:value-type="float" office:value="257.142857142857" calcext:value-type="float">
            <text:p>257,1</text:p>
          </table:table-cell>
          <table:table-cell table:formula="of:=MIN(350*TAN([.A155]/350);350)" office:value-type="float" office:value="350" calcext:value-type="float">
            <text:p>350,0</text:p>
          </table:table-cell>
          <table:table-cell table:formula="of:=MIN(350*TAN(([.A155]/350)^2);350)" office:value-type="float" office:value="316.192221775227" calcext:value-type="float">
            <text:p>316,2</text:p>
          </table:table-cell>
          <table:table-cell table:formula="of:=MIN(350*TAN(([.A155]/350)^3);350)" office:value-type="float" office:value="255.049524231601" calcext:value-type="float">
            <text:p>255,0</text:p>
          </table:table-cell>
          <table:table-cell table:number-columns-repeated="6"/>
        </table:table-row>
        <table:table-row table:style-name="ro1">
          <table:table-cell table:formula="of:=[.A155]+2" office:value-type="float" office:value="302" calcext:value-type="float">
            <text:p>302,0</text:p>
          </table:table-cell>
          <table:table-cell table:formula="of:=[.A156]" office:value-type="float" office:value="302" calcext:value-type="float">
            <text:p>302,0</text:p>
          </table:table-cell>
          <table:table-cell table:formula="of:=MIN(350*([.A156]/350)^2;350)" office:value-type="float" office:value="260.582857142857" calcext:value-type="float">
            <text:p>260,6</text:p>
          </table:table-cell>
          <table:table-cell table:formula="of:=MIN(350*TAN([.A156]/350);350)" office:value-type="float" office:value="350" calcext:value-type="float">
            <text:p>350,0</text:p>
          </table:table-cell>
          <table:table-cell table:formula="of:=MIN(350*TAN(([.A156]/350)^2);350)" office:value-type="float" office:value="322.495928613819" calcext:value-type="float">
            <text:p>322,5</text:p>
          </table:table-cell>
          <table:table-cell table:formula="of:=MIN(350*TAN(([.A156]/350)^3);350)" office:value-type="float" office:value="261.907343602951" calcext:value-type="float">
            <text:p>261,9</text:p>
          </table:table-cell>
          <table:table-cell table:number-columns-repeated="6"/>
        </table:table-row>
        <table:table-row table:style-name="ro1">
          <table:table-cell table:formula="of:=[.A156]+2" office:value-type="float" office:value="304" calcext:value-type="float">
            <text:p>304,0</text:p>
          </table:table-cell>
          <table:table-cell table:formula="of:=[.A157]" office:value-type="float" office:value="304" calcext:value-type="float">
            <text:p>304,0</text:p>
          </table:table-cell>
          <table:table-cell table:formula="of:=MIN(350*([.A157]/350)^2;350)" office:value-type="float" office:value="264.045714285714" calcext:value-type="float">
            <text:p>264,0</text:p>
          </table:table-cell>
          <table:table-cell table:formula="of:=MIN(350*TAN([.A157]/350);350)" office:value-type="float" office:value="350" calcext:value-type="float">
            <text:p>350,0</text:p>
          </table:table-cell>
          <table:table-cell table:formula="of:=MIN(350*TAN(([.A157]/350)^2);350)" office:value-type="float" office:value="328.957903960695" calcext:value-type="float">
            <text:p>329,0</text:p>
          </table:table-cell>
          <table:table-cell table:formula="of:=MIN(350*TAN(([.A157]/350)^3);350)" office:value-type="float" office:value="268.990649491765" calcext:value-type="float">
            <text:p>269,0</text:p>
          </table:table-cell>
          <table:table-cell table:number-columns-repeated="6"/>
        </table:table-row>
        <table:table-row table:style-name="ro1">
          <table:table-cell table:formula="of:=[.A157]+2" office:value-type="float" office:value="306" calcext:value-type="float">
            <text:p>306,0</text:p>
          </table:table-cell>
          <table:table-cell table:formula="of:=[.A158]" office:value-type="float" office:value="306" calcext:value-type="float">
            <text:p>306,0</text:p>
          </table:table-cell>
          <table:table-cell table:formula="of:=MIN(350*([.A158]/350)^2;350)" office:value-type="float" office:value="267.531428571429" calcext:value-type="float">
            <text:p>267,5</text:p>
          </table:table-cell>
          <table:table-cell table:formula="of:=MIN(350*TAN([.A158]/350);350)" office:value-type="float" office:value="350" calcext:value-type="float">
            <text:p>350,0</text:p>
          </table:table-cell>
          <table:table-cell table:formula="of:=MIN(350*TAN(([.A158]/350)^2);350)" office:value-type="float" office:value="335.585059428166" calcext:value-type="float">
            <text:p>335,6</text:p>
          </table:table-cell>
          <table:table-cell table:formula="of:=MIN(350*TAN(([.A158]/350)^3);350)" office:value-type="float" office:value="276.311909122314" calcext:value-type="float">
            <text:p>276,3</text:p>
          </table:table-cell>
          <table:table-cell table:number-columns-repeated="6"/>
        </table:table-row>
        <table:table-row table:style-name="ro1">
          <table:table-cell table:formula="of:=[.A158]+2" office:value-type="float" office:value="308" calcext:value-type="float">
            <text:p>308,0</text:p>
          </table:table-cell>
          <table:table-cell table:formula="of:=[.A159]" office:value-type="float" office:value="308" calcext:value-type="float">
            <text:p>308,0</text:p>
          </table:table-cell>
          <table:table-cell table:formula="of:=MIN(350*([.A159]/350)^2;350)" office:value-type="float" office:value="271.04" calcext:value-type="float">
            <text:p>271,0</text:p>
          </table:table-cell>
          <table:table-cell table:formula="of:=MIN(350*TAN([.A159]/350);350)" office:value-type="float" office:value="350" calcext:value-type="float">
            <text:p>350,0</text:p>
          </table:table-cell>
          <table:table-cell table:formula="of:=MIN(350*TAN(([.A159]/350)^2);350)" office:value-type="float" office:value="342.38473252871" calcext:value-type="float">
            <text:p>342,4</text:p>
          </table:table-cell>
          <table:table-cell table:formula="of:=MIN(350*TAN(([.A159]/350)^3);350)" office:value-type="float" office:value="283.884603824846" calcext:value-type="float">
            <text:p>283,9</text:p>
          </table:table-cell>
          <table:table-cell table:number-columns-repeated="6"/>
        </table:table-row>
        <table:table-row table:style-name="ro1">
          <table:table-cell table:formula="of:=[.A159]+2" office:value-type="float" office:value="310" calcext:value-type="float">
            <text:p>310,0</text:p>
          </table:table-cell>
          <table:table-cell table:formula="of:=[.A160]" office:value-type="float" office:value="310" calcext:value-type="float">
            <text:p>310,0</text:p>
          </table:table-cell>
          <table:table-cell table:formula="of:=MIN(350*([.A160]/350)^2;350)" office:value-type="float" office:value="274.571428571429" calcext:value-type="float">
            <text:p>274,6</text:p>
          </table:table-cell>
          <table:table-cell table:formula="of:=MIN(350*TAN([.A160]/350);350)" office:value-type="float" office:value="350" calcext:value-type="float">
            <text:p>350,0</text:p>
          </table:table-cell>
          <table:table-cell table:formula="of:=MIN(350*TAN(([.A160]/350)^2);350)" office:value-type="float" office:value="349.364719657916" calcext:value-type="float">
            <text:p>349,4</text:p>
          </table:table-cell>
          <table:table-cell table:formula="of:=MIN(350*TAN(([.A160]/350)^3);350)" office:value-type="float" office:value="291.723333512406" calcext:value-type="float">
            <text:p>291,7</text:p>
          </table:table-cell>
          <table:table-cell table:number-columns-repeated="6"/>
        </table:table-row>
        <table:table-row table:style-name="ro1">
          <table:table-cell table:formula="of:=[.A160]+2" office:value-type="float" office:value="312" calcext:value-type="float">
            <text:p>312,0</text:p>
          </table:table-cell>
          <table:table-cell table:formula="of:=[.A161]" office:value-type="float" office:value="312" calcext:value-type="float">
            <text:p>312,0</text:p>
          </table:table-cell>
          <table:table-cell table:formula="of:=MIN(350*([.A161]/350)^2;350)" office:value-type="float" office:value="278.125714285714" calcext:value-type="float">
            <text:p>278,1</text:p>
          </table:table-cell>
          <table:table-cell table:formula="of:=MIN(350*TAN([.A161]/350);350)" office:value-type="float" office:value="350" calcext:value-type="float">
            <text:p>350,0</text:p>
          </table:table-cell>
          <table:table-cell table:formula="of:=MIN(350*TAN(([.A161]/350)^2);350)" office:value-type="float" office:value="350" calcext:value-type="float">
            <text:p>350,0</text:p>
          </table:table-cell>
          <table:table-cell table:formula="of:=MIN(350*TAN(([.A161]/350)^3);350)" office:value-type="float" office:value="299.84393435057" calcext:value-type="float">
            <text:p>299,8</text:p>
          </table:table-cell>
          <table:table-cell table:number-columns-repeated="6"/>
        </table:table-row>
        <table:table-row table:style-name="ro1">
          <table:table-cell table:formula="of:=[.A161]+2" office:value-type="float" office:value="314" calcext:value-type="float">
            <text:p>314,0</text:p>
          </table:table-cell>
          <table:table-cell table:formula="of:=[.A162]" office:value-type="float" office:value="314" calcext:value-type="float">
            <text:p>314,0</text:p>
          </table:table-cell>
          <table:table-cell table:formula="of:=MIN(350*([.A162]/350)^2;350)" office:value-type="float" office:value="281.702857142857" calcext:value-type="float">
            <text:p>281,7</text:p>
          </table:table-cell>
          <table:table-cell table:formula="of:=MIN(350*TAN([.A162]/350);350)" office:value-type="float" office:value="350" calcext:value-type="float">
            <text:p>350,0</text:p>
          </table:table-cell>
          <table:table-cell table:formula="of:=MIN(350*TAN(([.A162]/350)^2);350)" office:value-type="float" office:value="350" calcext:value-type="float">
            <text:p>350,0</text:p>
          </table:table-cell>
          <table:table-cell table:formula="of:=MIN(350*TAN(([.A162]/350)^3);350)" office:value-type="float" office:value="308.263611609" calcext:value-type="float">
            <text:p>308,3</text:p>
          </table:table-cell>
          <table:table-cell table:number-columns-repeated="6"/>
        </table:table-row>
        <table:table-row table:style-name="ro1">
          <table:table-cell table:formula="of:=[.A162]+2" office:value-type="float" office:value="316" calcext:value-type="float">
            <text:p>316,0</text:p>
          </table:table-cell>
          <table:table-cell table:formula="of:=[.A163]" office:value-type="float" office:value="316" calcext:value-type="float">
            <text:p>316,0</text:p>
          </table:table-cell>
          <table:table-cell table:formula="of:=MIN(350*([.A163]/350)^2;350)" office:value-type="float" office:value="285.302857142857" calcext:value-type="float">
            <text:p>285,3</text:p>
          </table:table-cell>
          <table:table-cell table:formula="of:=MIN(350*TAN([.A163]/350);350)" office:value-type="float" office:value="350" calcext:value-type="float">
            <text:p>350,0</text:p>
          </table:table-cell>
          <table:table-cell table:formula="of:=MIN(350*TAN(([.A163]/350)^2);350)" office:value-type="float" office:value="350" calcext:value-type="float">
            <text:p>350,0</text:p>
          </table:table-cell>
          <table:table-cell table:formula="of:=MIN(350*TAN(([.A163]/350)^3);350)" office:value-type="float" office:value="317.001090033915" calcext:value-type="float">
            <text:p>317,0</text:p>
          </table:table-cell>
          <table:table-cell table:number-columns-repeated="6"/>
        </table:table-row>
        <table:table-row table:style-name="ro1">
          <table:table-cell table:formula="of:=[.A163]+2" office:value-type="float" office:value="318" calcext:value-type="float">
            <text:p>318,0</text:p>
          </table:table-cell>
          <table:table-cell table:formula="of:=[.A164]" office:value-type="float" office:value="318" calcext:value-type="float">
            <text:p>318,0</text:p>
          </table:table-cell>
          <table:table-cell table:formula="of:=MIN(350*([.A164]/350)^2;350)" office:value-type="float" office:value="288.925714285714" calcext:value-type="float">
            <text:p>288,9</text:p>
          </table:table-cell>
          <table:table-cell table:formula="of:=MIN(350*TAN([.A164]/350);350)" office:value-type="float" office:value="350" calcext:value-type="float">
            <text:p>350,0</text:p>
          </table:table-cell>
          <table:table-cell table:formula="of:=MIN(350*TAN(([.A164]/350)^2);350)" office:value-type="float" office:value="350" calcext:value-type="float">
            <text:p>350,0</text:p>
          </table:table-cell>
          <table:table-cell table:formula="of:=MIN(350*TAN(([.A164]/350)^3);350)" office:value-type="float" office:value="326.076784501786" calcext:value-type="float">
            <text:p>326,1</text:p>
          </table:table-cell>
          <table:table-cell table:number-columns-repeated="6"/>
        </table:table-row>
        <table:table-row table:style-name="ro1">
          <table:table-cell table:formula="of:=[.A164]+2" office:value-type="float" office:value="320" calcext:value-type="float">
            <text:p>320,0</text:p>
          </table:table-cell>
          <table:table-cell table:formula="of:=[.A165]" office:value-type="float" office:value="320" calcext:value-type="float">
            <text:p>320,0</text:p>
          </table:table-cell>
          <table:table-cell table:formula="of:=MIN(350*([.A165]/350)^2;350)" office:value-type="float" office:value="292.571428571429" calcext:value-type="float">
            <text:p>292,6</text:p>
          </table:table-cell>
          <table:table-cell table:formula="of:=MIN(350*TAN([.A165]/350);350)" office:value-type="float" office:value="350" calcext:value-type="float">
            <text:p>350,0</text:p>
          </table:table-cell>
          <table:table-cell table:formula="of:=MIN(350*TAN(([.A165]/350)^2);350)" office:value-type="float" office:value="350" calcext:value-type="float">
            <text:p>350,0</text:p>
          </table:table-cell>
          <table:table-cell table:formula="of:=MIN(350*TAN(([.A165]/350)^3);350)" office:value-type="float" office:value="335.512994222972" calcext:value-type="float">
            <text:p>335,5</text:p>
          </table:table-cell>
          <table:table-cell table:number-columns-repeated="6"/>
        </table:table-row>
        <table:table-row table:style-name="ro1">
          <table:table-cell table:formula="of:=[.A165]+2" office:value-type="float" office:value="322" calcext:value-type="float">
            <text:p>322,0</text:p>
          </table:table-cell>
          <table:table-cell table:formula="of:=[.A166]" office:value-type="float" office:value="322" calcext:value-type="float">
            <text:p>322,0</text:p>
          </table:table-cell>
          <table:table-cell table:formula="of:=MIN(350*([.A166]/350)^2;350)" office:value-type="float" office:value="296.24" calcext:value-type="float">
            <text:p>296,2</text:p>
          </table:table-cell>
          <table:table-cell table:formula="of:=MIN(350*TAN([.A166]/350);350)" office:value-type="float" office:value="350" calcext:value-type="float">
            <text:p>350,0</text:p>
          </table:table-cell>
          <table:table-cell table:formula="of:=MIN(350*TAN(([.A166]/350)^2);350)" office:value-type="float" office:value="350" calcext:value-type="float">
            <text:p>350,0</text:p>
          </table:table-cell>
          <table:table-cell table:formula="of:=MIN(350*TAN(([.A166]/350)^3);350)" office:value-type="float" office:value="345.334124380349" calcext:value-type="float">
            <text:p>345,3</text:p>
          </table:table-cell>
          <table:table-cell table:number-columns-repeated="6"/>
        </table:table-row>
        <table:table-row table:style-name="ro1">
          <table:table-cell table:formula="of:=[.A166]+2" office:value-type="float" office:value="324" calcext:value-type="float">
            <text:p>324,0</text:p>
          </table:table-cell>
          <table:table-cell table:formula="of:=[.A167]" office:value-type="float" office:value="324" calcext:value-type="float">
            <text:p>324,0</text:p>
          </table:table-cell>
          <table:table-cell table:formula="of:=MIN(350*([.A167]/350)^2;350)" office:value-type="float" office:value="299.931428571429" calcext:value-type="float">
            <text:p>299,9</text:p>
          </table:table-cell>
          <table:table-cell table:formula="of:=MIN(350*TAN([.A167]/350);350)" office:value-type="float" office:value="350" calcext:value-type="float">
            <text:p>350,0</text:p>
          </table:table-cell>
          <table:table-cell table:formula="of:=MIN(350*TAN(([.A167]/350)^2);350)" office:value-type="float" office:value="350" calcext:value-type="float">
            <text:p>350,0</text:p>
          </table:table-cell>
          <table:table-cell table:formula="of:=MIN(350*TAN(([.A167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67]+2" office:value-type="float" office:value="326" calcext:value-type="float">
            <text:p>326,0</text:p>
          </table:table-cell>
          <table:table-cell table:formula="of:=[.A168]" office:value-type="float" office:value="326" calcext:value-type="float">
            <text:p>326,0</text:p>
          </table:table-cell>
          <table:table-cell table:formula="of:=MIN(350*([.A168]/350)^2;350)" office:value-type="float" office:value="303.645714285714" calcext:value-type="float">
            <text:p>303,6</text:p>
          </table:table-cell>
          <table:table-cell table:formula="of:=MIN(350*TAN([.A168]/350);350)" office:value-type="float" office:value="350" calcext:value-type="float">
            <text:p>350,0</text:p>
          </table:table-cell>
          <table:table-cell table:formula="of:=MIN(350*TAN(([.A168]/350)^2);350)" office:value-type="float" office:value="350" calcext:value-type="float">
            <text:p>350,0</text:p>
          </table:table-cell>
          <table:table-cell table:formula="of:=MIN(350*TAN(([.A168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68]+2" office:value-type="float" office:value="328" calcext:value-type="float">
            <text:p>328,0</text:p>
          </table:table-cell>
          <table:table-cell table:formula="of:=[.A169]" office:value-type="float" office:value="328" calcext:value-type="float">
            <text:p>328,0</text:p>
          </table:table-cell>
          <table:table-cell table:formula="of:=MIN(350*([.A169]/350)^2;350)" office:value-type="float" office:value="307.382857142857" calcext:value-type="float">
            <text:p>307,4</text:p>
          </table:table-cell>
          <table:table-cell table:formula="of:=MIN(350*TAN([.A169]/350);350)" office:value-type="float" office:value="350" calcext:value-type="float">
            <text:p>350,0</text:p>
          </table:table-cell>
          <table:table-cell table:formula="of:=MIN(350*TAN(([.A169]/350)^2);350)" office:value-type="float" office:value="350" calcext:value-type="float">
            <text:p>350,0</text:p>
          </table:table-cell>
          <table:table-cell table:formula="of:=MIN(350*TAN(([.A169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69]+2" office:value-type="float" office:value="330" calcext:value-type="float">
            <text:p>330,0</text:p>
          </table:table-cell>
          <table:table-cell table:formula="of:=[.A170]" office:value-type="float" office:value="330" calcext:value-type="float">
            <text:p>330,0</text:p>
          </table:table-cell>
          <table:table-cell table:formula="of:=MIN(350*([.A170]/350)^2;350)" office:value-type="float" office:value="311.142857142857" calcext:value-type="float">
            <text:p>311,1</text:p>
          </table:table-cell>
          <table:table-cell table:formula="of:=MIN(350*TAN([.A170]/350);350)" office:value-type="float" office:value="350" calcext:value-type="float">
            <text:p>350,0</text:p>
          </table:table-cell>
          <table:table-cell table:formula="of:=MIN(350*TAN(([.A170]/350)^2);350)" office:value-type="float" office:value="350" calcext:value-type="float">
            <text:p>350,0</text:p>
          </table:table-cell>
          <table:table-cell table:formula="of:=MIN(350*TAN(([.A170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0]+2" office:value-type="float" office:value="332" calcext:value-type="float">
            <text:p>332,0</text:p>
          </table:table-cell>
          <table:table-cell table:formula="of:=[.A171]" office:value-type="float" office:value="332" calcext:value-type="float">
            <text:p>332,0</text:p>
          </table:table-cell>
          <table:table-cell table:formula="of:=MIN(350*([.A171]/350)^2;350)" office:value-type="float" office:value="314.925714285714" calcext:value-type="float">
            <text:p>314,9</text:p>
          </table:table-cell>
          <table:table-cell table:formula="of:=MIN(350*TAN([.A171]/350);350)" office:value-type="float" office:value="350" calcext:value-type="float">
            <text:p>350,0</text:p>
          </table:table-cell>
          <table:table-cell table:formula="of:=MIN(350*TAN(([.A171]/350)^2);350)" office:value-type="float" office:value="350" calcext:value-type="float">
            <text:p>350,0</text:p>
          </table:table-cell>
          <table:table-cell table:formula="of:=MIN(350*TAN(([.A171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1]+2" office:value-type="float" office:value="334" calcext:value-type="float">
            <text:p>334,0</text:p>
          </table:table-cell>
          <table:table-cell table:formula="of:=[.A172]" office:value-type="float" office:value="334" calcext:value-type="float">
            <text:p>334,0</text:p>
          </table:table-cell>
          <table:table-cell table:formula="of:=MIN(350*([.A172]/350)^2;350)" office:value-type="float" office:value="318.731428571429" calcext:value-type="float">
            <text:p>318,7</text:p>
          </table:table-cell>
          <table:table-cell table:formula="of:=MIN(350*TAN([.A172]/350);350)" office:value-type="float" office:value="350" calcext:value-type="float">
            <text:p>350,0</text:p>
          </table:table-cell>
          <table:table-cell table:formula="of:=MIN(350*TAN(([.A172]/350)^2);350)" office:value-type="float" office:value="350" calcext:value-type="float">
            <text:p>350,0</text:p>
          </table:table-cell>
          <table:table-cell table:formula="of:=MIN(350*TAN(([.A172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2]+2" office:value-type="float" office:value="336" calcext:value-type="float">
            <text:p>336,0</text:p>
          </table:table-cell>
          <table:table-cell table:formula="of:=[.A173]" office:value-type="float" office:value="336" calcext:value-type="float">
            <text:p>336,0</text:p>
          </table:table-cell>
          <table:table-cell table:formula="of:=MIN(350*([.A173]/350)^2;350)" office:value-type="float" office:value="322.56" calcext:value-type="float">
            <text:p>322,6</text:p>
          </table:table-cell>
          <table:table-cell table:formula="of:=MIN(350*TAN([.A173]/350);350)" office:value-type="float" office:value="350" calcext:value-type="float">
            <text:p>350,0</text:p>
          </table:table-cell>
          <table:table-cell table:formula="of:=MIN(350*TAN(([.A173]/350)^2);350)" office:value-type="float" office:value="350" calcext:value-type="float">
            <text:p>350,0</text:p>
          </table:table-cell>
          <table:table-cell table:formula="of:=MIN(350*TAN(([.A173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3]+2" office:value-type="float" office:value="338" calcext:value-type="float">
            <text:p>338,0</text:p>
          </table:table-cell>
          <table:table-cell table:formula="of:=[.A174]" office:value-type="float" office:value="338" calcext:value-type="float">
            <text:p>338,0</text:p>
          </table:table-cell>
          <table:table-cell table:formula="of:=MIN(350*([.A174]/350)^2;350)" office:value-type="float" office:value="326.411428571429" calcext:value-type="float">
            <text:p>326,4</text:p>
          </table:table-cell>
          <table:table-cell table:formula="of:=MIN(350*TAN([.A174]/350);350)" office:value-type="float" office:value="350" calcext:value-type="float">
            <text:p>350,0</text:p>
          </table:table-cell>
          <table:table-cell table:formula="of:=MIN(350*TAN(([.A174]/350)^2);350)" office:value-type="float" office:value="350" calcext:value-type="float">
            <text:p>350,0</text:p>
          </table:table-cell>
          <table:table-cell table:formula="of:=MIN(350*TAN(([.A174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4]+2" office:value-type="float" office:value="340" calcext:value-type="float">
            <text:p>340,0</text:p>
          </table:table-cell>
          <table:table-cell table:formula="of:=[.A175]" office:value-type="float" office:value="340" calcext:value-type="float">
            <text:p>340,0</text:p>
          </table:table-cell>
          <table:table-cell table:formula="of:=MIN(350*([.A175]/350)^2;350)" office:value-type="float" office:value="330.285714285714" calcext:value-type="float">
            <text:p>330,3</text:p>
          </table:table-cell>
          <table:table-cell table:formula="of:=MIN(350*TAN([.A175]/350);350)" office:value-type="float" office:value="350" calcext:value-type="float">
            <text:p>350,0</text:p>
          </table:table-cell>
          <table:table-cell table:formula="of:=MIN(350*TAN(([.A175]/350)^2);350)" office:value-type="float" office:value="350" calcext:value-type="float">
            <text:p>350,0</text:p>
          </table:table-cell>
          <table:table-cell table:formula="of:=MIN(350*TAN(([.A175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5]+2" office:value-type="float" office:value="342" calcext:value-type="float">
            <text:p>342,0</text:p>
          </table:table-cell>
          <table:table-cell table:formula="of:=[.A176]" office:value-type="float" office:value="342" calcext:value-type="float">
            <text:p>342,0</text:p>
          </table:table-cell>
          <table:table-cell table:formula="of:=MIN(350*([.A176]/350)^2;350)" office:value-type="float" office:value="334.182857142857" calcext:value-type="float">
            <text:p>334,2</text:p>
          </table:table-cell>
          <table:table-cell table:formula="of:=MIN(350*TAN([.A176]/350);350)" office:value-type="float" office:value="350" calcext:value-type="float">
            <text:p>350,0</text:p>
          </table:table-cell>
          <table:table-cell table:formula="of:=MIN(350*TAN(([.A176]/350)^2);350)" office:value-type="float" office:value="350" calcext:value-type="float">
            <text:p>350,0</text:p>
          </table:table-cell>
          <table:table-cell table:formula="of:=MIN(350*TAN(([.A176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6]+2" office:value-type="float" office:value="344" calcext:value-type="float">
            <text:p>344,0</text:p>
          </table:table-cell>
          <table:table-cell table:formula="of:=[.A177]" office:value-type="float" office:value="344" calcext:value-type="float">
            <text:p>344,0</text:p>
          </table:table-cell>
          <table:table-cell table:formula="of:=MIN(350*([.A177]/350)^2;350)" office:value-type="float" office:value="338.102857142857" calcext:value-type="float">
            <text:p>338,1</text:p>
          </table:table-cell>
          <table:table-cell table:formula="of:=MIN(350*TAN([.A177]/350);350)" office:value-type="float" office:value="350" calcext:value-type="float">
            <text:p>350,0</text:p>
          </table:table-cell>
          <table:table-cell table:formula="of:=MIN(350*TAN(([.A177]/350)^2);350)" office:value-type="float" office:value="350" calcext:value-type="float">
            <text:p>350,0</text:p>
          </table:table-cell>
          <table:table-cell table:formula="of:=MIN(350*TAN(([.A177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7]+2" office:value-type="float" office:value="346" calcext:value-type="float">
            <text:p>346,0</text:p>
          </table:table-cell>
          <table:table-cell table:formula="of:=[.A178]" office:value-type="float" office:value="346" calcext:value-type="float">
            <text:p>346,0</text:p>
          </table:table-cell>
          <table:table-cell table:formula="of:=MIN(350*([.A178]/350)^2;350)" office:value-type="float" office:value="342.045714285714" calcext:value-type="float">
            <text:p>342,0</text:p>
          </table:table-cell>
          <table:table-cell table:formula="of:=MIN(350*TAN([.A178]/350);350)" office:value-type="float" office:value="350" calcext:value-type="float">
            <text:p>350,0</text:p>
          </table:table-cell>
          <table:table-cell table:formula="of:=MIN(350*TAN(([.A178]/350)^2);350)" office:value-type="float" office:value="350" calcext:value-type="float">
            <text:p>350,0</text:p>
          </table:table-cell>
          <table:table-cell table:formula="of:=MIN(350*TAN(([.A178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8]+2" office:value-type="float" office:value="348" calcext:value-type="float">
            <text:p>348,0</text:p>
          </table:table-cell>
          <table:table-cell table:formula="of:=[.A179]" office:value-type="float" office:value="348" calcext:value-type="float">
            <text:p>348,0</text:p>
          </table:table-cell>
          <table:table-cell table:formula="of:=MIN(350*([.A179]/350)^2;350)" office:value-type="float" office:value="346.011428571429" calcext:value-type="float">
            <text:p>346,0</text:p>
          </table:table-cell>
          <table:table-cell table:formula="of:=MIN(350*TAN([.A179]/350);350)" office:value-type="float" office:value="350" calcext:value-type="float">
            <text:p>350,0</text:p>
          </table:table-cell>
          <table:table-cell table:formula="of:=MIN(350*TAN(([.A179]/350)^2);350)" office:value-type="float" office:value="350" calcext:value-type="float">
            <text:p>350,0</text:p>
          </table:table-cell>
          <table:table-cell table:formula="of:=MIN(350*TAN(([.A179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>
          <table:table-cell table:formula="of:=[.A179]+2" office:value-type="float" office:value="350" calcext:value-type="float">
            <text:p>350,0</text:p>
          </table:table-cell>
          <table:table-cell table:formula="of:=[.A180]" office:value-type="float" office:value="350" calcext:value-type="float">
            <text:p>350,0</text:p>
          </table:table-cell>
          <table:table-cell table:formula="of:=MIN(350*([.A180]/350)^2;350)" office:value-type="float" office:value="350" calcext:value-type="float">
            <text:p>350,0</text:p>
          </table:table-cell>
          <table:table-cell table:formula="of:=MIN(350*TAN([.A180]/350);350)" office:value-type="float" office:value="350" calcext:value-type="float">
            <text:p>350,0</text:p>
          </table:table-cell>
          <table:table-cell table:formula="of:=MIN(350*TAN(([.A180]/350)^2);350)" office:value-type="float" office:value="350" calcext:value-type="float">
            <text:p>350,0</text:p>
          </table:table-cell>
          <table:table-cell table:formula="of:=MIN(350*TAN(([.A180]/350)^3);350)" office:value-type="float" office:value="350" calcext:value-type="float">
            <text:p>350,0</text:p>
          </table:table-cell>
          <table:table-cell table:number-columns-repeated="6"/>
        </table:table-row>
        <table:table-row table:style-name="ro1" table:number-rows-repeated="1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abelle1.C3:Tabelle1.G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20:18:50.381159128</meta:creation-date>
    <dc:date>2024-07-18T21:10:45.444359809</dc:date>
    <meta:editing-duration>PT17M6S</meta:editing-duration>
    <meta:editing-cycles>5</meta:editing-cycles>
    <meta:generator>LibreOffice/7.3.7.2$Linux_X86_64 LibreOffice_project/30$Build-2</meta:generator>
    <meta:document-statistic meta:table-count="1" meta:cell-count="10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1cm" svg:height="16.019cm" xlink:href=".." xlink:type="simple" chart:class="chart:scatter" chart:style-name="ch1">
        <chart:title svg:x="9.915cm" svg:y="0.456cm" chart:style-name="ch2">
          <text:p>Modifier Function</text:p>
        </chart:title>
        <chart:legend chart:legend-position="bottom" loext:overlay="true" svg:x="4.253cm" svg:y="15.42cm" style:legend-expansion="wide" chart:style-name="ch3"/>
        <chart:plot-area chart:style-name="ch4" table:cell-range-address="Tabelle1.A5:Tabelle1.F180 Tabelle1.B4:Tabelle1.F4" chart:data-source-has-labels="row" svg:x="1.479cm" svg:y="1.555cm" svg:width="21.463cm" svg:height="13.163cm">
          <chart:coordinate-region svg:x="2.577cm" svg:y="1.754cm" svg:width="19.94cm" svg:height="12.317cm"/>
          <chart:axis chart:dimension="x" chart:name="primary-x" chart:style-name="ch5">
            <chart:title svg:x="11.584cm" svg:y="15.038cm" chart:style-name="ch6">
              <text:p>x - input</text:p>
            </chart:title>
          </chart:axis>
          <chart:axis chart:dimension="y" chart:name="primary-y" chart:style-name="ch7">
            <chart:title svg:x="0.451cm" svg:y="9.172cm" chart:style-name="ch8">
              <text:p>result - output</text:p>
            </chart:title>
            <chart:grid chart:style-name="ch9" chart:class="major"/>
          </chart:axis>
          <chart:series chart:style-name="ch10" chart:values-cell-range-address="Tabelle1.B5:Tabelle1.B180" chart:label-cell-address="Tabelle1.B4:Tabelle1.B4" chart:class="chart:scatter">
            <chart:domain table:cell-range-address="Tabelle1.A5:Tabelle1.A180"/>
            <chart:data-point chart:repeated="176"/>
          </chart:series>
          <chart:series chart:style-name="ch11" chart:values-cell-range-address="Tabelle1.C5:Tabelle1.C180" chart:label-cell-address="Tabelle1.C4:Tabelle1.C4" chart:class="chart:scatter">
            <chart:data-point chart:repeated="176"/>
          </chart:series>
          <chart:series chart:style-name="ch12" chart:values-cell-range-address="Tabelle1.D5:Tabelle1.D180" chart:label-cell-address="Tabelle1.D4:Tabelle1.D4" chart:class="chart:scatter">
            <chart:data-point chart:repeated="176"/>
          </chart:series>
          <chart:series chart:style-name="ch13" chart:values-cell-range-address="Tabelle1.E5:Tabelle1.E180" chart:label-cell-address="Tabelle1.E4:Tabelle1.E4" chart:class="chart:scatter">
            <chart:data-point chart:repeated="176"/>
          </chart:series>
          <chart:series chart:style-name="ch14" chart:values-cell-range-address="Tabelle1.F5:Tabelle1.F180" chart:label-cell-address="Tabelle1.F4:Tabelle1.F4" chart:class="chart:scatter">
            <chart:data-point chart:repeated="17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inear – 0</text:p>
                <draw:g>
                  <svg:desc>Tabelle1.B4:Tabelle1.B4</svg:desc>
                </draw:g>
              </table:table-cell>
              <table:table-cell office:value-type="string">
                <text:p>Squared – 1</text:p>
                <draw:g>
                  <svg:desc>Tabelle1.C4:Tabelle1.C4</svg:desc>
                </draw:g>
              </table:table-cell>
              <table:table-cell office:value-type="string">
                <text:p>Tan() - 2</text:p>
                <draw:g>
                  <svg:desc>Tabelle1.D4:Tabelle1.D4</svg:desc>
                </draw:g>
              </table:table-cell>
              <table:table-cell office:value-type="string">
                <text:p>Squared tan – 3</text:p>
                <draw:g>
                  <svg:desc>Tabelle1.E4:Tabelle1.E4</svg:desc>
                </draw:g>
              </table:table-cell>
              <table:table-cell office:value-type="string">
                <text:p>Cubed tan – 4</text:p>
                <draw:g>
                  <svg:desc>Tabelle1.F4:Tabelle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5:Tabelle1.A180</svg:desc>
                </draw:g>
              </table:table-cell>
              <table:table-cell office:value-type="float" office:value="0">
                <text:p>0</text:p>
                <draw:g>
                  <svg:desc>Tabelle1.B5:Tabelle1.B180</svg:desc>
                </draw:g>
              </table:table-cell>
              <table:table-cell office:value-type="float" office:value="0">
                <text:p>0</text:p>
                <draw:g>
                  <svg:desc>Tabelle1.C5:Tabelle1.C180</svg:desc>
                </draw:g>
              </table:table-cell>
              <table:table-cell office:value-type="float" office:value="0">
                <text:p>0</text:p>
                <draw:g>
                  <svg:desc>Tabelle1.D5:Tabelle1.D180</svg:desc>
                </draw:g>
              </table:table-cell>
              <table:table-cell office:value-type="float" office:value="0">
                <text:p>0</text:p>
                <draw:g>
                  <svg:desc>Tabelle1.E5:Tabelle1.E180</svg:desc>
                </draw:g>
              </table:table-cell>
              <table:table-cell office:value-type="float" office:value="0">
                <text:p>0</text:p>
                <draw:g>
                  <svg:desc>Tabelle1.F5:Tabelle1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14285714285714">
                <text:p>0.0114285714285714</text:p>
              </table:table-cell>
              <table:table-cell office:value-type="float" office:value="2.00002176899181">
                <text:p>2.00002176899181</text:p>
              </table:table-cell>
              <table:table-cell office:value-type="float" office:value="0.0114285714326332">
                <text:p>0.0114285714326332</text:p>
              </table:table-cell>
              <table:table-cell office:value-type="float" office:value="0.0000653061224489804">
                <text:p>0.0000653061224489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57142857142857">
                <text:p>0.0457142857142857</text:p>
              </table:table-cell>
              <table:table-cell office:value-type="float" office:value="4.00017415875878">
                <text:p>4.00017415875878</text:p>
              </table:table-cell>
              <table:table-cell office:value-type="float" office:value="0.0457142859742409">
                <text:p>0.0457142859742409</text:p>
              </table:table-cell>
              <table:table-cell office:value-type="float" office:value="0.000522448979592225">
                <text:p>0.000522448979592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02857142857143">
                <text:p>0.102857142857143</text:p>
              </table:table-cell>
              <table:table-cell office:value-type="float" office:value="6.00058782420147">
                <text:p>6.00058782420147</text:p>
              </table:table-cell>
              <table:table-cell office:value-type="float" office:value="0.102857145818195">
                <text:p>0.102857145818195</text:p>
              </table:table-cell>
              <table:table-cell office:value-type="float" office:value="0.00176326530613737">
                <text:p>0.0017632653061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8.00139348849029">
                <text:p>8.00139348849029</text:p>
              </table:table-cell>
              <table:table-cell office:value-type="float" office:value="0.182857159494276">
                <text:p>0.182857159494276</text:p>
              </table:table-cell>
              <table:table-cell office:value-type="float" office:value="0.00417959183693337">
                <text:p>0.00417959183693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0.0027219772477">
                <text:p>10.0027219772477</text:p>
              </table:table-cell>
              <table:table-cell office:value-type="float" office:value="0.285714349179922">
                <text:p>0.285714349179922</text:p>
              </table:table-cell>
              <table:table-cell office:value-type="float" office:value="0.0081632653076027">
                <text:p>0.0081632653076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11428571428572">
                <text:p>0.411428571428572</text:p>
              </table:table-cell>
              <table:table-cell office:value-type="float" office:value="12.0047042527876">
                <text:p>12.0047042527876</text:p>
              </table:table-cell>
              <table:table-cell office:value-type="float" office:value="0.411428760936001">
                <text:p>0.411428760936001</text:p>
              </table:table-cell>
              <table:table-cell office:value-type="float" office:value="0.0141061224566173">
                <text:p>0.0141061224566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14.0074714484301">
                <text:p>14.0074714484301</text:p>
              </table:table-cell>
              <table:table-cell office:value-type="float" office:value="0.560000477867156">
                <text:p>0.560000477867156</text:p>
              </table:table-cell>
              <table:table-cell office:value-type="float" office:value="0.0224000000305835">
                <text:p>0.0224000000305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31428571428571">
                <text:p>0.731428571428571</text:p>
              </table:table-cell>
              <table:table-cell office:value-type="float" office:value="16.0111549029123">
                <text:p>16.0111549029123</text:p>
              </table:table-cell>
              <table:table-cell office:value-type="float" office:value="0.731429636206838">
                <text:p>0.731429636206838</text:p>
              </table:table-cell>
              <table:table-cell office:value-type="float" office:value="0.0334367347955994">
                <text:p>0.0334367347955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25714285714286">
                <text:p>0.925714285714286</text:p>
              </table:table-cell>
              <table:table-cell office:value-type="float" office:value="18.0158861949126">
                <text:p>18.0158861949126</text:p>
              </table:table-cell>
              <table:table-cell office:value-type="float" office:value="0.925716444327192">
                <text:p>0.925716444327192</text:p>
              </table:table-cell>
              <table:table-cell office:value-type="float" office:value="0.047608163558927">
                <text:p>0.047608163558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0.0217971777089">
                <text:p>20.0217971777089</text:p>
              </table:table-cell>
              <table:table-cell office:value-type="float" office:value="1.14286120467411">
                <text:p>1.14286120467411</text:p>
              </table:table-cell>
              <table:table-cell office:value-type="float" office:value="0.0653061232068664">
                <text:p>0.065306123206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8285714285714">
                <text:p>1.38285714285714</text:p>
              </table:table-cell>
              <table:table-cell office:value-type="float" office:value="22.0290200139899">
                <text:p>22.0290200139899</text:p>
              </table:table-cell>
              <table:table-cell office:value-type="float" office:value="1.38286433862792">
                <text:p>1.38286433862792</text:p>
              </table:table-cell>
              <table:table-cell office:value-type="float" office:value="0.0869224507666494">
                <text:p>0.0869224507666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64571428571429">
                <text:p>1.64571428571429</text:p>
              </table:table-cell>
              <table:table-cell office:value-type="float" office:value="24.0376872108395">
                <text:p>24.0376872108395</text:p>
              </table:table-cell>
              <table:table-cell office:value-type="float" office:value="1.6457264142903">
                <text:p>1.6457264142903</text:p>
              </table:table-cell>
              <table:table-cell office:value-type="float" office:value="0.112848983502366">
                <text:p>0.112848983502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93142857142857">
                <text:p>1.93142857142857</text:p>
              </table:table-cell>
              <table:table-cell office:value-type="float" office:value="26.0479316549128">
                <text:p>26.0479316549128</text:p>
              </table:table-cell>
              <table:table-cell office:value-type="float" office:value="1.93144817719848">
                <text:p>1.93144817719848</text:p>
              </table:table-cell>
              <table:table-cell office:value-type="float" office:value="0.143477559057419">
                <text:p>0.143477559057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24">
                <text:p>2.24</text:p>
              </table:table-cell>
              <table:table-cell office:value-type="float" office:value="28.0598866478254">
                <text:p>28.0598866478254</text:p>
              </table:table-cell>
              <table:table-cell office:value-type="float" office:value="2.24003058396775">
                <text:p>2.24003058396775</text:p>
              </table:table-cell>
              <table:table-cell office:value-type="float" office:value="0.179200015658737">
                <text:p>0.179200015658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30.0736859417747">
                <text:p>30.0736859417747</text:p>
              </table:table-cell>
              <table:table-cell office:value-type="float" office:value="2.57147483886414">
                <text:p>2.57147483886414</text:p>
              </table:table-cell>
              <table:table-cell office:value-type="float" office:value="0.220408192401026">
                <text:p>0.220408192401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2571428571429">
                <text:p>2.92571428571429</text:p>
              </table:table-cell>
              <table:table-cell office:value-type="float" office:value="32.0894637754145">
                <text:p>32.0894637754145</text:p>
              </table:table-cell>
              <table:table-cell office:value-type="float" office:value="2.92578243330906">
                <text:p>2.92578243330906</text:p>
              </table:table-cell>
              <table:table-cell office:value-type="float" office:value="0.267493929632618">
                <text:p>0.267493929632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30285714285714">
                <text:p>3.30285714285714</text:p>
              </table:table-cell>
              <table:table-cell office:value-type="float" office:value="34.1073549100029">
                <text:p>34.1073549100029</text:p>
              </table:table-cell>
              <table:table-cell office:value-type="float" office:value="3.30295518831884">
                <text:p>3.30295518831884</text:p>
              </table:table-cell>
              <table:table-cell office:value-type="float" office:value="0.320849069468055">
                <text:p>0.320849069468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70285714285714">
                <text:p>3.70285714285714</text:p>
              </table:table-cell>
              <table:table-cell office:value-type="float" office:value="36.1274946658453">
                <text:p>36.1274946658453</text:p>
              </table:table-cell>
              <table:table-cell office:value-type="float" office:value="3.70299529988202">
                <text:p>3.70299529988202</text:p>
              </table:table-cell>
              <table:table-cell office:value-type="float" office:value="0.380865456456411">
                <text:p>0.380865456456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12571428571429">
                <text:p>4.12571428571429</text:p>
              </table:table-cell>
              <table:table-cell office:value-type="float" office:value="38.150018959052">
                <text:p>38.150018959052</text:p>
              </table:table-cell>
              <table:table-cell office:value-type="float" office:value="4.12590538727864">
                <text:p>4.12590538727864</text:p>
              </table:table-cell>
              <table:table-cell office:value-type="float" office:value="0.447934938438463">
                <text:p>0.447934938438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0.1750643386339">
                <text:p>40.1750643386339</text:p>
              </table:table-cell>
              <table:table-cell office:value-type="float" office:value="4.57168854434608">
                <text:p>4.57168854434608</text:p>
              </table:table-cell>
              <table:table-cell office:value-type="float" office:value="0.522449367630232">
                <text:p>0.522449367630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04">
                <text:p>5.04</text:p>
              </table:table-cell>
              <table:table-cell office:value-type="float" office:value="42.2027680239569">
                <text:p>42.2027680239569</text:p>
              </table:table-cell>
              <table:table-cell office:value-type="float" office:value="5.0403483936972">
                <text:p>5.0403483936972</text:p>
              </table:table-cell>
              <table:table-cell office:value-type="float" office:value="0.604800601975093">
                <text:p>0.604800601975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53142857142857">
                <text:p>5.53142857142857</text:p>
              </table:table-cell>
              <table:table-cell office:value-type="float" office:value="44.233267942577">
                <text:p>44.233267942577</text:p>
              </table:table-cell>
              <table:table-cell office:value-type="float" office:value="5.53188914389736">
                <text:p>5.53188914389736</text:p>
              </table:table-cell>
              <table:table-cell office:value-type="float" office:value="0.695380506811601">
                <text:p>0.69538050681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04571428571429">
                <text:p>6.04571428571429</text:p>
              </table:table-cell>
              <table:table-cell office:value-type="float" office:value="46.2667027684798">
                <text:p>46.2667027684798</text:p>
              </table:table-cell>
              <table:table-cell office:value-type="float" office:value="6.04631564960831">
                <text:p>6.04631564960831</text:p>
              </table:table-cell>
              <table:table-cell office:value-type="float" office:value="0.794580956909402">
                <text:p>0.794580956909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58285714285714">
                <text:p>6.58285714285714</text:p>
              </table:table-cell>
              <table:table-cell office:value-type="float" office:value="48.3032119607459">
                <text:p>48.3032119607459</text:p>
              </table:table-cell>
              <table:table-cell office:value-type="float" office:value="6.58363347470781">
                <text:p>6.58363347470781</text:p>
              </table:table-cell>
              <table:table-cell office:value-type="float" office:value="0.902793838931124">
                <text:p>0.902793838931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0.3429358026668">
                <text:p>50.3429358026668</text:p>
              </table:table-cell>
              <table:table-cell office:value-type="float" office:value="7.14384895839565">
                <text:p>7.14384895839565</text:p>
              </table:table-cell>
              <table:table-cell office:value-type="float" office:value="1.0204110543839">
                <text:p>1.0204110543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72571428571429">
                <text:p>7.72571428571429</text:p>
              </table:table-cell>
              <table:table-cell office:value-type="float" office:value="52.3860154413342">
                <text:p>52.3860154413342</text:p>
              </table:table-cell>
              <table:table-cell office:value-type="float" office:value="7.72696928429798">
                <text:p>7.72696928429798</text:p>
              </table:table-cell>
              <table:table-cell office:value-type="float" office:value="1.14782452313022">
                <text:p>1.14782452313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33142857142857">
                <text:p>8.33142857142857</text:p>
              </table:table-cell>
              <table:table-cell office:value-type="float" office:value="54.4325929277274">
                <text:p>54.4325929277274</text:p>
              </table:table-cell>
              <table:table-cell office:value-type="float" office:value="8.33300255258367">
                <text:p>8.33300255258367</text:p>
              </table:table-cell>
              <table:table-cell office:value-type="float" office:value="1.28542618753423">
                <text:p>1.28542618753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56.4828112573238">
                <text:p>56.4828112573238</text:p>
              </table:table-cell>
              <table:table-cell office:value-type="float" office:value="8.96195785510824">
                <text:p>8.96195785510824</text:p>
              </table:table-cell>
              <table:table-cell office:value-type="float" office:value="1.43360801732609">
                <text:p>1.43360801732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61142857142857">
                <text:p>9.61142857142857</text:p>
              </table:table-cell>
              <table:table-cell office:value-type="float" office:value="58.5368144112571">
                <text:p>58.5368144112571</text:p>
              </table:table-cell>
              <table:table-cell office:value-type="float" office:value="9.61384535360284">
                <text:p>9.61384535360284</text:p>
              </table:table-cell>
              <table:table-cell office:value-type="float" office:value="1.59276201527389">
                <text:p>1.59276201527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2857142857143">
                <text:p>10.2857142857143</text:p>
              </table:table-cell>
              <table:table-cell office:value-type="float" office:value="60.5947473980497">
                <text:p>60.5947473980497</text:p>
              </table:table-cell>
              <table:table-cell office:value-type="float" office:value="10.288676360928">
                <text:p>10.288676360928</text:p>
              </table:table-cell>
              <table:table-cell office:value-type="float" office:value="1.76328022376007">
                <text:p>1.76328022376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9828571428571">
                <text:p>10.9828571428571</text:p>
              </table:table-cell>
              <table:table-cell office:value-type="float" office:value="62.6567562959456">
                <text:p>62.6567562959456</text:p>
              </table:table-cell>
              <table:table-cell office:value-type="float" office:value="10.9864634254139">
                <text:p>10.9864634254139</text:p>
              </table:table-cell>
              <table:table-cell office:value-type="float" office:value="1.94555473236624">
                <text:p>1.94555473236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7028571428571">
                <text:p>11.7028571428571</text:p>
              </table:table-cell>
              <table:table-cell office:value-type="float" office:value="64.7229882958705">
                <text:p>64.7229882958705</text:p>
              </table:table-cell>
              <table:table-cell office:value-type="float" office:value="11.7072204183126">
                <text:p>11.7072204183126</text:p>
              </table:table-cell>
              <table:table-cell office:value-type="float" office:value="2.13997768657859">
                <text:p>2.13997768657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4457142857143">
                <text:p>12.4457142857143</text:p>
              </table:table-cell>
              <table:table-cell office:value-type="float" office:value="66.793591745047">
                <text:p>66.793591745047</text:p>
              </table:table-cell>
              <table:table-cell office:value-type="float" office:value="12.4509626243872">
                <text:p>12.4509626243872</text:p>
              </table:table-cell>
              <table:table-cell office:value-type="float" office:value="2.34694129773369">
                <text:p>2.34694129773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2114285714286">
                <text:p>13.2114285714286</text:p>
              </table:table-cell>
              <table:table-cell office:value-type="float" office:value="68.8687161912934">
                <text:p>68.8687161912934</text:p>
              </table:table-cell>
              <table:table-cell office:value-type="float" office:value="13.2177068356716">
                <text:p>13.2177068356716</text:p>
              </table:table-cell>
              <table:table-cell office:value-type="float" office:value="2.56683785433292">
                <text:p>2.56683785433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0.9485124280354">
                <text:p>70.9485124280354</text:p>
              </table:table-cell>
              <table:table-cell office:value-type="float" office:value="14.0074714484301">
                <text:p>14.0074714484301</text:p>
              </table:table-cell>
              <table:table-cell office:value-type="float" office:value="2.80005973486255">
                <text:p>2.80005973486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8114285714286">
                <text:p>14.8114285714286</text:p>
              </table:table-cell>
              <table:table-cell office:value-type="float" office:value="73.0331325400589">
                <text:p>73.0331325400589</text:p>
              </table:table-cell>
              <table:table-cell office:value-type="float" office:value="14.8202765633566">
                <text:p>14.8202765633566</text:p>
              </table:table-cell>
              <table:table-cell office:value-type="float" office:value="3.04699942226503">
                <text:p>3.04699942226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.6457142857143">
                <text:p>15.6457142857143</text:p>
              </table:table-cell>
              <table:table-cell office:value-type="float" office:value="75.1227299500375">
                <text:p>75.1227299500375</text:p>
              </table:table-cell>
              <table:table-cell office:value-type="float" office:value="15.6561440890514">
                <text:p>15.6561440890514</text:p>
              </table:table-cell>
              <table:table-cell office:value-type="float" office:value="3.30804952021663">
                <text:p>3.30804952021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.5028571428571">
                <text:p>16.5028571428571</text:p>
              </table:table-cell>
              <table:table-cell office:value-type="float" office:value="77.2174594658622">
                <text:p>77.2174594658622</text:p>
              </table:table-cell>
              <table:table-cell office:value-type="float" office:value="16.5150978488207">
                <text:p>16.5150978488207</text:p>
              </table:table-cell>
              <table:table-cell office:value-type="float" office:value="3.58360277137571">
                <text:p>3.58360277137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.3828571428571">
                <text:p>17.3828571428571</text:p>
              </table:table-cell>
              <table:table-cell office:value-type="float" office:value="79.3174773288096">
                <text:p>79.3174773288096</text:p>
              </table:table-cell>
              <table:table-cell office:value-type="float" office:value="17.3971636908457">
                <text:p>17.3971636908457</text:p>
              </table:table-cell>
              <table:table-cell office:value-type="float" office:value="3.87405207777601">
                <text:p>3.87405207777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.2857142857143">
                <text:p>18.2857142857143</text:p>
              </table:table-cell>
              <table:table-cell office:value-type="float" office:value="81.4229412625781">
                <text:p>81.4229412625781</text:p>
              </table:table-cell>
              <table:table-cell office:value-type="float" office:value="18.3023696017744">
                <text:p>18.3023696017744</text:p>
              </table:table-cell>
              <table:table-cell office:value-type="float" office:value="4.17979052354924">
                <text:p>4.17979052354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9.2114285714286">
                <text:p>19.2114285714286</text:p>
              </table:table-cell>
              <table:table-cell office:value-type="float" office:value="83.5340105232284">
                <text:p>83.5340105232284</text:p>
              </table:table-cell>
              <table:table-cell office:value-type="float" office:value="19.230745823792">
                <text:p>19.230745823792</text:p>
              </table:table-cell>
              <table:table-cell office:value-type="float" office:value="4.50121140017186">
                <text:p>4.50121140017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.16">
                <text:p>20.16</text:p>
              </table:table-cell>
              <table:table-cell office:value-type="float" office:value="85.6508459500627">
                <text:p>85.6508459500627</text:p>
              </table:table-cell>
              <table:table-cell office:value-type="float" office:value="20.1823249752321">
                <text:p>20.1823249752321</text:p>
              </table:table-cell>
              <table:table-cell office:value-type="float" office:value="4.83870823444152">
                <text:p>4.83870823444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.1314285714286">
                <text:p>21.1314285714286</text:p>
              </table:table-cell>
              <table:table-cell office:value-type="float" office:value="87.7736100174785">
                <text:p>87.7736100174785</text:p>
              </table:table-cell>
              <table:table-cell office:value-type="float" office:value="21.157142174794">
                <text:p>21.157142174794</text:p>
              </table:table-cell>
              <table:table-cell office:value-type="float" office:value="5.19267481939997">
                <text:p>5.1926748193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.1257142857143">
                <text:p>22.1257142857143</text:p>
              </table:table-cell>
              <table:table-cell office:value-type="float" office:value="89.9024668878332">
                <text:p>89.9024668878332</text:p>
              </table:table-cell>
              <table:table-cell office:value-type="float" office:value="22.1552351694407">
                <text:p>22.1552351694407</text:p>
              </table:table-cell>
              <table:table-cell office:value-type="float" office:value="5.56350524843047">
                <text:p>5.56350524843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.1428571428571">
                <text:p>23.1428571428571</text:p>
              </table:table-cell>
              <table:table-cell office:value-type="float" office:value="92.0375824653599">
                <text:p>92.0375824653599</text:p>
              </table:table-cell>
              <table:table-cell office:value-type="float" office:value="23.1766444660518">
                <text:p>23.1766444660518</text:p>
              </table:table-cell>
              <table:table-cell office:value-type="float" office:value="5.95159395276972">
                <text:p>5.95159395276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4.1828571428571">
                <text:p>24.1828571428571</text:p>
              </table:table-cell>
              <table:table-cell office:value-type="float" office:value="94.1791244511714">
                <text:p>94.1791244511714</text:p>
              </table:table-cell>
              <table:table-cell office:value-type="float" office:value="24.2214134669187">
                <text:p>24.2214134669187</text:p>
              </table:table-cell>
              <table:table-cell office:value-type="float" office:value="6.35733574268644">
                <text:p>6.35733574268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.2457142857143">
                <text:p>25.2457142857143</text:p>
              </table:table-cell>
              <table:table-cell office:value-type="float" office:value="96.327262399394">
                <text:p>96.327262399394</text:p>
              </table:table-cell>
              <table:table-cell office:value-type="float" office:value="25.2895886091697">
                <text:p>25.2895886091697</text:p>
              </table:table-cell>
              <table:table-cell office:value-type="float" office:value="6.78112585259126">
                <text:p>6.78112585259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.3314285714286">
                <text:p>26.3314285714286</text:p>
              </table:table-cell>
              <table:table-cell office:value-type="float" office:value="98.482167774473">
                <text:p>98.482167774473</text:p>
              </table:table-cell>
              <table:table-cell office:value-type="float" office:value="26.3812195082231">
                <text:p>26.3812195082231</text:p>
              </table:table-cell>
              <table:table-cell office:value-type="float" office:value="7.22335999035576">
                <text:p>7.22335999035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44">
                <text:p>27.44</text:p>
              </table:table-cell>
              <table:table-cell office:value-type="float" office:value="100.644014009692">
                <text:p>100.644014009692</text:p>
              </table:table-cell>
              <table:table-cell office:value-type="float" office:value="27.4963591053726">
                <text:p>27.4963591053726</text:p>
              </table:table-cell>
              <table:table-cell office:value-type="float" office:value="7.68443439113156">
                <text:p>7.68443439113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102.812976566952">
                <text:p>102.812976566952</text:p>
              </table:table-cell>
              <table:table-cell office:value-type="float" office:value="28.6350638196155">
                <text:p>28.6350638196155</text:p>
              </table:table-cell>
              <table:table-cell office:value-type="float" office:value="8.16474587597472">
                <text:p>8.16474587597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9.7257142857143">
                <text:p>29.7257142857143</text:p>
              </table:table-cell>
              <table:table-cell office:value-type="float" office:value="104.989232997854">
                <text:p>104.989232997854</text:p>
              </table:table-cell>
              <table:table-cell office:value-type="float" office:value="29.7973937038451">
                <text:p>29.7973937038451</text:p>
              </table:table-cell>
              <table:table-cell office:value-type="float" office:value="8.66469191559448">
                <text:p>8.66469191559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0.9028571428571">
                <text:p>30.9028571428571</text:p>
              </table:table-cell>
              <table:table-cell office:value-type="float" office:value="107.172963006137">
                <text:p>107.172963006137</text:p>
              </table:table-cell>
              <table:table-cell office:value-type="float" office:value="30.9834126055336">
                <text:p>30.9834126055336</text:p>
              </table:table-cell>
              <table:table-cell office:value-type="float" office:value="9.18467069956055">
                <text:p>9.18467069956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2.1028571428571">
                <text:p>32.1028571428571</text:p>
              </table:table-cell>
              <table:table-cell office:value-type="float" office:value="109.364348511509">
                <text:p>109.364348511509</text:p>
              </table:table-cell>
              <table:table-cell office:value-type="float" office:value="32.1931883320431">
                <text:p>32.1931883320431</text:p>
              </table:table-cell>
              <table:table-cell office:value-type="float" office:value="9.72508121131862">
                <text:p>9.72508121131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3.3257142857143">
                <text:p>33.3257142857143</text:p>
              </table:table-cell>
              <table:table-cell office:value-type="float" office:value="111.563573714942">
                <text:p>111.563573714942</text:p>
              </table:table-cell>
              <table:table-cell office:value-type="float" office:value="33.4267928207116">
                <text:p>33.4267928207116</text:p>
              </table:table-cell>
              <table:table-cell office:value-type="float" office:value="10.2863233093792">
                <text:p>10.2863233093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4.5714285714286">
                <text:p>34.5714285714286</text:p>
              </table:table-cell>
              <table:table-cell office:value-type="float" office:value="113.770825165458">
                <text:p>113.770825165458</text:p>
              </table:table-cell>
              <table:table-cell office:value-type="float" office:value="34.6843023138681">
                <text:p>34.6843023138681</text:p>
              </table:table-cell>
              <table:table-cell office:value-type="float" office:value="10.8687978150618">
                <text:p>10.8687978150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5.84">
                <text:p>35.84</text:p>
              </table:table-cell>
              <table:table-cell office:value-type="float" office:value="115.986291828482">
                <text:p>115.986291828482</text:p>
              </table:table-cell>
              <table:table-cell office:value-type="float" office:value="35.9657975389456">
                <text:p>35.9657975389456</text:p>
              </table:table-cell>
              <table:table-cell office:value-type="float" office:value="11.4729066071937">
                <text:p>11.4729066071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.1314285714286">
                <text:p>37.1314285714286</text:p>
              </table:table-cell>
              <table:table-cell office:value-type="float" office:value="118.210165155801">
                <text:p>118.210165155801</text:p>
              </table:table-cell>
              <table:table-cell office:value-type="float" office:value="37.2713638938677">
                <text:p>37.2713638938677</text:p>
              </table:table-cell>
              <table:table-cell office:value-type="float" office:value="12.0990527241804">
                <text:p>12.0990527241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8.4457142857143">
                <text:p>38.4457142857143</text:p>
              </table:table-cell>
              <table:table-cell office:value-type="float" office:value="120.442639157202">
                <text:p>120.442639157202</text:p>
              </table:table-cell>
              <table:table-cell office:value-type="float" office:value="38.6010916378979">
                <text:p>38.6010916378979</text:p>
              </table:table-cell>
              <table:table-cell office:value-type="float" office:value="12.7476404738819">
                <text:p>12.747640473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9.7828571428571">
                <text:p>39.7828571428571</text:p>
              </table:table-cell>
              <table:table-cell office:value-type="float" office:value="122.683910473835">
                <text:p>122.683910473835</text:p>
              </table:table-cell>
              <table:table-cell office:value-type="float" office:value="39.9550760881538">
                <text:p>39.9550760881538</text:p>
              </table:table-cell>
              <table:table-cell office:value-type="float" office:value="13.4190755517519">
                <text:p>13.41907555175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1.1428571428572">
                <text:p>41.1428571428572</text:p>
              </table:table-cell>
              <table:table-cell office:value-type="float" office:value="124.934178453368">
                <text:p>124.934178453368</text:p>
              </table:table-cell>
              <table:table-cell office:value-type="float" office:value="41.3334178219987">
                <text:p>41.3334178219987</text:p>
              </table:table-cell>
              <table:table-cell office:value-type="float" office:value="14.1137651677134">
                <text:p>14.1137651677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2.5257142857143">
                <text:p>42.5257142857143</text:p>
              </table:table-cell>
              <table:table-cell office:value-type="float" office:value="127.193645227007">
                <text:p>127.193645227007</text:p>
              </table:table-cell>
              <table:table-cell office:value-type="float" office:value="42.7362228855391">
                <text:p>42.7362228855391</text:p>
              </table:table-cell>
              <table:table-cell office:value-type="float" office:value="14.8321181822668">
                <text:p>14.832118182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3.9314285714286">
                <text:p>43.9314285714286</text:p>
              </table:table-cell>
              <table:table-cell office:value-type="float" office:value="129.462515788428">
                <text:p>129.462515788428</text:p>
              </table:table-cell>
              <table:table-cell office:value-type="float" office:value="44.1636030084694">
                <text:p>44.1636030084694</text:p>
              </table:table-cell>
              <table:table-cell office:value-type="float" office:value="15.5745452523502">
                <text:p>15.57454525235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5.36">
                <text:p>45.36</text:p>
              </table:table-cell>
              <table:table-cell office:value-type="float" office:value="131.740998074709">
                <text:p>131.740998074709</text:p>
              </table:table-cell>
              <table:table-cell office:value-type="float" office:value="45.6156758255206">
                <text:p>45.6156758255206</text:p>
              </table:table-cell>
              <table:table-cell office:value-type="float" office:value="16.3414589874922">
                <text:p>16.3414589874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6.8114285714286">
                <text:p>46.8114285714286</text:p>
              </table:table-cell>
              <table:table-cell office:value-type="float" office:value="134.029303049321">
                <text:p>134.029303049321</text:p>
              </table:table-cell>
              <table:table-cell office:value-type="float" office:value="47.092565104786">
                <text:p>47.092565104786</text:p>
              </table:table-cell>
              <table:table-cell office:value-type="float" office:value="17.1332741168232">
                <text:p>17.1332741168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8.2857142857143">
                <text:p>48.2857142857143</text:p>
              </table:table-cell>
              <table:table-cell office:value-type="float" office:value="136.327644787253">
                <text:p>136.327644787253</text:p>
              </table:table-cell>
              <table:table-cell office:value-type="float" office:value="48.5944009832137">
                <text:p>48.5944009832137</text:p>
              </table:table-cell>
              <table:table-cell office:value-type="float" office:value="17.9504076675379">
                <text:p>17.9504076675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9.7828571428571">
                <text:p>49.7828571428571</text:p>
              </table:table-cell>
              <table:table-cell office:value-type="float" office:value="138.636240562359">
                <text:p>138.636240562359</text:p>
              </table:table-cell>
              <table:table-cell office:value-type="float" office:value="50.1213202095723">
                <text:p>50.1213202095723</text:p>
              </table:table-cell>
              <table:table-cell office:value-type="float" office:value="18.7932791554257">
                <text:p>18.7932791554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1.3028571428571">
                <text:p>51.3028571428571</text:p>
              </table:table-cell>
              <table:table-cell office:value-type="float" office:value="140.955310936985">
                <text:p>140.955310936985</text:p>
              </table:table-cell>
              <table:table-cell office:value-type="float" office:value="51.6734663952167">
                <text:p>51.6734663952167</text:p>
              </table:table-cell>
              <table:table-cell office:value-type="float" office:value="19.6623107881176">
                <text:p>19.6623107881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2.8457142857143">
                <text:p>52.8457142857143</text:p>
              </table:table-cell>
              <table:table-cell office:value-type="float" office:value="143.285079853983">
                <text:p>143.285079853983</text:p>
              </table:table-cell>
              <table:table-cell office:value-type="float" office:value="53.2509902729993">
                <text:p>53.2509902729993</text:p>
              </table:table-cell>
              <table:table-cell office:value-type="float" office:value="20.5579276817253">
                <text:p>20.5579276817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4.4114285714286">
                <text:p>54.4114285714286</text:p>
              </table:table-cell>
              <table:table-cell office:value-type="float" office:value="145.625774731172">
                <text:p>145.625774731172</text:p>
              </table:table-cell>
              <table:table-cell office:value-type="float" office:value="54.8540499646946">
                <text:p>54.8540499646946</text:p>
              </table:table-cell>
              <table:table-cell office:value-type="float" office:value="21.4805580915827">
                <text:p>21.4805580915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147.977626558357">
                <text:p>147.977626558357</text:p>
              </table:table-cell>
              <table:table-cell office:value-type="float" office:value="56.4828112573238">
                <text:p>56.4828112573238</text:p>
              </table:table-cell>
              <table:table-cell office:value-type="float" office:value="22.4306336578308">
                <text:p>22.4306336578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7.6114285714286">
                <text:p>57.6114285714286</text:p>
              </table:table-cell>
              <table:table-cell office:value-type="float" office:value="150.340869996984">
                <text:p>150.340869996984</text:p>
              </table:table-cell>
              <table:table-cell office:value-type="float" office:value="58.1374478887945">
                <text:p>58.1374478887945</text:p>
              </table:table-cell>
              <table:table-cell office:value-type="float" office:value="23.4085896666255">
                <text:p>23.4085896666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9.2457142857143">
                <text:p>59.2457142857143</text:p>
              </table:table-cell>
              <table:table-cell office:value-type="float" office:value="152.715743482532">
                <text:p>152.715743482532</text:p>
              </table:table-cell>
              <table:table-cell office:value-type="float" office:value="59.8181418432904">
                <text:p>59.8181418432904</text:p>
              </table:table-cell>
              <table:table-cell office:value-type="float" office:value="24.4148653277843">
                <text:p>24.4148653277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0.9028571428572">
                <text:p>60.9028571428572</text:p>
              </table:table-cell>
              <table:table-cell office:value-type="float" office:value="155.102489329738">
                <text:p>155.102489329738</text:p>
              </table:table-cell>
              <table:table-cell office:value-type="float" office:value="61.5250836568765">
                <text:p>61.5250836568765</text:p>
              </table:table-cell>
              <table:table-cell office:value-type="float" office:value="25.449904069728">
                <text:p>25.449904069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2.5828571428571">
                <text:p>62.5828571428571</text:p>
              </table:table-cell>
              <table:table-cell office:value-type="float" office:value="157.501353840758">
                <text:p>157.501353840758</text:p>
              </table:table-cell>
              <table:table-cell office:value-type="float" office:value="63.258472733809">
                <text:p>63.258472733809</text:p>
              </table:table-cell>
              <table:table-cell office:value-type="float" office:value="26.5141538526183">
                <text:p>26.5141538526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159.91258741638">
                <text:p>159.91258741638</text:p>
              </table:table-cell>
              <table:table-cell office:value-type="float" office:value="65.0185176740725">
                <text:p>65.0185176740725</text:p>
              </table:table-cell>
              <table:table-cell office:value-type="float" office:value="27.608067500636">
                <text:p>27.6080675006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6.0114285714286">
                <text:p>66.0114285714286</text:p>
              </table:table-cell>
              <table:table-cell office:value-type="float" office:value="162.336444670381">
                <text:p>162.336444670381</text:p>
              </table:table-cell>
              <table:table-cell office:value-type="float" office:value="66.8054366126952">
                <text:p>66.8054366126952</text:p>
              </table:table-cell>
              <table:table-cell office:value-type="float" office:value="28.7321030543954">
                <text:p>28.7321030543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7.76">
                <text:p>67.76</text:p>
              </table:table-cell>
              <table:table-cell office:value-type="float" office:value="164.773184547168">
                <text:p>164.773184547168</text:p>
              </table:table-cell>
              <table:table-cell office:value-type="float" office:value="68.6194575714285">
                <text:p>68.6194575714285</text:p>
              </table:table-cell>
              <table:table-cell office:value-type="float" office:value="29.8867241445423">
                <text:p>29.8867241445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9.5314285714286">
                <text:p>69.5314285714286</text:p>
              </table:table-cell>
              <table:table-cell office:value-type="float" office:value="167.223070442799">
                <text:p>167.223070442799</text:p>
              </table:table-cell>
              <table:table-cell office:value-type="float" office:value="70.4608188234102">
                <text:p>70.4608188234102</text:p>
              </table:table-cell>
              <table:table-cell office:value-type="float" office:value="31.0724003876385">
                <text:p>31.0724003876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1.3257142857143">
                <text:p>71.3257142857143</text:p>
              </table:table-cell>
              <table:table-cell office:value-type="float" office:value="169.686370329531">
                <text:p>169.686370329531</text:p>
              </table:table-cell>
              <table:table-cell office:value-type="float" office:value="72.3297692714697">
                <text:p>72.3297692714697</text:p>
              </table:table-cell>
              <table:table-cell office:value-type="float" office:value="32.2896078054978">
                <text:p>32.2896078054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3.1428571428571">
                <text:p>73.1428571428571</text:p>
              </table:table-cell>
              <table:table-cell office:value-type="float" office:value="172.163356884002">
                <text:p>172.163356884002</text:p>
              </table:table-cell>
              <table:table-cell office:value-type="float" office:value="74.2265688407737">
                <text:p>74.2265688407737</text:p>
              </table:table-cell>
              <table:table-cell office:value-type="float" office:value="33.5388292692015">
                <text:p>33.5388292692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4.9828571428571">
                <text:p>74.9828571428571</text:p>
              </table:table-cell>
              <table:table-cell office:value-type="float" office:value="174.654307619208">
                <text:p>174.654307619208</text:p>
              </table:table-cell>
              <table:table-cell office:value-type="float" office:value="76.1514888865502">
                <text:p>76.1514888865502</text:p>
              </table:table-cell>
              <table:table-cell office:value-type="float" office:value="34.820554969091">
                <text:p>34.820554969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6.8457142857143">
                <text:p>76.8457142857143</text:p>
              </table:table-cell>
              <table:table-cell office:value-type="float" office:value="177.159505020396">
                <text:p>177.159505020396</text:p>
              </table:table-cell>
              <table:table-cell office:value-type="float" office:value="78.1048126176771">
                <text:p>78.1048126176771</text:p>
              </table:table-cell>
              <table:table-cell office:value-type="float" office:value="36.1352829121117">
                <text:p>36.1352829121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8.7314285714286">
                <text:p>78.7314285714286</text:p>
              </table:table-cell>
              <table:table-cell office:value-type="float" office:value="179.679236685022">
                <text:p>179.679236685022</text:p>
              </table:table-cell>
              <table:table-cell office:value-type="float" office:value="80.0868355369676">
                <text:p>80.0868355369676</text:p>
              </table:table-cell>
              <table:table-cell office:value-type="float" office:value="37.4835194479595">
                <text:p>37.4835194479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0.64">
                <text:p>80.64</text:p>
              </table:table-cell>
              <table:table-cell office:value-type="float" office:value="182.21379546694">
                <text:p>182.21379546694</text:p>
              </table:table-cell>
              <table:table-cell office:value-type="float" office:value="82.097865899035">
                <text:p>82.097865899035</text:p>
              </table:table-cell>
              <table:table-cell office:value-type="float" office:value="38.8657798255721">
                <text:p>38.8657798255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2.5714285714286">
                <text:p>82.5714285714286</text:p>
              </table:table-cell>
              <table:table-cell office:value-type="float" office:value="184.763479624969">
                <text:p>184.763479624969</text:p>
              </table:table-cell>
              <table:table-cell office:value-type="float" office:value="84.1382251866764">
                <text:p>84.1382251866764</text:p>
              </table:table-cell>
              <table:table-cell office:value-type="float" office:value="40.2825887815957">
                <text:p>40.2825887815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4.5257142857143">
                <text:p>84.5257142857143</text:p>
              </table:table-cell>
              <table:table-cell office:value-type="float" office:value="187.328592976003">
                <text:p>187.328592976003</text:p>
              </table:table-cell>
              <table:table-cell office:value-type="float" office:value="86.2082486067685">
                <text:p>86.2082486067685</text:p>
              </table:table-cell>
              <table:table-cell office:value-type="float" office:value="41.7344811625625">
                <text:p>41.734481162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6.5028571428572">
                <text:p>86.5028571428572</text:p>
              </table:table-cell>
              <table:table-cell office:value-type="float" office:value="189.909445052842">
                <text:p>189.909445052842</text:p>
              </table:table-cell>
              <table:table-cell office:value-type="float" office:value="88.3082856067342">
                <text:p>88.3082856067342</text:p>
              </table:table-cell>
              <table:table-cell office:value-type="float" office:value="43.2220025826218">
                <text:p>43.2220025826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8.5028571428571">
                <text:p>88.5028571428571</text:p>
              </table:table-cell>
              <table:table-cell office:value-type="float" office:value="192.506351266929">
                <text:p>192.506351266929</text:p>
              </table:table-cell>
              <table:table-cell office:value-type="float" office:value="90.4387004127029">
                <text:p>90.4387004127029</text:p>
              </table:table-cell>
              <table:table-cell office:value-type="float" office:value="44.7457101187842">
                <text:p>44.7457101187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0.5257142857143">
                <text:p>90.5257142857143</text:p>
              </table:table-cell>
              <table:table-cell office:value-type="float" office:value="195.119633076165">
                <text:p>195.119633076165</text:p>
              </table:table-cell>
              <table:table-cell office:value-type="float" office:value="92.5998725905561">
                <text:p>92.5998725905561</text:p>
              </table:table-cell>
              <table:table-cell office:value-type="float" office:value="46.3061730457662">
                <text:p>46.3061730457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97.749618158012">
                <text:p>197.749618158012</text:p>
              </table:table-cell>
              <table:table-cell office:value-type="float" office:value="94.7921976311297">
                <text:p>94.7921976311297</text:p>
              </table:table-cell>
              <table:table-cell office:value-type="float" office:value="47.9039736126605">
                <text:p>47.9039736126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4.64">
                <text:p>94.64</text:p>
              </table:table-cell>
              <table:table-cell office:value-type="float" office:value="200.396640588084">
                <text:p>200.396640588084</text:p>
              </table:table-cell>
              <table:table-cell office:value-type="float" office:value="97.0160875609175">
                <text:p>97.0160875609175</text:p>
              </table:table-cell>
              <table:table-cell office:value-type="float" office:value="49.5397078638054">
                <text:p>49.53970786380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6.7314285714286">
                <text:p>96.7314285714286</text:p>
              </table:table-cell>
              <table:table-cell office:value-type="float" office:value="203.061041024434">
                <text:p>203.061041024434</text:p>
              </table:table-cell>
              <table:table-cell office:value-type="float" office:value="99.2719715797132">
                <text:p>99.2719715797132</text:p>
              </table:table-cell>
              <table:table-cell office:value-type="float" office:value="51.2139865063889">
                <text:p>51.2139865063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8.8457142857143">
                <text:p>98.8457142857143</text:p>
              </table:table-cell>
              <table:table-cell office:value-type="float" office:value="205.743166897768">
                <text:p>205.743166897768</text:p>
              </table:table-cell>
              <table:table-cell office:value-type="float" office:value="101.560296726716">
                <text:p>101.560296726716</text:p>
              </table:table-cell>
              <table:table-cell office:value-type="float" office:value="52.9274358274969">
                <text:p>52.9274358274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0.982857142857">
                <text:p>100.982857142857</text:p>
              </table:table-cell>
              <table:table-cell office:value-type="float" office:value="208.443372607813">
                <text:p>208.443372607813</text:p>
              </table:table-cell>
              <table:table-cell office:value-type="float" office:value="103.881528576726">
                <text:p>103.881528576726</text:p>
              </table:table-cell>
              <table:table-cell office:value-type="float" office:value="54.680698663506">
                <text:p>54.6806986635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3.142857142857">
                <text:p>103.142857142857</text:p>
              </table:table-cell>
              <table:table-cell office:value-type="float" office:value="211.162019726078">
                <text:p>211.162019726078</text:p>
              </table:table-cell>
              <table:table-cell office:value-type="float" office:value="106.236151968153">
                <text:p>106.236151968153</text:p>
              </table:table-cell>
              <table:table-cell office:value-type="float" office:value="56.4744354249273">
                <text:p>56.4744354249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5.325714285714">
                <text:p>105.325714285714</text:p>
              </table:table-cell>
              <table:table-cell office:value-type="float" office:value="213.899477205272">
                <text:p>213.899477205272</text:p>
              </table:table-cell>
              <table:table-cell office:value-type="float" office:value="108.624671764692">
                <text:p>108.624671764692</text:p>
              </table:table-cell>
              <table:table-cell office:value-type="float" office:value="58.3093251800307">
                <text:p>58.3093251800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7.531428571429">
                <text:p>107.531428571429</text:p>
              </table:table-cell>
              <table:table-cell office:value-type="float" office:value="216.656121595633">
                <text:p>216.656121595633</text:p>
              </table:table-cell>
              <table:table-cell office:value-type="float" office:value="111.047613652621">
                <text:p>111.047613652621</text:p>
              </table:table-cell>
              <table:table-cell office:value-type="float" office:value="60.1860668008234">
                <text:p>60.18606680082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9.76">
                <text:p>109.76</text:p>
              </table:table-cell>
              <table:table-cell office:value-type="float" office:value="219.432337268444">
                <text:p>219.432337268444</text:p>
              </table:table-cell>
              <table:table-cell office:value-type="float" office:value="113.50552497582">
                <text:p>113.50552497582</text:p>
              </table:table-cell>
              <table:table-cell office:value-type="float" office:value="62.1053801752227">
                <text:p>62.1053801752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2.011428571429">
                <text:p>112.011428571429</text:p>
              </table:table-cell>
              <table:table-cell office:value-type="float" office:value="222.228516647044">
                <text:p>222.228516647044</text:p>
              </table:table-cell>
              <table:table-cell office:value-type="float" office:value="115.998975610741">
                <text:p>115.998975610741</text:p>
              </table:table-cell>
              <table:table-cell office:value-type="float" office:value="64.0680074895466">
                <text:p>64.06800748954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225.045060445599">
                <text:p>225.045060445599</text:p>
              </table:table-cell>
              <table:table-cell office:value-type="float" office:value="118.528558883719">
                <text:p>118.528558883719</text:p>
              </table:table-cell>
              <table:table-cell office:value-type="float" office:value="66.0747145857672">
                <text:p>66.0747145857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6.582857142857">
                <text:p>116.582857142857</text:p>
              </table:table-cell>
              <table:table-cell office:value-type="float" office:value="227.882377915994">
                <text:p>227.882377915994</text:p>
              </table:table-cell>
              <table:table-cell office:value-type="float" office:value="121.094892533165">
                <text:p>121.094892533165</text:p>
              </table:table-cell>
              <table:table-cell office:value-type="float" office:value="68.1262923983068">
                <text:p>68.12629239830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8.902857142857">
                <text:p>118.902857142857</text:p>
              </table:table-cell>
              <table:table-cell office:value-type="float" office:value="230.740887103136">
                <text:p>230.740887103136</text:p>
              </table:table-cell>
              <table:table-cell office:value-type="float" office:value="123.698619719369">
                <text:p>123.698619719369</text:p>
              </table:table-cell>
              <table:table-cell office:value-type="float" office:value="70.2235584755347">
                <text:p>70.223558475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1.245714285714">
                <text:p>121.245714285714</text:p>
              </table:table-cell>
              <table:table-cell office:value-type="float" office:value="233.621015109042">
                <text:p>233.621015109042</text:p>
              </table:table-cell>
              <table:table-cell office:value-type="float" office:value="126.340410084802">
                <text:p>126.340410084802</text:p>
              </table:table-cell>
              <table:table-cell office:value-type="float" office:value="72.3673585915305">
                <text:p>72.3673585915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3.611428571429">
                <text:p>123.611428571429</text:p>
              </table:table-cell>
              <table:table-cell office:value-type="float" office:value="236.523198366056">
                <text:p>236.523198366056</text:p>
              </table:table-cell>
              <table:table-cell office:value-type="float" office:value="129.020960868054">
                <text:p>129.020960868054</text:p>
              </table:table-cell>
              <table:table-cell office:value-type="float" office:value="74.5585684541198">
                <text:p>74.5585684541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6">
                <text:p>126</text:p>
              </table:table-cell>
              <table:table-cell office:value-type="float" office:value="239.447882919592">
                <text:p>239.447882919592</text:p>
              </table:table-cell>
              <table:table-cell office:value-type="float" office:value="131.740998074709">
                <text:p>131.740998074709</text:p>
              </table:table-cell>
              <table:table-cell office:value-type="float" office:value="76.7980955156818">
                <text:p>76.7980955156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8.411428571429">
                <text:p>128.411428571429</text:p>
              </table:table-cell>
              <table:table-cell office:value-type="float" office:value="242.395524720774">
                <text:p>242.395524720774</text:p>
              </table:table-cell>
              <table:table-cell office:value-type="float" office:value="134.501277708734">
                <text:p>134.501277708734</text:p>
              </table:table-cell>
              <table:table-cell office:value-type="float" office:value="79.0868808937561">
                <text:p>79.0868808937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30.845714285714">
                <text:p>130.845714285714</text:p>
              </table:table-cell>
              <table:table-cell office:value-type="float" office:value="245.366589929416">
                <text:p>245.366589929416</text:p>
              </table:table-cell>
              <table:table-cell office:value-type="float" office:value="137.302587068189">
                <text:p>137.302587068189</text:p>
              </table:table-cell>
              <table:table-cell office:value-type="float" office:value="81.4259014090582">
                <text:p>81.4259014090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33.302857142857">
                <text:p>133.302857142857</text:p>
              </table:table-cell>
              <table:table-cell office:value-type="float" office:value="248.361555227762">
                <text:p>248.361555227762</text:p>
              </table:table-cell>
              <table:table-cell office:value-type="float" office:value="140.145746109356">
                <text:p>140.145746109356</text:p>
              </table:table-cell>
              <table:table-cell office:value-type="float" office:value="83.8161717491572">
                <text:p>83.8161717491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5.782857142857">
                <text:p>135.782857142857</text:p>
              </table:table-cell>
              <table:table-cell office:value-type="float" office:value="251.380908145442">
                <text:p>251.380908145442</text:p>
              </table:table-cell>
              <table:table-cell office:value-type="float" office:value="143.031608883665">
                <text:p>143.031608883665</text:p>
              </table:table-cell>
              <table:table-cell office:value-type="float" office:value="86.258746766761">
                <text:p>86.2587467667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8.285714285714">
                <text:p>138.285714285714</text:p>
              </table:table-cell>
              <table:table-cell office:value-type="float" office:value="254.425147396132">
                <text:p>254.425147396132</text:p>
              </table:table-cell>
              <table:table-cell office:value-type="float" office:value="145.961065052131">
                <text:p>145.961065052131</text:p>
              </table:table-cell>
              <table:table-cell office:value-type="float" office:value="88.7547239223304">
                <text:p>88.75472392233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0.811428571429">
                <text:p>140.811428571429</text:p>
              </table:table-cell>
              <table:table-cell office:value-type="float" office:value="257.494783226408">
                <text:p>257.494783226408</text:p>
              </table:table-cell>
              <table:table-cell office:value-type="float" office:value="148.935041482342">
                <text:p>148.935041482342</text:p>
              </table:table-cell>
              <table:table-cell office:value-type="float" office:value="91.305245881583">
                <text:p>91.305245881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43.36">
                <text:p>143.36</text:p>
              </table:table-cell>
              <table:table-cell office:value-type="float" office:value="260.590337777337">
                <text:p>260.590337777337</text:p>
              </table:table-cell>
              <table:table-cell office:value-type="float" office:value="151.95450393345">
                <text:p>151.95450393345</text:p>
              </table:table-cell>
              <table:table-cell office:value-type="float" office:value="93.9115032793752">
                <text:p>93.9115032793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45.931428571429">
                <text:p>145.931428571429</text:p>
              </table:table-cell>
              <table:table-cell office:value-type="float" office:value="263.712345459334">
                <text:p>263.712345459334</text:p>
              </table:table-cell>
              <table:table-cell office:value-type="float" office:value="155.020458834986">
                <text:p>155.020458834986</text:p>
              </table:table-cell>
              <table:table-cell office:value-type="float" office:value="96.5747376624737">
                <text:p>96.574737662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48.525714285714">
                <text:p>148.525714285714</text:p>
              </table:table-cell>
              <table:table-cell office:value-type="float" office:value="266.861353340887">
                <text:p>266.861353340887</text:p>
              </table:table-cell>
              <table:table-cell office:value-type="float" office:value="158.133955165782">
                <text:p>158.133955165782</text:p>
              </table:table-cell>
              <table:table-cell office:value-type="float" office:value="99.2962446248509">
                <text:p>99.2962446248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51.142857142857">
                <text:p>151.142857142857</text:p>
              </table:table-cell>
              <table:table-cell office:value-type="float" office:value="270.037921551751">
                <text:p>270.037921551751</text:p>
              </table:table-cell>
              <table:table-cell office:value-type="float" office:value="161.296086439776">
                <text:p>161.296086439776</text:p>
              </table:table-cell>
              <table:table-cell office:value-type="float" office:value="102.077377150376">
                <text:p>102.0773771503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53.782857142857">
                <text:p>153.782857142857</text:p>
              </table:table-cell>
              <table:table-cell office:value-type="float" office:value="273.242623701243">
                <text:p>273.242623701243</text:p>
              </table:table-cell>
              <table:table-cell office:value-type="float" office:value="164.507992805966">
                <text:p>164.507992805966</text:p>
              </table:table-cell>
              <table:table-cell office:value-type="float" office:value="104.919549179143">
                <text:p>104.919549179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56.445714285714">
                <text:p>156.445714285714</text:p>
              </table:table-cell>
              <table:table-cell office:value-type="float" office:value="276.476047312322">
                <text:p>276.476047312322</text:p>
              </table:table-cell>
              <table:table-cell office:value-type="float" office:value="167.770863270382">
                <text:p>167.770863270382</text:p>
              </table:table-cell>
              <table:table-cell office:value-type="float" office:value="107.824239415192">
                <text:p>107.824239415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59.131428571429">
                <text:p>159.131428571429</text:p>
              </table:table-cell>
              <table:table-cell office:value-type="float" office:value="279.738794272153">
                <text:p>279.738794272153</text:p>
              </table:table-cell>
              <table:table-cell office:value-type="float" office:value="171.08593804855">
                <text:p>171.08593804855</text:p>
              </table:table-cell>
              <table:table-cell office:value-type="float" office:value="110.792995395029">
                <text:p>110.7929953950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61.84">
                <text:p>161.84</text:p>
              </table:table-cell>
              <table:table-cell office:value-type="float" office:value="283.031481299898">
                <text:p>283.031481299898</text:p>
              </table:table-cell>
              <table:table-cell office:value-type="float" office:value="174.454511057582">
                <text:p>174.454511057582</text:p>
              </table:table-cell>
              <table:table-cell office:value-type="float" office:value="113.82743783824">
                <text:p>113.82743783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64.571428571429">
                <text:p>164.571428571429</text:p>
              </table:table-cell>
              <table:table-cell office:value-type="float" office:value="286.354740432514">
                <text:p>286.354740432514</text:p>
              </table:table-cell>
              <table:table-cell office:value-type="float" office:value="177.877932557792">
                <text:p>177.877932557792</text:p>
              </table:table-cell>
              <table:table-cell office:value-type="float" office:value="116.929265303492">
                <text:p>116.9292653034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67.325714285714">
                <text:p>167.325714285714</text:p>
              </table:table-cell>
              <table:table-cell office:value-type="float" office:value="289.709219529388">
                <text:p>289.709219529388</text:p>
              </table:table-cell>
              <table:table-cell office:value-type="float" office:value="181.357611954529">
                <text:p>181.357611954529</text:p>
              </table:table-cell>
              <table:table-cell office:value-type="float" office:value="120.10025917553">
                <text:p>120.10025917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70.102857142857">
                <text:p>170.102857142857</text:p>
              </table:table-cell>
              <table:table-cell office:value-type="float" office:value="293.095582796653">
                <text:p>293.095582796653</text:p>
              </table:table-cell>
              <table:table-cell office:value-type="float" office:value="184.895020771765">
                <text:p>184.895020771765</text:p>
              </table:table-cell>
              <table:table-cell office:value-type="float" office:value="123.342289011278">
                <text:p>123.3422890112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2.902857142857">
                <text:p>172.902857142857</text:p>
              </table:table-cell>
              <table:table-cell office:value-type="float" office:value="296.514511332117">
                <text:p>296.514511332117</text:p>
              </table:table-cell>
              <table:table-cell office:value-type="float" office:value="188.491695810008">
                <text:p>188.491695810008</text:p>
              </table:table-cell>
              <table:table-cell office:value-type="float" office:value="126.657318275971">
                <text:p>126.6573182759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75.725714285714">
                <text:p>175.725714285714</text:p>
              </table:table-cell>
              <table:table-cell office:value-type="float" office:value="299.966703691752">
                <text:p>299.966703691752</text:p>
              </table:table-cell>
              <table:table-cell office:value-type="float" office:value="192.149242502069">
                <text:p>192.149242502069</text:p>
              </table:table-cell>
              <table:table-cell office:value-type="float" office:value="130.047410503369">
                <text:p>130.0474105033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8.571428571429">
                <text:p>178.571428571429</text:p>
              </table:table-cell>
              <table:table-cell office:value-type="float" office:value="303.452876478746">
                <text:p>303.452876478746</text:p>
              </table:table-cell>
              <table:table-cell office:value-type="float" office:value="195.869338481443">
                <text:p>195.869338481443</text:p>
              </table:table-cell>
              <table:table-cell office:value-type="float" office:value="133.514735917582">
                <text:p>133.5147359175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1.44">
                <text:p>181.44</text:p>
              </table:table-cell>
              <table:table-cell office:value-type="float" office:value="306.973764956192">
                <text:p>306.973764956192</text:p>
              </table:table-cell>
              <table:table-cell office:value-type="float" office:value="199.653737379275">
                <text:p>199.653737379275</text:p>
              </table:table-cell>
              <table:table-cell office:value-type="float" office:value="137.061578557939">
                <text:p>137.0615785579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4.331428571429">
                <text:p>184.331428571429</text:p>
              </table:table-cell>
              <table:table-cell office:value-type="float" office:value="310.53012368453">
                <text:p>310.53012368453</text:p>
              </table:table-cell>
              <table:table-cell office:value-type="float" office:value="203.504272867286">
                <text:p>203.504272867286</text:p>
              </table:table-cell>
              <table:table-cell office:value-type="float" office:value="140.69034395267">
                <text:p>140.69034395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7.245714285714">
                <text:p>187.245714285714</text:p>
              </table:table-cell>
              <table:table-cell office:value-type="float" office:value="314.122727184923">
                <text:p>314.122727184923</text:p>
              </table:table-cell>
              <table:table-cell office:value-type="float" office:value="207.422862965545">
                <text:p>207.422862965545</text:p>
              </table:table-cell>
              <table:table-cell office:value-type="float" office:value="144.403567392044">
                <text:p>144.403567392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90.182857142857">
                <text:p>190.182857142857</text:p>
              </table:table-cell>
              <table:table-cell office:value-type="float" office:value="317.752370629809">
                <text:p>317.752370629809</text:p>
              </table:table-cell>
              <table:table-cell office:value-type="float" office:value="211.411514635662">
                <text:p>211.411514635662</text:p>
              </table:table-cell>
              <table:table-cell office:value-type="float" office:value="148.203922857061">
                <text:p>148.203922857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3.142857142857">
                <text:p>193.142857142857</text:p>
              </table:table-cell>
              <table:table-cell office:value-type="float" office:value="321.419870561954">
                <text:p>321.419870561954</text:p>
              </table:table-cell>
              <table:table-cell office:value-type="float" office:value="215.47232868179">
                <text:p>215.47232868179</text:p>
              </table:table-cell>
              <table:table-cell office:value-type="float" office:value="152.09423266593">
                <text:p>152.094232665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96.125714285714">
                <text:p>196.125714285714</text:p>
              </table:table-cell>
              <table:table-cell office:value-type="float" office:value="325.126065643383">
                <text:p>325.126065643383</text:p>
              </table:table-cell>
              <table:table-cell office:value-type="float" office:value="219.607504983882">
                <text:p>219.607504983882</text:p>
              </table:table-cell>
              <table:table-cell office:value-type="float" office:value="156.077477907424">
                <text:p>156.0774779074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9.131428571429">
                <text:p>199.131428571429</text:p>
              </table:table-cell>
              <table:table-cell office:value-type="float" office:value="328.871817435663">
                <text:p>328.871817435663</text:p>
              </table:table-cell>
              <table:table-cell office:value-type="float" office:value="223.819348089862">
                <text:p>223.819348089862</text:p>
              </table:table-cell>
              <table:table-cell office:value-type="float" office:value="160.156809738">
                <text:p>160.156809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2.16">
                <text:p>202.16</text:p>
              </table:table-cell>
              <table:table-cell office:value-type="float" office:value="332.658011213081">
                <text:p>332.658011213081</text:p>
              </table:table-cell>
              <table:table-cell office:value-type="float" office:value="228.110273195847">
                <text:p>228.110273195847</text:p>
              </table:table-cell>
              <table:table-cell office:value-type="float" office:value="164.335561628277">
                <text:p>164.335561628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05.211428571429">
                <text:p>205.211428571429</text:p>
              </table:table-cell>
              <table:table-cell office:value-type="float" office:value="336.485556810356">
                <text:p>336.485556810356</text:p>
              </table:table-cell>
              <table:table-cell office:value-type="float" office:value="232.482812546293">
                <text:p>232.482812546293</text:p>
              </table:table-cell>
              <table:table-cell office:value-type="float" office:value="168.617262654362">
                <text:p>168.6172626543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08.285714285714">
                <text:p>208.285714285714</text:p>
              </table:table-cell>
              <table:table-cell office:value-type="float" office:value="340.355389506611">
                <text:p>340.355389506611</text:p>
              </table:table-cell>
              <table:table-cell office:value-type="float" office:value="236.939622288955">
                <text:p>236.939622288955</text:p>
              </table:table-cell>
              <table:table-cell office:value-type="float" office:value="173.005651940698">
                <text:p>173.0056519406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11.382857142857">
                <text:p>211.382857142857</text:p>
              </table:table-cell>
              <table:table-cell office:value-type="float" office:value="344.26847094744">
                <text:p>344.26847094744</text:p>
              </table:table-cell>
              <table:table-cell office:value-type="float" office:value="241.483489822893">
                <text:p>241.483489822893</text:p>
              </table:table-cell>
              <table:table-cell office:value-type="float" office:value="177.504694373754">
                <text:p>177.504694373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4.502857142857">
                <text:p>214.502857142857</text:p>
              </table:table-cell>
              <table:table-cell office:value-type="float" office:value="348.225790107001">
                <text:p>348.225790107001</text:p>
              </table:table-cell>
              <table:table-cell office:value-type="float" office:value="246.117341681478">
                <text:p>246.117341681478</text:p>
              </table:table-cell>
              <table:table-cell office:value-type="float" office:value="182.118597720286">
                <text:p>182.118597720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7.645714285714">
                <text:p>217.645714285714</text:p>
              </table:table-cell>
              <table:table-cell office:value-type="float" office:value="350">
                <text:p>350</text:p>
              </table:table-cell>
              <table:table-cell office:value-type="float" office:value="250.844251996484">
                <text:p>250.844251996484</text:p>
              </table:table-cell>
              <table:table-cell office:value-type="float" office:value="186.851831300235">
                <text:p>186.8518313002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20.811428571429">
                <text:p>220.811428571429</text:p>
              </table:table-cell>
              <table:table-cell office:value-type="float" office:value="350">
                <text:p>350</text:p>
              </table:table-cell>
              <table:table-cell office:value-type="float" office:value="255.667451593913">
                <text:p>255.667451593913</text:p>
              </table:table-cell>
              <table:table-cell office:value-type="float" office:value="191.70914638301">
                <text:p>191.70914638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  <table:table-cell office:value-type="float" office:value="350">
                <text:p>350</text:p>
              </table:table-cell>
              <table:table-cell office:value-type="float" office:value="260.590337777337">
                <text:p>260.590337777337</text:p>
              </table:table-cell>
              <table:table-cell office:value-type="float" office:value="196.695598497159">
                <text:p>196.6955984971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27.211428571429">
                <text:p>227.211428571429</text:p>
              </table:table-cell>
              <table:table-cell office:value-type="float" office:value="350">
                <text:p>350</text:p>
              </table:table-cell>
              <table:table-cell office:value-type="float" office:value="265.616484860224">
                <text:p>265.616484860224</text:p>
              </table:table-cell>
              <table:table-cell office:value-type="float" office:value="201.816571867811">
                <text:p>201.816571867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30.445714285714">
                <text:p>230.445714285714</text:p>
              </table:table-cell>
              <table:table-cell office:value-type="float" office:value="350">
                <text:p>350</text:p>
              </table:table-cell>
              <table:table-cell office:value-type="float" office:value="270.749655515058">
                <text:p>270.749655515058</text:p>
              </table:table-cell>
              <table:table-cell office:value-type="float" office:value="207.077806224221">
                <text:p>207.0778062242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33.702857142857">
                <text:p>233.702857142857</text:p>
              </table:table-cell>
              <table:table-cell office:value-type="float" office:value="350">
                <text:p>350</text:p>
              </table:table-cell>
              <table:table-cell office:value-type="float" office:value="275.9938130142">
                <text:p>275.9938130142</text:p>
              </table:table-cell>
              <table:table-cell office:value-type="float" office:value="212.485426251791">
                <text:p>212.485426251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36.982857142857">
                <text:p>236.982857142857</text:p>
              </table:table-cell>
              <table:table-cell office:value-type="float" office:value="350">
                <text:p>350</text:p>
              </table:table-cell>
              <table:table-cell office:value-type="float" office:value="281.35313444536">
                <text:p>281.35313444536</text:p>
              </table:table-cell>
              <table:table-cell office:value-type="float" office:value="218.045973999938">
                <text:p>218.045973999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40.285714285714">
                <text:p>240.285714285714</text:p>
              </table:table-cell>
              <table:table-cell office:value-type="float" office:value="350">
                <text:p>350</text:p>
              </table:table-cell>
              <table:table-cell office:value-type="float" office:value="286.832024993495">
                <text:p>286.832024993495</text:p>
              </table:table-cell>
              <table:table-cell office:value-type="float" office:value="223.766444599789">
                <text:p>223.7664445997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43.611428571429">
                <text:p>243.611428571429</text:p>
              </table:table-cell>
              <table:table-cell office:value-type="float" office:value="350">
                <text:p>350</text:p>
              </table:table-cell>
              <table:table-cell office:value-type="float" office:value="292.435133390944">
                <text:p>292.435133390944</text:p>
              </table:table-cell>
              <table:table-cell office:value-type="float" office:value="229.654325694997">
                <text:p>229.6543256949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46.96">
                <text:p>246.96</text:p>
              </table:table-cell>
              <table:table-cell office:value-type="float" office:value="350">
                <text:p>350</text:p>
              </table:table-cell>
              <table:table-cell office:value-type="float" office:value="298.167368648882">
                <text:p>298.167368648882</text:p>
              </table:table-cell>
              <table:table-cell office:value-type="float" office:value="235.717641046191">
                <text:p>235.717641046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50.331428571429">
                <text:p>250.331428571429</text:p>
              </table:table-cell>
              <table:table-cell office:value-type="float" office:value="350">
                <text:p>350</text:p>
              </table:table-cell>
              <table:table-cell office:value-type="float" office:value="304.033918195852">
                <text:p>304.033918195852</text:p>
              </table:table-cell>
              <table:table-cell office:value-type="float" office:value="241.964998835982">
                <text:p>241.964998835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53.725714285714">
                <text:p>253.725714285714</text:p>
              </table:table-cell>
              <table:table-cell office:value-type="float" office:value="350">
                <text:p>350</text:p>
              </table:table-cell>
              <table:table-cell office:value-type="float" office:value="310.040267563426">
                <text:p>310.040267563426</text:p>
              </table:table-cell>
              <table:table-cell office:value-type="float" office:value="248.405645278964">
                <text:p>248.405645278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57.142857142857">
                <text:p>257.142857142857</text:p>
              </table:table-cell>
              <table:table-cell office:value-type="float" office:value="350">
                <text:p>350</text:p>
              </table:table-cell>
              <table:table-cell office:value-type="float" office:value="316.192221775227">
                <text:p>316.192221775227</text:p>
              </table:table-cell>
              <table:table-cell office:value-type="float" office:value="255.049524231601">
                <text:p>255.04952423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60.582857142857">
                <text:p>260.582857142857</text:p>
              </table:table-cell>
              <table:table-cell office:value-type="float" office:value="350">
                <text:p>350</text:p>
              </table:table-cell>
              <table:table-cell office:value-type="float" office:value="322.495928613819">
                <text:p>322.495928613819</text:p>
              </table:table-cell>
              <table:table-cell office:value-type="float" office:value="261.907343602951">
                <text:p>261.907343602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4.045714285714">
                <text:p>264.045714285714</text:p>
              </table:table-cell>
              <table:table-cell office:value-type="float" office:value="350">
                <text:p>350</text:p>
              </table:table-cell>
              <table:table-cell office:value-type="float" office:value="328.957903960695">
                <text:p>328.957903960695</text:p>
              </table:table-cell>
              <table:table-cell office:value-type="float" office:value="268.990649491765">
                <text:p>268.990649491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67.531428571429">
                <text:p>267.531428571429</text:p>
              </table:table-cell>
              <table:table-cell office:value-type="float" office:value="350">
                <text:p>350</text:p>
              </table:table-cell>
              <table:table-cell office:value-type="float" office:value="335.585059428166">
                <text:p>335.585059428166</text:p>
              </table:table-cell>
              <table:table-cell office:value-type="float" office:value="276.311909122314">
                <text:p>276.311909122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71.04">
                <text:p>271.04</text:p>
              </table:table-cell>
              <table:table-cell office:value-type="float" office:value="350">
                <text:p>350</text:p>
              </table:table-cell>
              <table:table-cell office:value-type="float" office:value="342.38473252871">
                <text:p>342.38473252871</text:p>
              </table:table-cell>
              <table:table-cell office:value-type="float" office:value="283.884603824846">
                <text:p>283.8846038248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74.571428571429">
                <text:p>274.571428571429</text:p>
              </table:table-cell>
              <table:table-cell office:value-type="float" office:value="350">
                <text:p>350</text:p>
              </table:table-cell>
              <table:table-cell office:value-type="float" office:value="349.364719657916">
                <text:p>349.364719657916</text:p>
              </table:table-cell>
              <table:table-cell office:value-type="float" office:value="291.723333512406">
                <text:p>291.7233335124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78.125714285714">
                <text:p>278.12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99.84393435057">
                <text:p>299.843934350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81.702857142857">
                <text:p>281.70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08.263611609">
                <text:p>308.2636116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85.302857142857">
                <text:p>285.30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17.001090033915">
                <text:p>317.0010900339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88.925714285714">
                <text:p>288.92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26.076784501786">
                <text:p>326.0767845017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92.571428571429">
                <text:p>292.57142857142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35.512994222972">
                <text:p>335.5129942229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96.24">
                <text:p>296.2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45.334124380349">
                <text:p>345.334124380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99.931428571429">
                <text:p>299.93142857142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03.645714285714">
                <text:p>303.64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07.382857142857">
                <text:p>307.38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11.142857142857">
                <text:p>311.14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14.925714285714">
                <text:p>314.92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18.731428571429">
                <text:p>318.73142857142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22.56">
                <text:p>322.56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26.411428571429">
                <text:p>326.41142857142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30.285714285714">
                <text:p>330.28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34.182857142857">
                <text:p>334.18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38.102857142857">
                <text:p>338.10285714285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2.045714285714">
                <text:p>342.045714285714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6.011428571429">
                <text:p>346.01142857142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